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List_20_Paragraph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a9563" officeooo:paragraph-rsid="003a9563" style:font-name-asian="Roboto1" style:font-size-asian="14pt" style:font-weight-asian="bold" style:font-name-complex="Roboto1" style:font-size-complex="14pt" style:font-weight-complex="bold"/>
    </style:style>
    <style:style style:name="P2" style:family="paragraph" style:parent-style-name="List_20_Paragraph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a0495" officeooo:paragraph-rsid="004db266" style:font-name-asian="Roboto1" style:font-size-asian="14pt" style:font-weight-asian="bold" style:font-name-complex="Roboto1" style:font-size-complex="14pt" style:font-weight-complex="bold"/>
    </style:style>
    <style:style style:name="P3" style:family="paragraph" style:parent-style-name="List_20_Paragraph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1ed7c" officeooo:paragraph-rsid="0051b8a4" style:font-name-asian="Roboto1" style:font-size-asian="14pt" style:font-weight-asian="bold" style:font-name-complex="Roboto1" style:font-size-complex="14pt" style:font-weight-complex="bold"/>
    </style:style>
    <style:style style:name="P4" style:family="paragraph" style:parent-style-name="List_20_Paragraph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ac1a" officeooo:paragraph-rsid="00ab01a5" style:font-name-asian="Roboto1" style:font-size-asian="14pt" style:font-weight-asian="bold" style:font-name-complex="Roboto1" style:font-size-complex="14pt" style:font-weight-complex="bold"/>
    </style:style>
    <style:style style:name="P5" style:family="paragraph" style:parent-style-name="Standard">
      <style:paragraph-properties fo:margin-top="0cm" fo:margin-bottom="0.353cm" style:contextual-spacing="false"/>
      <style:text-properties fo:color="#000000" loext:opacity="100%" style:font-name="Roboto" fo:font-size="14pt" fo:language="en" fo:country="US" fo:font-weight="bold" officeooo:rsid="00c74cd8" officeooo:paragraph-rsid="00c74cd8" style:font-name-asian="Roboto1" style:font-size-asian="14pt" style:font-weight-asian="bold" style:font-name-complex="Roboto1" style:font-size-complex="14pt" style:font-weight-complex="bold"/>
    </style:style>
    <style:style style:name="P6" style:family="paragraph" style:parent-style-name="Standard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ce2128" officeooo:paragraph-rsid="00ce2128" style:font-name-asian="Roboto1" style:font-size-asian="16pt" style:font-weight-asian="bold" style:font-name-complex="Roboto1" style:font-size-complex="14pt" style:font-weight-complex="bold"/>
    </style:style>
    <style:style style:name="P7" style:family="paragraph" style:parent-style-name="Standard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69ed4" officeooo:paragraph-rsid="00d69ed4" style:font-name-asian="Roboto1" style:font-size-asian="16pt" style:font-weight-asian="bold" style:font-name-complex="Roboto1" style:font-size-complex="14pt" style:font-weight-complex="bold"/>
    </style:style>
    <style:style style:name="P8" style:family="paragraph" style:parent-style-name="Standard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bc5ec" officeooo:paragraph-rsid="00dbc5ec" style:font-name-asian="Roboto1" style:font-size-asian="16pt" style:font-weight-asian="bold" style:font-name-complex="Roboto1" style:font-size-complex="14pt" style:font-weight-complex="bold"/>
    </style:style>
    <style:style style:name="P9" style:family="paragraph" style:parent-style-name="Standard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3e4c65" officeooo:paragraph-rsid="013e4c65" style:font-name-asian="Roboto1" style:font-size-asian="16pt" style:font-weight-asian="bold" style:font-name-complex="Roboto1" style:font-size-complex="14pt" style:font-weight-complex="bold"/>
    </style:style>
    <style:style style:name="P10" style:family="paragraph" style:parent-style-name="Standard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413e15" officeooo:paragraph-rsid="01413e15" style:font-name-asian="Roboto1" style:font-size-asian="16pt" style:font-weight-asian="bold" style:font-name-complex="Roboto1" style:font-size-complex="14pt" style:font-weight-complex="bold"/>
    </style:style>
    <style:style style:name="P11" style:family="paragraph" style:parent-style-name="Standard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a8af87" officeooo:paragraph-rsid="01a8af87" style:font-name-asian="Roboto1" style:font-size-asian="16pt" style:font-weight-asian="bold" style:font-name-complex="Roboto1" style:font-size-complex="14pt" style:font-weight-complex="bold"/>
    </style:style>
    <style:style style:name="P12" style:family="paragraph" style:parent-style-name="Standard">
      <style:paragraph-properties fo:margin-top="0cm" fo:margin-bottom="0.353cm" style:contextual-spacing="false"/>
      <style:text-properties fo:font-size="14pt" fo:language="en" fo:country="US" fo:font-weight="bold" officeooo:rsid="00150cd4" officeooo:paragraph-rsid="003c2250" style:font-size-asian="14pt" style:font-weight-asian="bold"/>
    </style:style>
    <style:style style:name="P13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a97d3d" officeooo:paragraph-rsid="00ba66c2" style:font-name-asian="Roboto1" style:font-size-asian="14pt" style:font-weight-asian="bold" style:font-name-complex="Roboto1" style:font-size-complex="14pt" style:font-weight-complex="bold"/>
    </style:style>
    <style:style style:name="P14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788e52" officeooo:paragraph-rsid="00840731" style:font-name-asian="Roboto1" style:font-size-asian="14pt" style:font-weight-asian="bold" style:font-name-complex="Roboto1" style:font-size-complex="14pt" style:font-weight-complex="bold"/>
    </style:style>
    <style:style style:name="P15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9b82a9" officeooo:paragraph-rsid="00a23787" style:font-name-asian="Roboto1" style:font-size-asian="14pt" style:font-weight-asian="bold" style:font-name-complex="Roboto1" style:font-size-complex="14pt" style:font-weight-complex="bold"/>
    </style:style>
    <style:style style:name="P16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94891d" officeooo:paragraph-rsid="009ce699" style:font-name-asian="Roboto1" style:font-size-asian="14pt" style:font-weight-asian="bold" style:font-name-complex="Roboto1" style:font-size-complex="14pt" style:font-weight-complex="bold"/>
    </style:style>
    <style:style style:name="P17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837629" officeooo:paragraph-rsid="008de9de" style:font-name-asian="Roboto1" style:font-size-asian="14pt" style:font-weight-asian="bold" style:font-name-complex="Roboto1" style:font-size-complex="14pt" style:font-weight-complex="bold"/>
    </style:style>
    <style:style style:name="P18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730611" officeooo:paragraph-rsid="007b27dd" style:font-name-asian="Roboto1" style:font-size-asian="14pt" style:font-weight-asian="bold" style:font-name-complex="Roboto1" style:font-size-complex="14pt" style:font-weight-complex="bold"/>
    </style:style>
    <style:style style:name="P19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6d5abe" officeooo:paragraph-rsid="007627cb" style:font-name-asian="Roboto1" style:font-size-asian="14pt" style:font-weight-asian="bold" style:font-name-complex="Roboto1" style:font-size-complex="14pt" style:font-weight-complex="bold"/>
    </style:style>
    <style:style style:name="P20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654a86" officeooo:paragraph-rsid="006ac6ca" style:font-name-asian="Roboto1" style:font-size-asian="14pt" style:font-weight-asian="bold" style:font-name-complex="Roboto1" style:font-size-complex="14pt" style:font-weight-complex="bold"/>
    </style:style>
    <style:style style:name="P21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5f633f" officeooo:paragraph-rsid="00658f1a" style:font-name-asian="Roboto1" style:font-size-asian="14pt" style:font-weight-asian="bold" style:font-name-complex="Roboto1" style:font-size-complex="14pt" style:font-weight-complex="bold"/>
    </style:style>
    <style:style style:name="P22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5bb155" officeooo:paragraph-rsid="005fb611" style:font-name-asian="Roboto1" style:font-size-asian="14pt" style:font-weight-asian="bold" style:font-name-complex="Roboto1" style:font-size-complex="14pt" style:font-weight-complex="bold"/>
    </style:style>
    <style:style style:name="P23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56c0af" officeooo:paragraph-rsid="00567894" style:font-name-asian="Roboto1" style:font-size-asian="14pt" style:font-weight-asian="bold" style:font-name-complex="Roboto1" style:font-size-complex="14pt" style:font-weight-complex="bold"/>
    </style:style>
    <style:style style:name="P24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3c3dc0" officeooo:paragraph-rsid="00406fe2" style:font-name-asian="Roboto1" style:font-size-asian="14pt" style:font-weight-asian="bold" style:font-name-complex="Roboto1" style:font-size-complex="14pt" style:font-weight-complex="bold"/>
    </style:style>
    <style:style style:name="P25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c1e431" officeooo:paragraph-rsid="00c1e431" style:font-name-asian="Roboto1" style:font-size-asian="14pt" style:font-weight-asian="bold" style:font-name-complex="Roboto1" style:font-size-complex="14pt" style:font-weight-complex="bold"/>
    </style:style>
    <style:style style:name="P26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bbd26a" style:font-name-asian="Roboto1" style:font-size-asian="16pt" style:font-weight-asian="bold" style:font-name-complex="Roboto1" style:font-size-complex="14pt" style:font-weight-complex="bold"/>
    </style:style>
    <style:style style:name="P27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c2e936" style:font-name-asian="Roboto1" style:font-size-asian="16pt" style:font-weight-asian="bold" style:font-name-complex="Roboto1" style:font-size-complex="14pt" style:font-weight-complex="bold"/>
    </style:style>
    <style:style style:name="P28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b5bf83" style:font-name-asian="Roboto1" style:font-size-asian="16pt" style:font-weight-asian="bold" style:font-name-complex="Roboto1" style:font-size-complex="14pt" style:font-weight-complex="bold"/>
    </style:style>
    <style:style style:name="P29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ad6a83" style:font-name-asian="Roboto1" style:font-size-asian="16pt" style:font-weight-asian="bold" style:font-name-complex="Roboto1" style:font-size-complex="14pt" style:font-weight-complex="bold"/>
    </style:style>
    <style:style style:name="P30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a5e14e" style:font-name-asian="Roboto1" style:font-size-asian="16pt" style:font-weight-asian="bold" style:font-name-complex="Roboto1" style:font-size-complex="14pt" style:font-weight-complex="bold"/>
    </style:style>
    <style:style style:name="P31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a0b935" style:font-name-asian="Roboto1" style:font-size-asian="16pt" style:font-weight-asian="bold" style:font-name-complex="Roboto1" style:font-size-complex="14pt" style:font-weight-complex="bold"/>
    </style:style>
    <style:style style:name="P32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91631e" style:font-name-asian="Roboto1" style:font-size-asian="16pt" style:font-weight-asian="bold" style:font-name-complex="Roboto1" style:font-size-complex="14pt" style:font-weight-complex="bold"/>
    </style:style>
    <style:style style:name="P33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876393" style:font-name-asian="Roboto1" style:font-size-asian="16pt" style:font-weight-asian="bold" style:font-name-complex="Roboto1" style:font-size-complex="14pt" style:font-weight-complex="bold"/>
    </style:style>
    <style:style style:name="P34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804a1e" style:font-name-asian="Roboto1" style:font-size-asian="16pt" style:font-weight-asian="bold" style:font-name-complex="Roboto1" style:font-size-complex="14pt" style:font-weight-complex="bold"/>
    </style:style>
    <style:style style:name="P35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77844d" style:font-name-asian="Roboto1" style:font-size-asian="16pt" style:font-weight-asian="bold" style:font-name-complex="Roboto1" style:font-size-complex="14pt" style:font-weight-complex="bold"/>
    </style:style>
    <style:style style:name="P36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6dfe16" style:font-name-asian="Roboto1" style:font-size-asian="16pt" style:font-weight-asian="bold" style:font-name-complex="Roboto1" style:font-size-complex="14pt" style:font-weight-complex="bold"/>
    </style:style>
    <style:style style:name="P37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689285" style:font-name-asian="Roboto1" style:font-size-asian="16pt" style:font-weight-asian="bold" style:font-name-complex="Roboto1" style:font-size-complex="14pt" style:font-weight-complex="bold"/>
    </style:style>
    <style:style style:name="P38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61dfa7" style:font-name-asian="Roboto1" style:font-size-asian="16pt" style:font-weight-asian="bold" style:font-name-complex="Roboto1" style:font-size-complex="14pt" style:font-weight-complex="bold"/>
    </style:style>
    <style:style style:name="P39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59769a" style:font-name-asian="Roboto1" style:font-size-asian="16pt" style:font-weight-asian="bold" style:font-name-complex="Roboto1" style:font-size-complex="14pt" style:font-weight-complex="bold"/>
    </style:style>
    <style:style style:name="P40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54073e" style:font-name-asian="Roboto1" style:font-size-asian="16pt" style:font-weight-asian="bold" style:font-name-complex="Roboto1" style:font-size-complex="14pt" style:font-weight-complex="bold"/>
    </style:style>
    <style:style style:name="P41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4e56ad" style:font-name-asian="Roboto1" style:font-size-asian="16pt" style:font-weight-asian="bold" style:font-name-complex="Roboto1" style:font-size-complex="14pt" style:font-weight-complex="bold"/>
    </style:style>
    <style:style style:name="P42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47d71f" style:font-name-asian="Roboto1" style:font-size-asian="16pt" style:font-weight-asian="bold" style:font-name-complex="Roboto1" style:font-size-complex="14pt" style:font-weight-complex="bold"/>
    </style:style>
    <style:style style:name="P43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42f0dc" style:font-name-asian="Roboto1" style:font-size-asian="16pt" style:font-weight-asian="bold" style:font-name-complex="Roboto1" style:font-size-complex="14pt" style:font-weight-complex="bold"/>
    </style:style>
    <style:style style:name="P44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3c2250" style:font-name-asian="Roboto1" style:font-size-asian="16pt" style:font-weight-asian="bold" style:font-name-complex="Roboto1" style:font-size-complex="14pt" style:font-weight-complex="bold"/>
    </style:style>
    <style:style style:name="P45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cb671d" style:font-name-asian="Roboto1" style:font-size-asian="16pt" style:font-weight-asian="bold" style:font-name-complex="Roboto1" style:font-size-complex="14pt" style:font-weight-complex="bold"/>
    </style:style>
    <style:style style:name="P46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d019c0" style:font-name-asian="Roboto1" style:font-size-asian="16pt" style:font-weight-asian="bold" style:font-name-complex="Roboto1" style:font-size-complex="14pt" style:font-weight-complex="bold"/>
    </style:style>
    <style:style style:name="P47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d9df58" style:font-name-asian="Roboto1" style:font-size-asian="16pt" style:font-weight-asian="bold" style:font-name-complex="Roboto1" style:font-size-complex="14pt" style:font-weight-complex="bold"/>
    </style:style>
    <style:style style:name="P48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dc8fd9" style:font-name-asian="Roboto1" style:font-size-asian="16pt" style:font-weight-asian="bold" style:font-name-complex="Roboto1" style:font-size-complex="14pt" style:font-weight-complex="bold"/>
    </style:style>
    <style:style style:name="P49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e19393" style:font-name-asian="Roboto1" style:font-size-asian="16pt" style:font-weight-asian="bold" style:font-name-complex="Roboto1" style:font-size-complex="14pt" style:font-weight-complex="bold"/>
    </style:style>
    <style:style style:name="P50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e73ce1" style:font-name-asian="Roboto1" style:font-size-asian="16pt" style:font-weight-asian="bold" style:font-name-complex="Roboto1" style:font-size-complex="14pt" style:font-weight-complex="bold"/>
    </style:style>
    <style:style style:name="P51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ecb693" style:font-name-asian="Roboto1" style:font-size-asian="16pt" style:font-weight-asian="bold" style:font-name-complex="Roboto1" style:font-size-complex="14pt" style:font-weight-complex="bold"/>
    </style:style>
    <style:style style:name="P52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f3750c" style:font-name-asian="Roboto1" style:font-size-asian="16pt" style:font-weight-asian="bold" style:font-name-complex="Roboto1" style:font-size-complex="14pt" style:font-weight-complex="bold"/>
    </style:style>
    <style:style style:name="P53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f63fa8" style:font-name-asian="Roboto1" style:font-size-asian="16pt" style:font-weight-asian="bold" style:font-name-complex="Roboto1" style:font-size-complex="14pt" style:font-weight-complex="bold"/>
    </style:style>
    <style:style style:name="P54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fde381" style:font-name-asian="Roboto1" style:font-size-asian="16pt" style:font-weight-asian="bold" style:font-name-complex="Roboto1" style:font-size-complex="14pt" style:font-weight-complex="bold"/>
    </style:style>
    <style:style style:name="P55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04db14" style:font-name-asian="Roboto1" style:font-size-asian="16pt" style:font-weight-asian="bold" style:font-name-complex="Roboto1" style:font-size-complex="14pt" style:font-weight-complex="bold"/>
    </style:style>
    <style:style style:name="P56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0b3fbc" style:font-name-asian="Roboto1" style:font-size-asian="16pt" style:font-weight-asian="bold" style:font-name-complex="Roboto1" style:font-size-complex="14pt" style:font-weight-complex="bold"/>
    </style:style>
    <style:style style:name="P57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0f83c0" style:font-name-asian="Roboto1" style:font-size-asian="16pt" style:font-weight-asian="bold" style:font-name-complex="Roboto1" style:font-size-complex="14pt" style:font-weight-complex="bold"/>
    </style:style>
    <style:style style:name="P58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1273f5" style:font-name-asian="Roboto1" style:font-size-asian="16pt" style:font-weight-asian="bold" style:font-name-complex="Roboto1" style:font-size-complex="14pt" style:font-weight-complex="bold"/>
    </style:style>
    <style:style style:name="P59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184b6a" style:font-name-asian="Roboto1" style:font-size-asian="16pt" style:font-weight-asian="bold" style:font-name-complex="Roboto1" style:font-size-complex="14pt" style:font-weight-complex="bold"/>
    </style:style>
    <style:style style:name="P60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1d8749" style:font-name-asian="Roboto1" style:font-size-asian="16pt" style:font-weight-asian="bold" style:font-name-complex="Roboto1" style:font-size-complex="14pt" style:font-weight-complex="bold"/>
    </style:style>
    <style:style style:name="P61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219c93" style:font-name-asian="Roboto1" style:font-size-asian="16pt" style:font-weight-asian="bold" style:font-name-complex="Roboto1" style:font-size-complex="14pt" style:font-weight-complex="bold"/>
    </style:style>
    <style:style style:name="P62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26c18e" style:font-name-asian="Roboto1" style:font-size-asian="16pt" style:font-weight-asian="bold" style:font-name-complex="Roboto1" style:font-size-complex="14pt" style:font-weight-complex="bold"/>
    </style:style>
    <style:style style:name="P63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2bec84" style:font-name-asian="Roboto1" style:font-size-asian="16pt" style:font-weight-asian="bold" style:font-name-complex="Roboto1" style:font-size-complex="14pt" style:font-weight-complex="bold"/>
    </style:style>
    <style:style style:name="P64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30df90" style:font-name-asian="Roboto1" style:font-size-asian="16pt" style:font-weight-asian="bold" style:font-name-complex="Roboto1" style:font-size-complex="14pt" style:font-weight-complex="bold"/>
    </style:style>
    <style:style style:name="P65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363f9f" style:font-name-asian="Roboto1" style:font-size-asian="16pt" style:font-weight-asian="bold" style:font-name-complex="Roboto1" style:font-size-complex="14pt" style:font-weight-complex="bold"/>
    </style:style>
    <style:style style:name="P66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3d43c0" style:font-name-asian="Roboto1" style:font-size-asian="16pt" style:font-weight-asian="bold" style:font-name-complex="Roboto1" style:font-size-complex="14pt" style:font-weight-complex="bold"/>
    </style:style>
    <style:style style:name="P67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3fa13e" style:font-name-asian="Roboto1" style:font-size-asian="16pt" style:font-weight-asian="bold" style:font-name-complex="Roboto1" style:font-size-complex="14pt" style:font-weight-complex="bold"/>
    </style:style>
    <style:style style:name="P68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46402b" style:font-name-asian="Roboto1" style:font-size-asian="16pt" style:font-weight-asian="bold" style:font-name-complex="Roboto1" style:font-size-complex="14pt" style:font-weight-complex="bold"/>
    </style:style>
    <style:style style:name="P69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4c699d" style:font-name-asian="Roboto1" style:font-size-asian="16pt" style:font-weight-asian="bold" style:font-name-complex="Roboto1" style:font-size-complex="14pt" style:font-weight-complex="bold"/>
    </style:style>
    <style:style style:name="P70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513e42" style:font-name-asian="Roboto1" style:font-size-asian="16pt" style:font-weight-asian="bold" style:font-name-complex="Roboto1" style:font-size-complex="14pt" style:font-weight-complex="bold"/>
    </style:style>
    <style:style style:name="P71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592ee5" style:font-name-asian="Roboto1" style:font-size-asian="16pt" style:font-weight-asian="bold" style:font-name-complex="Roboto1" style:font-size-complex="14pt" style:font-weight-complex="bold"/>
    </style:style>
    <style:style style:name="P72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6195b5" style:font-name-asian="Roboto1" style:font-size-asian="16pt" style:font-weight-asian="bold" style:font-name-complex="Roboto1" style:font-size-complex="14pt" style:font-weight-complex="bold"/>
    </style:style>
    <style:style style:name="P73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67c831" style:font-name-asian="Roboto1" style:font-size-asian="16pt" style:font-weight-asian="bold" style:font-name-complex="Roboto1" style:font-size-complex="14pt" style:font-weight-complex="bold"/>
    </style:style>
    <style:style style:name="P74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704189" style:font-name-asian="Roboto1" style:font-size-asian="16pt" style:font-weight-asian="bold" style:font-name-complex="Roboto1" style:font-size-complex="14pt" style:font-weight-complex="bold"/>
    </style:style>
    <style:style style:name="P75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76256e" style:font-name-asian="Roboto1" style:font-size-asian="16pt" style:font-weight-asian="bold" style:font-name-complex="Roboto1" style:font-size-complex="14pt" style:font-weight-complex="bold"/>
    </style:style>
    <style:style style:name="P76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7ddad3" style:font-name-asian="Roboto1" style:font-size-asian="16pt" style:font-weight-asian="bold" style:font-name-complex="Roboto1" style:font-size-complex="14pt" style:font-weight-complex="bold"/>
    </style:style>
    <style:style style:name="P77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82015b" style:font-name-asian="Roboto1" style:font-size-asian="16pt" style:font-weight-asian="bold" style:font-name-complex="Roboto1" style:font-size-complex="14pt" style:font-weight-complex="bold"/>
    </style:style>
    <style:style style:name="P78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8af6f3" style:font-name-asian="Roboto1" style:font-size-asian="16pt" style:font-weight-asian="bold" style:font-name-complex="Roboto1" style:font-size-complex="14pt" style:font-weight-complex="bold"/>
    </style:style>
    <style:style style:name="P79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8e8291" style:font-name-asian="Roboto1" style:font-size-asian="16pt" style:font-weight-asian="bold" style:font-name-complex="Roboto1" style:font-size-complex="14pt" style:font-weight-complex="bold"/>
    </style:style>
    <style:style style:name="P80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92c23b" style:font-name-asian="Roboto1" style:font-size-asian="16pt" style:font-weight-asian="bold" style:font-name-complex="Roboto1" style:font-size-complex="14pt" style:font-weight-complex="bold"/>
    </style:style>
    <style:style style:name="P81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95c52c" style:font-name-asian="Roboto1" style:font-size-asian="16pt" style:font-weight-asian="bold" style:font-name-complex="Roboto1" style:font-size-complex="14pt" style:font-weight-complex="bold"/>
    </style:style>
    <style:style style:name="P82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9fa80d" style:font-name-asian="Roboto1" style:font-size-asian="16pt" style:font-weight-asian="bold" style:font-name-complex="Roboto1" style:font-size-complex="14pt" style:font-weight-complex="bold"/>
    </style:style>
    <style:style style:name="P83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a3082c" style:font-name-asian="Roboto1" style:font-size-asian="16pt" style:font-weight-asian="bold" style:font-name-complex="Roboto1" style:font-size-complex="14pt" style:font-weight-complex="bold"/>
    </style:style>
    <style:style style:name="P84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a67df1" style:font-name-asian="Roboto1" style:font-size-asian="16pt" style:font-weight-asian="bold" style:font-name-complex="Roboto1" style:font-size-complex="14pt" style:font-weight-complex="bold"/>
    </style:style>
    <style:style style:name="P85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a9d7eb" style:font-name-asian="Roboto1" style:font-size-asian="16pt" style:font-weight-asian="bold" style:font-name-complex="Roboto1" style:font-size-complex="14pt" style:font-weight-complex="bold"/>
    </style:style>
    <style:style style:name="P86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af924b" style:font-name-asian="Roboto1" style:font-size-asian="16pt" style:font-weight-asian="bold" style:font-name-complex="Roboto1" style:font-size-complex="14pt" style:font-weight-complex="bold"/>
    </style:style>
    <style:style style:name="P87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b7c370" style:font-name-asian="Roboto1" style:font-size-asian="16pt" style:font-weight-asian="bold" style:font-name-complex="Roboto1" style:font-size-complex="14pt" style:font-weight-complex="bold"/>
    </style:style>
    <style:style style:name="P88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bd44d2" style:font-name-asian="Roboto1" style:font-size-asian="16pt" style:font-weight-asian="bold" style:font-name-complex="Roboto1" style:font-size-complex="14pt" style:font-weight-complex="bold"/>
    </style:style>
    <style:style style:name="P89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c5aaac" style:font-name-asian="Roboto1" style:font-size-asian="16pt" style:font-weight-asian="bold" style:font-name-complex="Roboto1" style:font-size-complex="14pt" style:font-weight-complex="bold"/>
    </style:style>
    <style:style style:name="P90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20712b" officeooo:paragraph-rsid="00329012" style:font-name-asian="Roboto1" style:font-size-asian="16pt" style:font-weight-asian="bold" style:font-name-complex="Roboto1" style:font-size-complex="14pt" style:font-weight-complex="bold"/>
    </style:style>
    <style:style style:name="P91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paragraph-rsid="00329012" style:font-name-asian="Roboto1" style:font-size-asian="16pt" style:font-weight-asian="bold" style:font-name-complex="Roboto1"/>
    </style:style>
    <style:style style:name="P92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officeooo:paragraph-rsid="0023f577"/>
    </style:style>
    <style:style style:name="P93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officeooo:paragraph-rsid="00150cd4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Roboto" fo:font-size="16pt" fo:language="en" fo:country="US" fo:font-weight="bold" style:font-name-asian="Roboto1" style:font-size-asian="16pt" style:font-weight-asian="bold" style:font-name-complex="Roboto1"/>
    </style:style>
    <style:style style:name="P95" style:family="paragraph" style:parent-style-name="List_20_Paragraph" style:list-style-name="">
      <style:paragraph-properties fo:margin-left="1.251cm" fo:margin-right="0cm" fo:margin-top="0.568cm" fo:margin-bottom="0cm" style:contextual-spacing="true" fo:text-indent="-0.635cm" style:auto-text-indent="false" fo:padding="0cm" fo:border="none" style:shadow="none"/>
      <style:text-properties fo:color="#000000" loext:opacity="100%" style:font-name="Roboto" fo:font-size="14pt" fo:language="en" fo:country="US" fo:font-weight="bold" style:font-name-asian="Roboto1" style:font-size-asian="14pt" style:font-weight-asian="bold" style:font-name-complex="Roboto1"/>
    </style:style>
    <style:style style:name="P96" style:family="paragraph" style:parent-style-name="List_20_Paragraph" style:list-style-name="">
      <style:paragraph-properties fo:margin-left="1.251cm" fo:margin-right="0cm" fo:margin-top="0cm" fo:margin-bottom="0cm" style:contextual-spacing="true" fo:text-indent="-0.635cm" style:auto-text-indent="false" fo:padding="0cm" fo:border="none" style:shadow="none"/>
      <style:text-properties style:font-name="Roboto" fo:font-size="14pt" fo:language="en" fo:country="US" fo:font-weight="bold" style:font-name-asian="Roboto1" style:font-size-asian="14pt" style:font-weight-asian="bold" style:font-name-complex="Roboto1"/>
    </style:style>
    <style:style style:name="P97" style:family="paragraph" style:parent-style-name="List_20_Paragraph" style:list-style-name="">
      <style:paragraph-properties fo:margin-left="1.251cm" fo:margin-right="0cm" fo:margin-top="0cm" fo:margin-bottom="0cm" style:contextual-spacing="true" fo:text-indent="-0.635cm" style:auto-text-indent="false" fo:padding="0cm" fo:border="none" style:shadow="none"/>
    </style:style>
    <style:style style:name="P98" style:family="paragraph" style:parent-style-name="List_20_Paragraph" style:list-style-name="">
      <style:paragraph-properties fo:margin-left="1.251cm" fo:margin-right="0cm" fo:margin-top="0cm" fo:margin-bottom="0.568cm" style:contextual-spacing="true" fo:text-indent="-0.635cm" style:auto-text-indent="false" fo:padding="0cm" fo:border="none" style:shadow="none"/>
      <style:text-properties fo:font-size="14pt" fo:language="en" fo:country="US" fo:font-weight="bold" style:font-size-asian="14pt" style:font-weight-asian="bold"/>
    </style:style>
    <style:style style:name="P99" style:family="paragraph" style:parent-style-name="List_20_Paragraph" style:list-style-name="WWNum10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100" style:family="paragraph" style:parent-style-name="List_20_Paragraph" style:list-style-name="WWNum21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101" style:family="paragraph" style:parent-style-name="List_20_Paragraph" style:list-style-name="WWNum28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102" style:family="paragraph" style:parent-style-name="List_20_Paragraph" style:list-style-name="WWNum42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103" style:family="paragraph" style:parent-style-name="List_20_Paragraph" style:list-style-name="WWNum10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104" style:family="paragraph" style:parent-style-name="List_20_Paragraph" style:list-style-name="WWNum21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105" style:family="paragraph" style:parent-style-name="List_20_Paragraph" style:list-style-name="WWNum28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106" style:family="paragraph" style:parent-style-name="List_20_Paragraph" style:list-style-name="WWNum42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107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2bbb0" officeooo:paragraph-rsid="00153235" style:font-size-asian="14pt" style:font-weight-asian="bold" style:font-size-complex="14pt" style:font-weight-complex="bold"/>
    </style:style>
    <style:style style:name="P108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2bbb0" officeooo:paragraph-rsid="001555ae" style:font-size-asian="14pt" style:font-weight-asian="bold" style:font-size-complex="14pt" style:font-weight-complex="bold"/>
    </style:style>
    <style:style style:name="P109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37c80" officeooo:paragraph-rsid="001555ae" style:font-size-asian="14pt" style:font-weight-asian="bold" style:font-size-complex="14pt" style:font-weight-complex="bold"/>
    </style:style>
    <style:style style:name="P110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43a46" officeooo:paragraph-rsid="001555ae" style:font-size-asian="14pt" style:font-weight-asian="bold" style:font-size-complex="14pt" style:font-weight-complex="bold"/>
    </style:style>
    <style:style style:name="P111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43a46" officeooo:paragraph-rsid="00156333" style:font-size-asian="14pt" style:font-weight-asian="bold" style:font-size-complex="14pt" style:font-weight-complex="bold"/>
    </style:style>
    <style:style style:name="P112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53708" officeooo:paragraph-rsid="0016358c" style:font-size-asian="14pt" style:font-weight-asian="bold" style:font-size-complex="14pt" style:font-weight-complex="bold"/>
    </style:style>
    <style:style style:name="P113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66242" officeooo:paragraph-rsid="00163b9c" style:font-size-asian="14pt" style:font-weight-asian="bold" style:font-size-complex="14pt" style:font-weight-complex="bold"/>
    </style:style>
    <style:style style:name="P114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66242" officeooo:paragraph-rsid="0016d4d2" style:font-size-asian="14pt" style:font-weight-asian="bold" style:font-size-complex="14pt" style:font-weight-complex="bold"/>
    </style:style>
    <style:style style:name="P115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8319c" officeooo:paragraph-rsid="0016d4d2" style:font-size-asian="14pt" style:font-weight-asian="bold" style:font-size-complex="14pt" style:font-weight-complex="bold"/>
    </style:style>
    <style:style style:name="P116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8319c" officeooo:paragraph-rsid="0017271c" style:font-size-asian="14pt" style:font-weight-asian="bold" style:font-size-complex="14pt" style:font-weight-complex="bold"/>
    </style:style>
    <style:style style:name="P117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c6538" officeooo:paragraph-rsid="001a01cf" style:font-size-asian="14pt" style:font-weight-asian="bold" style:font-size-complex="14pt" style:font-weight-complex="bold"/>
    </style:style>
    <style:style style:name="P118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d9e74" officeooo:paragraph-rsid="001bb6da" style:font-size-asian="14pt" style:font-weight-asian="bold" style:font-size-complex="14pt" style:font-weight-complex="bold"/>
    </style:style>
    <style:style style:name="P119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ea1c6" officeooo:paragraph-rsid="001fd2af" style:font-size-asian="14pt" style:font-weight-asian="bold" style:font-size-complex="14pt" style:font-weight-complex="bold"/>
    </style:style>
    <style:style style:name="P120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f0f75" officeooo:paragraph-rsid="002105a9" style:font-size-asian="14pt" style:font-weight-asian="bold" style:font-size-complex="14pt" style:font-weight-complex="bold"/>
    </style:style>
    <style:style style:name="P121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ff039" officeooo:paragraph-rsid="0022f0d1" style:font-size-asian="14pt" style:font-weight-asian="bold" style:font-size-complex="14pt" style:font-weight-complex="bold"/>
    </style:style>
    <style:style style:name="P122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20712b" officeooo:paragraph-rsid="00233620" style:font-size-asian="14pt" style:font-weight-asian="bold" style:font-size-complex="14pt" style:font-weight-complex="bold"/>
    </style:style>
    <style:style style:name="P123" style:family="paragraph" style:parent-style-name="List_20_Paragraph" style:list-style-name="L2">
      <style:paragraph-properties fo:margin-top="0cm" fo:margin-bottom="0cm" style:contextual-spacing="false"/>
      <style:text-properties fo:font-size="14pt" fo:language="en" fo:country="US" fo:font-weight="bold" officeooo:rsid="00221495" officeooo:paragraph-rsid="00256a73" style:font-size-asian="14pt" style:font-weight-asian="bold" style:font-size-complex="14pt"/>
    </style:style>
    <style:style style:name="P124" style:family="paragraph" style:parent-style-name="List_20_Paragraph" style:list-style-name="L2">
      <style:paragraph-properties fo:margin-top="0cm" fo:margin-bottom="0cm" style:contextual-spacing="false"/>
      <style:text-properties fo:font-size="14pt" fo:language="en" fo:country="US" fo:font-weight="bold" officeooo:rsid="00222d9b" officeooo:paragraph-rsid="00257143" style:font-size-asian="14pt" style:font-weight-asian="bold" style:font-size-complex="14pt"/>
    </style:style>
    <style:style style:name="P125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3f577" officeooo:paragraph-rsid="0023f577" style:font-name-asian="Roboto1" style:font-size-asian="16pt" style:font-weight-asian="bold" style:font-name-complex="Roboto1" style:font-size-complex="14pt" style:font-weight-complex="bold"/>
    </style:style>
    <style:style style:name="P126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68f3e" officeooo:paragraph-rsid="0028f3a8" style:font-name-asian="Roboto1" style:font-size-asian="14pt" style:font-weight-asian="bold" style:font-name-complex="Roboto1" style:font-size-complex="14pt" style:font-weight-complex="bold"/>
    </style:style>
    <style:style style:name="P127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68f3e" officeooo:paragraph-rsid="0029c199" style:font-name-asian="Roboto1" style:font-size-asian="14pt" style:font-weight-asian="bold" style:font-name-complex="Roboto1" style:font-size-complex="14pt" style:font-weight-complex="bold"/>
    </style:style>
    <style:style style:name="P128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6e0e9" officeooo:paragraph-rsid="0029c199" style:font-name-asian="Roboto1" style:font-size-asian="14pt" style:font-weight-asian="bold" style:font-name-complex="Roboto1" style:font-size-complex="14pt" style:font-weight-complex="bold"/>
    </style:style>
    <style:style style:name="P129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7d75d" officeooo:paragraph-rsid="002a3f2f" style:font-name-asian="Roboto1" style:font-size-asian="14pt" style:font-weight-asian="bold" style:font-name-complex="Roboto1" style:font-size-complex="14pt" style:font-weight-complex="bold"/>
    </style:style>
    <style:style style:name="P130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7d75d" officeooo:paragraph-rsid="002b529e" style:font-name-asian="Roboto1" style:font-size-asian="14pt" style:font-weight-asian="bold" style:font-name-complex="Roboto1" style:font-size-complex="14pt" style:font-weight-complex="bold"/>
    </style:style>
    <style:style style:name="P131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9cbb8" officeooo:paragraph-rsid="002b529e" style:font-name-asian="Roboto1" style:font-size-asian="14pt" style:font-weight-asian="bold" style:font-name-complex="Roboto1" style:font-size-complex="14pt" style:font-weight-complex="bold"/>
    </style:style>
    <style:style style:name="P132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9de0e" officeooo:paragraph-rsid="002d2206" style:font-name-asian="Roboto1" style:font-size-asian="14pt" style:font-weight-asian="bold" style:font-name-complex="Roboto1" style:font-size-complex="14pt" style:font-weight-complex="bold"/>
    </style:style>
    <style:style style:name="P133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d1879" officeooo:paragraph-rsid="002eef11" style:font-name-asian="Roboto1" style:font-size-asian="14pt" style:font-weight-asian="bold" style:font-name-complex="Roboto1" style:font-size-complex="14pt" style:font-weight-complex="bold"/>
    </style:style>
    <style:style style:name="P134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ed024" officeooo:paragraph-rsid="0030171a" style:font-name-asian="Roboto1" style:font-size-asian="14pt" style:font-weight-asian="bold" style:font-name-complex="Roboto1" style:font-size-complex="14pt" style:font-weight-complex="bold"/>
    </style:style>
    <style:style style:name="P135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0a003" officeooo:paragraph-rsid="003032a2" style:font-name-asian="Roboto1" style:font-size-asian="14pt" style:font-weight-asian="bold" style:font-name-complex="Roboto1" style:font-size-complex="14pt" style:font-weight-complex="bold"/>
    </style:style>
    <style:style style:name="P136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47544" officeooo:paragraph-rsid="00347544" style:font-name-asian="Roboto1" style:font-size-asian="14pt" style:font-weight-asian="bold" style:font-name-complex="Roboto1" style:font-size-complex="14pt" style:font-weight-complex="bold"/>
    </style:style>
    <style:style style:name="P137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7d16b" officeooo:paragraph-rsid="0037d16b" style:font-name-asian="Roboto1" style:font-size-asian="14pt" style:font-weight-asian="bold" style:font-name-complex="Roboto1" style:font-size-complex="14pt" style:font-weight-complex="bold"/>
    </style:style>
    <style:style style:name="P138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99530" officeooo:paragraph-rsid="00399530" style:font-name-asian="Roboto1" style:font-size-asian="14pt" style:font-weight-asian="bold" style:font-name-complex="Roboto1" style:font-size-complex="14pt" style:font-weight-complex="bold"/>
    </style:style>
    <style:style style:name="P139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a9563" officeooo:paragraph-rsid="003a9563" style:font-name-asian="Roboto1" style:font-size-asian="14pt" style:font-weight-asian="bold" style:font-name-complex="Roboto1" style:font-size-complex="14pt" style:font-weight-complex="bold"/>
    </style:style>
    <style:style style:name="P140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64299" officeooo:paragraph-rsid="003c2250" style:font-name-asian="Roboto1" style:font-size-asian="14pt" style:font-weight-asian="bold" style:font-name-complex="Roboto1" style:font-size-complex="14pt" style:font-weight-complex="bold"/>
    </style:style>
    <style:style style:name="P141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64299" officeooo:paragraph-rsid="003cfd8e" style:font-name-asian="Roboto1" style:font-size-asian="14pt" style:font-weight-asian="bold" style:font-name-complex="Roboto1" style:font-size-complex="14pt" style:font-weight-complex="bold"/>
    </style:style>
    <style:style style:name="P142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6a186" officeooo:paragraph-rsid="003d179f" style:font-name-asian="Roboto1" style:font-size-asian="14pt" style:font-weight-asian="bold" style:font-name-complex="Roboto1" style:font-size-complex="14pt" style:font-weight-complex="bold"/>
    </style:style>
    <style:style style:name="P143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81a16" officeooo:paragraph-rsid="003d179f" style:font-name-asian="Roboto1" style:font-size-asian="14pt" style:font-weight-asian="bold" style:font-name-complex="Roboto1" style:font-size-complex="14pt" style:font-weight-complex="bold"/>
    </style:style>
    <style:style style:name="P144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81a16" officeooo:paragraph-rsid="003ee236" style:font-name-asian="Roboto1" style:font-size-asian="14pt" style:font-weight-asian="bold" style:font-name-complex="Roboto1" style:font-size-complex="14pt" style:font-weight-complex="bold"/>
    </style:style>
    <style:style style:name="P145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a56a5" officeooo:paragraph-rsid="003fbe8a" style:font-name-asian="Roboto1" style:font-size-asian="14pt" style:font-weight-asian="bold" style:font-name-complex="Roboto1" style:font-size-complex="14pt" style:font-weight-complex="bold"/>
    </style:style>
    <style:style style:name="P146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c3dc0" officeooo:paragraph-rsid="00406fe2" style:font-name-asian="Roboto1" style:font-size-asian="14pt" style:font-weight-asian="bold" style:font-name-complex="Roboto1" style:font-size-complex="14pt" style:font-weight-complex="bold"/>
    </style:style>
    <style:style style:name="P147" style:family="paragraph" style:parent-style-name="List_20_Paragraph" style:list-style-name="L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c52ac" officeooo:paragraph-rsid="0042f0dc" style:font-name-asian="Roboto1" style:font-size-asian="14pt" style:font-weight-asian="bold" style:font-name-complex="Roboto1" style:font-size-complex="14pt" style:font-weight-complex="bold"/>
    </style:style>
    <style:style style:name="P148" style:family="paragraph" style:parent-style-name="List_20_Paragraph" style:list-style-name="L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c9295" officeooo:paragraph-rsid="0044e906" style:font-name-asian="Roboto1" style:font-size-asian="14pt" style:font-weight-asian="bold" style:font-name-complex="Roboto1" style:font-size-complex="14pt" style:font-weight-complex="bold"/>
    </style:style>
    <style:style style:name="P149" style:family="paragraph" style:parent-style-name="List_20_Paragraph" style:list-style-name="L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e8d93" officeooo:paragraph-rsid="00451c5b" style:font-name-asian="Roboto1" style:font-size-asian="14pt" style:font-weight-asian="bold" style:font-name-complex="Roboto1" style:font-size-complex="14pt" style:font-weight-complex="bold"/>
    </style:style>
    <style:style style:name="P150" style:family="paragraph" style:parent-style-name="List_20_Paragraph" style:list-style-name="L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e9338" officeooo:paragraph-rsid="00467cb1" style:font-name-asian="Roboto1" style:font-size-asian="14pt" style:font-weight-asian="bold" style:font-name-complex="Roboto1" style:font-size-complex="14pt" style:font-weight-complex="bold"/>
    </style:style>
    <style:style style:name="P151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12995" officeooo:paragraph-rsid="0047d71f" style:font-name-asian="Roboto1" style:font-size-asian="14pt" style:font-weight-asian="bold" style:font-name-complex="Roboto1" style:font-size-complex="14pt" style:font-weight-complex="bold"/>
    </style:style>
    <style:style style:name="P152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12995" officeooo:paragraph-rsid="004962a4" style:font-name-asian="Roboto1" style:font-size-asian="14pt" style:font-weight-asian="bold" style:font-name-complex="Roboto1" style:font-size-complex="14pt" style:font-weight-complex="bold"/>
    </style:style>
    <style:style style:name="P153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2147c" officeooo:paragraph-rsid="004962a4" style:font-name-asian="Roboto1" style:font-size-asian="14pt" style:font-weight-asian="bold" style:font-name-complex="Roboto1" style:font-size-complex="14pt" style:font-weight-complex="bold"/>
    </style:style>
    <style:style style:name="P154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29d83" officeooo:paragraph-rsid="004a1fc3" style:font-name-asian="Roboto1" style:font-size-asian="14pt" style:font-weight-asian="bold" style:font-name-complex="Roboto1" style:font-size-complex="14pt" style:font-weight-complex="bold"/>
    </style:style>
    <style:style style:name="P155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34f6a" officeooo:paragraph-rsid="004a9bef" style:font-name-asian="Roboto1" style:font-size-asian="14pt" style:font-weight-asian="bold" style:font-name-complex="Roboto1" style:font-size-complex="14pt" style:font-weight-complex="bold"/>
    </style:style>
    <style:style style:name="P156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66772" officeooo:paragraph-rsid="004abdc7" style:font-name-asian="Roboto1" style:font-size-asian="14pt" style:font-weight-asian="bold" style:font-name-complex="Roboto1" style:font-size-complex="14pt" style:font-weight-complex="bold"/>
    </style:style>
    <style:style style:name="P157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793b5" officeooo:paragraph-rsid="004be097" style:font-name-asian="Roboto1" style:font-size-asian="14pt" style:font-weight-asian="bold" style:font-name-complex="Roboto1" style:font-size-complex="14pt" style:font-weight-complex="bold"/>
    </style:style>
    <style:style style:name="P158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9336c" officeooo:paragraph-rsid="004ce06f" style:font-name-asian="Roboto1" style:font-size-asian="14pt" style:font-weight-asian="bold" style:font-name-complex="Roboto1" style:font-size-complex="14pt" style:font-weight-complex="bold"/>
    </style:style>
    <style:style style:name="P159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a0495" officeooo:paragraph-rsid="004db266" style:font-name-asian="Roboto1" style:font-size-asian="14pt" style:font-weight-asian="bold" style:font-name-complex="Roboto1" style:font-size-complex="14pt" style:font-weight-complex="bold"/>
    </style:style>
    <style:style style:name="P160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b3d06" officeooo:paragraph-rsid="004f392e" style:font-name-asian="Roboto1" style:font-size-asian="14pt" style:font-weight-asian="bold" style:font-name-complex="Roboto1" style:font-size-complex="14pt" style:font-weight-complex="bold"/>
    </style:style>
    <style:style style:name="P161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cd89d" officeooo:paragraph-rsid="004f392e" style:font-name-asian="Roboto1" style:font-size-asian="14pt" style:font-weight-asian="bold" style:font-name-complex="Roboto1" style:font-size-complex="14pt" style:font-weight-complex="bold"/>
    </style:style>
    <style:style style:name="P162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cd89d" officeooo:paragraph-rsid="0050cbb0" style:font-name-asian="Roboto1" style:font-size-asian="14pt" style:font-weight-asian="bold" style:font-name-complex="Roboto1" style:font-size-complex="14pt" style:font-weight-complex="bold"/>
    </style:style>
    <style:style style:name="P163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e56d7" officeooo:paragraph-rsid="0050cbb0" style:font-name-asian="Roboto1" style:font-size-asian="14pt" style:font-weight-asian="bold" style:font-name-complex="Roboto1" style:font-size-complex="14pt" style:font-weight-complex="bold"/>
    </style:style>
    <style:style style:name="P164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1ed7c" officeooo:paragraph-rsid="0051b8a4" style:font-name-asian="Roboto1" style:font-size-asian="14pt" style:font-weight-asian="bold" style:font-name-complex="Roboto1" style:font-size-complex="14pt" style:font-weight-complex="bold"/>
    </style:style>
    <style:style style:name="P165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4feb4" officeooo:paragraph-rsid="0054073e" style:font-name-asian="Roboto1" style:font-size-asian="14pt" style:font-weight-asian="bold" style:font-name-complex="Roboto1" style:font-size-complex="14pt" style:font-weight-complex="bold"/>
    </style:style>
    <style:style style:name="P166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4feb4" officeooo:paragraph-rsid="005457e7" style:font-name-asian="Roboto1" style:font-size-asian="14pt" style:font-weight-asian="bold" style:font-name-complex="Roboto1" style:font-size-complex="14pt" style:font-weight-complex="bold"/>
    </style:style>
    <style:style style:name="P167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59f47" officeooo:paragraph-rsid="005457e7" style:font-name-asian="Roboto1" style:font-size-asian="14pt" style:font-weight-asian="bold" style:font-name-complex="Roboto1" style:font-size-complex="14pt" style:font-weight-complex="bold"/>
    </style:style>
    <style:style style:name="P168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6a864" officeooo:paragraph-rsid="0055837a" style:font-name-asian="Roboto1" style:font-size-asian="14pt" style:font-weight-asian="bold" style:font-name-complex="Roboto1" style:font-size-complex="14pt" style:font-weight-complex="bold"/>
    </style:style>
    <style:style style:name="P169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6c0af" officeooo:paragraph-rsid="00567894" style:font-name-asian="Roboto1" style:font-size-asian="14pt" style:font-weight-asian="bold" style:font-name-complex="Roboto1" style:font-size-complex="14pt" style:font-weight-complex="bold"/>
    </style:style>
    <style:style style:name="P170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96918" officeooo:paragraph-rsid="005b1342" style:font-name-asian="Roboto1" style:font-size-asian="14pt" style:font-weight-asian="bold" style:font-name-complex="Roboto1" style:font-size-complex="14pt" style:font-weight-complex="bold"/>
    </style:style>
    <style:style style:name="P171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b06ac" officeooo:paragraph-rsid="005c4688" style:font-name-asian="Roboto1" style:font-size-asian="14pt" style:font-weight-asian="bold" style:font-name-complex="Roboto1" style:font-size-complex="14pt" style:font-weight-complex="bold"/>
    </style:style>
    <style:style style:name="P172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b6ec2" officeooo:paragraph-rsid="005d1098" style:font-name-asian="Roboto1" style:font-size-asian="14pt" style:font-weight-asian="bold" style:font-name-complex="Roboto1" style:font-size-complex="14pt" style:font-weight-complex="bold"/>
    </style:style>
    <style:style style:name="P173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bb155" officeooo:paragraph-rsid="005e0a85" style:font-name-asian="Roboto1" style:font-size-asian="14pt" style:font-weight-asian="bold" style:font-name-complex="Roboto1" style:font-size-complex="14pt" style:font-weight-complex="bold"/>
    </style:style>
    <style:style style:name="P174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bb155" officeooo:paragraph-rsid="005fb611" style:font-name-asian="Roboto1" style:font-size-asian="14pt" style:font-weight-asian="bold" style:font-name-complex="Roboto1" style:font-size-complex="14pt" style:font-weight-complex="bold"/>
    </style:style>
    <style:style style:name="P175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dc85d" officeooo:paragraph-rsid="0061dfa7" style:font-name-asian="Roboto1" style:font-size-asian="14pt" style:font-weight-asian="bold" style:font-name-complex="Roboto1" style:font-size-complex="14pt" style:font-weight-complex="bold"/>
    </style:style>
    <style:style style:name="P176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dc85d" officeooo:paragraph-rsid="00638828" style:font-name-asian="Roboto1" style:font-size-asian="14pt" style:font-weight-asian="bold" style:font-name-complex="Roboto1" style:font-size-complex="14pt" style:font-weight-complex="bold"/>
    </style:style>
    <style:style style:name="P177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ea961" officeooo:paragraph-rsid="00638828" style:font-name-asian="Roboto1" style:font-size-asian="14pt" style:font-weight-asian="bold" style:font-name-complex="Roboto1" style:font-size-complex="14pt" style:font-weight-complex="bold"/>
    </style:style>
    <style:style style:name="P178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ee7d4" officeooo:paragraph-rsid="00649462" style:font-name-asian="Roboto1" style:font-size-asian="14pt" style:font-weight-asian="bold" style:font-name-complex="Roboto1" style:font-size-complex="14pt" style:font-weight-complex="bold"/>
    </style:style>
    <style:style style:name="P179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ee7d4" officeooo:paragraph-rsid="00658f1a" style:font-name-asian="Roboto1" style:font-size-asian="14pt" style:font-weight-asian="bold" style:font-name-complex="Roboto1" style:font-size-complex="14pt" style:font-weight-complex="bold"/>
    </style:style>
    <style:style style:name="P180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f633f" officeooo:paragraph-rsid="00658f1a" style:font-name-asian="Roboto1" style:font-size-asian="14pt" style:font-weight-asian="bold" style:font-name-complex="Roboto1" style:font-size-complex="14pt" style:font-weight-complex="bold"/>
    </style:style>
    <style:style style:name="P181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1698e" officeooo:paragraph-rsid="00689285" style:font-name-asian="Roboto1" style:font-size-asian="14pt" style:font-weight-asian="bold" style:font-name-complex="Roboto1" style:font-size-complex="14pt" style:font-weight-complex="bold"/>
    </style:style>
    <style:style style:name="P182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2ace9" officeooo:paragraph-rsid="0068963a" style:font-name-asian="Roboto1" style:font-size-asian="14pt" style:font-weight-asian="bold" style:font-name-complex="Roboto1" style:font-size-complex="14pt" style:font-weight-complex="bold"/>
    </style:style>
    <style:style style:name="P183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2f265" officeooo:paragraph-rsid="00691e1d" style:font-name-asian="Roboto1" style:font-size-asian="14pt" style:font-weight-asian="bold" style:font-name-complex="Roboto1" style:font-size-complex="14pt" style:font-weight-complex="bold"/>
    </style:style>
    <style:style style:name="P184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3c25c" officeooo:paragraph-rsid="006a2dc6" style:font-name-asian="Roboto1" style:font-size-asian="14pt" style:font-weight-asian="bold" style:font-name-complex="Roboto1" style:font-size-complex="14pt" style:font-weight-complex="bold"/>
    </style:style>
    <style:style style:name="P185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3c25c" officeooo:paragraph-rsid="006ac6ca" style:font-name-asian="Roboto1" style:font-size-asian="14pt" style:font-weight-asian="bold" style:font-name-complex="Roboto1" style:font-size-complex="14pt" style:font-weight-complex="bold"/>
    </style:style>
    <style:style style:name="P186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54a86" officeooo:paragraph-rsid="006ac6ca" style:font-name-asian="Roboto1" style:font-size-asian="14pt" style:font-weight-asian="bold" style:font-name-complex="Roboto1" style:font-size-complex="14pt" style:font-weight-complex="bold"/>
    </style:style>
    <style:style style:name="P187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6a26f" officeooo:paragraph-rsid="006e2e15" style:font-name-asian="Roboto1" style:font-size-asian="14pt" style:font-weight-asian="bold" style:font-name-complex="Roboto1" style:font-size-complex="14pt" style:font-weight-complex="bold"/>
    </style:style>
    <style:style style:name="P188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778de" officeooo:paragraph-rsid="006ec772" style:font-name-asian="Roboto1" style:font-size-asian="14pt" style:font-weight-asian="bold" style:font-name-complex="Roboto1" style:font-size-complex="14pt" style:font-weight-complex="bold"/>
    </style:style>
    <style:style style:name="P189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8f340" officeooo:paragraph-rsid="0070705c" style:font-name-asian="Roboto1" style:font-size-asian="14pt" style:font-weight-asian="bold" style:font-name-complex="Roboto1" style:font-size-complex="14pt" style:font-weight-complex="bold"/>
    </style:style>
    <style:style style:name="P190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a00d6" officeooo:paragraph-rsid="007249df" style:font-name-asian="Roboto1" style:font-size-asian="14pt" style:font-weight-asian="bold" style:font-name-complex="Roboto1" style:font-size-complex="14pt" style:font-weight-complex="bold"/>
    </style:style>
    <style:style style:name="P191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ae29d" officeooo:paragraph-rsid="007249df" style:font-name-asian="Roboto1" style:font-size-asian="14pt" style:font-weight-asian="bold" style:font-name-complex="Roboto1" style:font-size-complex="14pt" style:font-weight-complex="bold"/>
    </style:style>
    <style:style style:name="P192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c8f8e" officeooo:paragraph-rsid="00738484" style:font-name-asian="Roboto1" style:font-size-asian="14pt" style:font-weight-asian="bold" style:font-name-complex="Roboto1" style:font-size-complex="14pt" style:font-weight-complex="bold"/>
    </style:style>
    <style:style style:name="P193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d5abe" officeooo:paragraph-rsid="0075d42b" style:font-name-asian="Roboto1" style:font-size-asian="14pt" style:font-weight-asian="bold" style:font-name-complex="Roboto1" style:font-size-complex="14pt" style:font-weight-complex="bold"/>
    </style:style>
    <style:style style:name="P194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d5abe" officeooo:paragraph-rsid="007627cb" style:font-name-asian="Roboto1" style:font-size-asian="14pt" style:font-weight-asian="bold" style:font-name-complex="Roboto1" style:font-size-complex="14pt" style:font-weight-complex="bold"/>
    </style:style>
    <style:style style:name="P195" style:family="paragraph" style:parent-style-name="List_20_Paragraph" style:list-style-name="L1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e3562" officeooo:paragraph-rsid="0077844d" style:font-name-asian="Roboto1" style:font-size-asian="14pt" style:font-weight-asian="bold" style:font-name-complex="Roboto1" style:font-size-complex="14pt" style:font-weight-complex="bold"/>
    </style:style>
    <style:style style:name="P196" style:family="paragraph" style:parent-style-name="List_20_Paragraph" style:list-style-name="L1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f0ef7" officeooo:paragraph-rsid="0077844d" style:font-name-asian="Roboto1" style:font-size-asian="14pt" style:font-weight-asian="bold" style:font-name-complex="Roboto1" style:font-size-complex="14pt" style:font-weight-complex="bold"/>
    </style:style>
    <style:style style:name="P197" style:family="paragraph" style:parent-style-name="List_20_Paragraph" style:list-style-name="L1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f0ef7" officeooo:paragraph-rsid="007927f8" style:font-name-asian="Roboto1" style:font-size-asian="14pt" style:font-weight-asian="bold" style:font-name-complex="Roboto1" style:font-size-complex="14pt" style:font-weight-complex="bold"/>
    </style:style>
    <style:style style:name="P198" style:family="paragraph" style:parent-style-name="List_20_Paragraph" style:list-style-name="L1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30611" officeooo:paragraph-rsid="007b27dd" style:font-name-asian="Roboto1" style:font-size-asian="14pt" style:font-weight-asian="bold" style:font-name-complex="Roboto1" style:font-size-complex="14pt" style:font-weight-complex="bold"/>
    </style:style>
    <style:style style:name="P199" style:family="paragraph" style:parent-style-name="List_20_Paragraph" style:list-style-name="L1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696ca" officeooo:paragraph-rsid="00819d21" style:font-name-asian="Roboto1" style:font-size-asian="14pt" style:font-weight-asian="bold" style:font-name-complex="Roboto1" style:font-size-complex="14pt" style:font-weight-complex="bold"/>
    </style:style>
    <style:style style:name="P200" style:family="paragraph" style:parent-style-name="List_20_Paragraph" style:list-style-name="L1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6cab2" officeooo:paragraph-rsid="0081bce0" style:font-name-asian="Roboto1" style:font-size-asian="14pt" style:font-weight-asian="bold" style:font-name-complex="Roboto1" style:font-size-complex="14pt" style:font-weight-complex="bold"/>
    </style:style>
    <style:style style:name="P201" style:family="paragraph" style:parent-style-name="List_20_Paragraph" style:list-style-name="L1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88e52" officeooo:paragraph-rsid="00835931" style:font-name-asian="Roboto1" style:font-size-asian="14pt" style:font-weight-asian="bold" style:font-name-complex="Roboto1" style:font-size-complex="14pt" style:font-weight-complex="bold"/>
    </style:style>
    <style:style style:name="P202" style:family="paragraph" style:parent-style-name="List_20_Paragraph" style:list-style-name="L1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88e52" officeooo:paragraph-rsid="00840731" style:font-name-asian="Roboto1" style:font-size-asian="14pt" style:font-weight-asian="bold" style:font-name-complex="Roboto1" style:font-size-complex="14pt" style:font-weight-complex="bold"/>
    </style:style>
    <style:style style:name="P203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b94a1" officeooo:paragraph-rsid="0088be59" style:font-name-asian="Roboto1" style:font-size-asian="14pt" style:font-weight-asian="bold" style:font-name-complex="Roboto1" style:font-size-complex="14pt" style:font-weight-complex="bold"/>
    </style:style>
    <style:style style:name="P204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d2dc5" officeooo:paragraph-rsid="0088be59" style:font-name-asian="Roboto1" style:font-size-asian="14pt" style:font-weight-asian="bold" style:font-name-complex="Roboto1" style:font-size-complex="14pt" style:font-weight-complex="bold"/>
    </style:style>
    <style:style style:name="P205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ee5b2" officeooo:paragraph-rsid="0089b074" style:font-name-asian="Roboto1" style:font-size-asian="14pt" style:font-weight-asian="bold" style:font-name-complex="Roboto1" style:font-size-complex="14pt" style:font-weight-complex="bold"/>
    </style:style>
    <style:style style:name="P206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ee5b2" officeooo:paragraph-rsid="008a9548" style:font-name-asian="Roboto1" style:font-size-asian="14pt" style:font-weight-asian="bold" style:font-name-complex="Roboto1" style:font-size-complex="14pt" style:font-weight-complex="bold"/>
    </style:style>
    <style:style style:name="P207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0c338" officeooo:paragraph-rsid="008a9548" style:font-name-asian="Roboto1" style:font-size-asian="14pt" style:font-weight-asian="bold" style:font-name-complex="Roboto1" style:font-size-complex="14pt" style:font-weight-complex="bold"/>
    </style:style>
    <style:style style:name="P208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1cd31" officeooo:paragraph-rsid="008c5a38" style:font-name-asian="Roboto1" style:font-size-asian="14pt" style:font-weight-asian="bold" style:font-name-complex="Roboto1" style:font-size-complex="14pt" style:font-weight-complex="bold"/>
    </style:style>
    <style:style style:name="P209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2dfb0" officeooo:paragraph-rsid="008d1055" style:font-name-asian="Roboto1" style:font-size-asian="14pt" style:font-weight-asian="bold" style:font-name-complex="Roboto1" style:font-size-complex="14pt" style:font-weight-complex="bold"/>
    </style:style>
    <style:style style:name="P210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37629" officeooo:paragraph-rsid="008de9de" style:font-name-asian="Roboto1" style:font-size-asian="14pt" style:font-weight-asian="bold" style:font-name-complex="Roboto1" style:font-size-complex="14pt" style:font-weight-complex="bold"/>
    </style:style>
    <style:style style:name="P211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9c002" officeooo:paragraph-rsid="00926bf0" style:font-name-asian="Roboto1" style:font-size-asian="14pt" style:font-weight-asian="bold" style:font-name-complex="Roboto1" style:font-size-complex="14pt" style:font-weight-complex="bold"/>
    </style:style>
    <style:style style:name="P212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af5d8" officeooo:paragraph-rsid="0093a109" style:font-name-asian="Roboto1" style:font-size-asian="14pt" style:font-weight-asian="bold" style:font-name-complex="Roboto1" style:font-size-complex="14pt" style:font-weight-complex="bold"/>
    </style:style>
    <style:style style:name="P213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b43e9" officeooo:paragraph-rsid="0093a109" style:font-name-asian="Roboto1" style:font-size-asian="14pt" style:font-weight-asian="bold" style:font-name-complex="Roboto1" style:font-size-complex="14pt" style:font-weight-complex="bold"/>
    </style:style>
    <style:style style:name="P214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b43e9" officeooo:paragraph-rsid="00952200" style:font-name-asian="Roboto1" style:font-size-asian="14pt" style:font-weight-asian="bold" style:font-name-complex="Roboto1" style:font-size-complex="14pt" style:font-weight-complex="bold"/>
    </style:style>
    <style:style style:name="P215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e73b9" officeooo:paragraph-rsid="009895c4" style:font-name-asian="Roboto1" style:font-size-asian="14pt" style:font-weight-asian="bold" style:font-name-complex="Roboto1" style:font-size-complex="14pt" style:font-weight-complex="bold"/>
    </style:style>
    <style:style style:name="P216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e82c1" officeooo:paragraph-rsid="009a13b0" style:font-name-asian="Roboto1" style:font-size-asian="14pt" style:font-weight-asian="bold" style:font-name-complex="Roboto1" style:font-size-complex="14pt" style:font-weight-complex="bold"/>
    </style:style>
    <style:style style:name="P217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e82c1" officeooo:paragraph-rsid="009a77f6" style:font-name-asian="Roboto1" style:font-size-asian="14pt" style:font-weight-asian="bold" style:font-name-complex="Roboto1" style:font-size-complex="14pt" style:font-weight-complex="bold"/>
    </style:style>
    <style:style style:name="P218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edd4e" officeooo:paragraph-rsid="009a77f6" style:font-name-asian="Roboto1" style:font-size-asian="14pt" style:font-weight-asian="bold" style:font-name-complex="Roboto1" style:font-size-complex="14pt" style:font-weight-complex="bold"/>
    </style:style>
    <style:style style:name="P219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31861" officeooo:paragraph-rsid="009c4f27" style:font-name-asian="Roboto1" style:font-size-asian="14pt" style:font-weight-asian="bold" style:font-name-complex="Roboto1" style:font-size-complex="14pt" style:font-weight-complex="bold"/>
    </style:style>
    <style:style style:name="P220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4891d" officeooo:paragraph-rsid="009ce699" style:font-name-asian="Roboto1" style:font-size-asian="14pt" style:font-weight-asian="bold" style:font-name-complex="Roboto1" style:font-size-complex="14pt" style:font-weight-complex="bold"/>
    </style:style>
    <style:style style:name="P221" style:family="paragraph" style:parent-style-name="List_20_Paragraph" style:list-style-name="L1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810a7" officeooo:paragraph-rsid="00a0b935" style:font-name-asian="Roboto1" style:font-size-asian="14pt" style:font-weight-asian="bold" style:font-name-complex="Roboto1" style:font-size-complex="14pt" style:font-weight-complex="bold"/>
    </style:style>
    <style:style style:name="P222" style:family="paragraph" style:parent-style-name="List_20_Paragraph" style:list-style-name="L1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a98bf" officeooo:paragraph-rsid="00a1b2fc" style:font-name-asian="Roboto1" style:font-size-asian="14pt" style:font-weight-asian="bold" style:font-name-complex="Roboto1" style:font-size-complex="14pt" style:font-weight-complex="bold"/>
    </style:style>
    <style:style style:name="P223" style:family="paragraph" style:parent-style-name="List_20_Paragraph" style:list-style-name="L1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a98bf" officeooo:paragraph-rsid="00a23787" style:font-name-asian="Roboto1" style:font-size-asian="14pt" style:font-weight-asian="bold" style:font-name-complex="Roboto1" style:font-size-complex="14pt" style:font-weight-complex="bold"/>
    </style:style>
    <style:style style:name="P224" style:family="paragraph" style:parent-style-name="List_20_Paragraph" style:list-style-name="L1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b82a9" officeooo:paragraph-rsid="00a23787" style:font-name-asian="Roboto1" style:font-size-asian="14pt" style:font-weight-asian="bold" style:font-name-complex="Roboto1" style:font-size-complex="14pt" style:font-weight-complex="bold"/>
    </style:style>
    <style:style style:name="P225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dc898" officeooo:paragraph-rsid="00a70a99" style:font-name-asian="Roboto1" style:font-size-asian="14pt" style:font-weight-asian="bold" style:font-name-complex="Roboto1" style:font-size-complex="14pt" style:font-weight-complex="bold"/>
    </style:style>
    <style:style style:name="P226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f38d1" officeooo:paragraph-rsid="00a71aa9" style:font-name-asian="Roboto1" style:font-size-asian="14pt" style:font-weight-asian="bold" style:font-name-complex="Roboto1" style:font-size-complex="14pt" style:font-weight-complex="bold"/>
    </style:style>
    <style:style style:name="P227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0ab3e" officeooo:paragraph-rsid="00a832ff" style:font-name-asian="Roboto1" style:font-size-asian="14pt" style:font-weight-asian="bold" style:font-name-complex="Roboto1" style:font-size-complex="14pt" style:font-weight-complex="bold"/>
    </style:style>
    <style:style style:name="P228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5269" officeooo:paragraph-rsid="00a9d155" style:font-name-asian="Roboto1" style:font-size-asian="14pt" style:font-weight-asian="bold" style:font-name-complex="Roboto1" style:font-size-complex="14pt" style:font-weight-complex="bold"/>
    </style:style>
    <style:style style:name="P229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7d0b" officeooo:paragraph-rsid="00aac312" style:font-name-asian="Roboto1" style:font-size-asian="14pt" style:font-weight-asian="bold" style:font-name-complex="Roboto1" style:font-size-complex="14pt" style:font-weight-complex="bold"/>
    </style:style>
    <style:style style:name="P230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7d0b" officeooo:paragraph-rsid="00ab01a5" style:font-name-asian="Roboto1" style:font-size-asian="14pt" style:font-weight-asian="bold" style:font-name-complex="Roboto1" style:font-size-complex="14pt" style:font-weight-complex="bold"/>
    </style:style>
    <style:style style:name="P231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ac1a" officeooo:paragraph-rsid="00ab01a5" style:font-name-asian="Roboto1" style:font-size-asian="14pt" style:font-weight-asian="bold" style:font-name-complex="Roboto1" style:font-size-complex="14pt" style:font-weight-complex="bold"/>
    </style:style>
    <style:style style:name="P232" style:family="paragraph" style:parent-style-name="List_20_Paragraph" style:list-style-name="L1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bc04" officeooo:paragraph-rsid="00ad6a83" style:font-name-asian="Roboto1" style:font-size-asian="14pt" style:font-weight-asian="bold" style:font-name-complex="Roboto1" style:font-size-complex="14pt" style:font-weight-complex="bold"/>
    </style:style>
    <style:style style:name="P233" style:family="paragraph" style:parent-style-name="List_20_Paragraph" style:list-style-name="L1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32fa8" officeooo:paragraph-rsid="00af4e6a" style:font-name-asian="Roboto1" style:font-size-asian="14pt" style:font-weight-asian="bold" style:font-name-complex="Roboto1" style:font-size-complex="14pt" style:font-weight-complex="bold"/>
    </style:style>
    <style:style style:name="P234" style:family="paragraph" style:parent-style-name="List_20_Paragraph" style:list-style-name="L1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4ae0c" officeooo:paragraph-rsid="00b1362e" style:font-name-asian="Roboto1" style:font-size-asian="14pt" style:font-weight-asian="bold" style:font-name-complex="Roboto1" style:font-size-complex="14pt" style:font-weight-complex="bold"/>
    </style:style>
    <style:style style:name="P235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6205d" officeooo:paragraph-rsid="00b5bf83" style:font-name-asian="Roboto1" style:font-size-asian="14pt" style:font-weight-asian="bold" style:font-name-complex="Roboto1" style:font-size-complex="14pt" style:font-weight-complex="bold"/>
    </style:style>
    <style:style style:name="P236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651e9" officeooo:paragraph-rsid="00b69d98" style:font-name-asian="Roboto1" style:font-size-asian="14pt" style:font-weight-asian="bold" style:font-name-complex="Roboto1" style:font-size-complex="14pt" style:font-weight-complex="bold"/>
    </style:style>
    <style:style style:name="P237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6ac41" officeooo:paragraph-rsid="00b744b9" style:font-name-asian="Roboto1" style:font-size-asian="14pt" style:font-weight-asian="bold" style:font-name-complex="Roboto1" style:font-size-complex="14pt" style:font-weight-complex="bold"/>
    </style:style>
    <style:style style:name="P238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84363" officeooo:paragraph-rsid="00b8896c" style:font-name-asian="Roboto1" style:font-size-asian="14pt" style:font-weight-asian="bold" style:font-name-complex="Roboto1" style:font-size-complex="14pt" style:font-weight-complex="bold"/>
    </style:style>
    <style:style style:name="P239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97d3d" officeooo:paragraph-rsid="00ba335f" style:font-name-asian="Roboto1" style:font-size-asian="14pt" style:font-weight-asian="bold" style:font-name-complex="Roboto1" style:font-size-complex="14pt" style:font-weight-complex="bold"/>
    </style:style>
    <style:style style:name="P240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97d3d" officeooo:paragraph-rsid="00ba66c2" style:font-name-asian="Roboto1" style:font-size-asian="14pt" style:font-weight-asian="bold" style:font-name-complex="Roboto1" style:font-size-complex="14pt" style:font-weight-complex="bold"/>
    </style:style>
    <style:style style:name="P241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ad01f" officeooo:paragraph-rsid="00bbd26a" style:font-name-asian="Roboto1" style:font-size-asian="14pt" style:font-weight-asian="bold" style:font-name-complex="Roboto1" style:font-size-complex="14pt" style:font-weight-complex="bold"/>
    </style:style>
    <style:style style:name="P242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ad01f" officeooo:paragraph-rsid="00bf1d0d" style:font-name-asian="Roboto1" style:font-size-asian="14pt" style:font-weight-asian="bold" style:font-name-complex="Roboto1" style:font-size-complex="14pt" style:font-weight-complex="bold"/>
    </style:style>
    <style:style style:name="P243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c95cd" officeooo:paragraph-rsid="00be6cd3" style:font-name-asian="Roboto1" style:font-size-asian="14pt" style:font-weight-asian="bold" style:font-name-complex="Roboto1" style:font-size-complex="14pt" style:font-weight-complex="bold"/>
    </style:style>
    <style:style style:name="P244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bf1d0d" officeooo:paragraph-rsid="00bf1d0d" style:font-name-asian="Roboto1" style:font-size-asian="14pt" style:font-weight-asian="bold" style:font-name-complex="Roboto1" style:font-size-complex="14pt" style:font-weight-complex="bold"/>
    </style:style>
    <style:style style:name="P245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c02107" officeooo:paragraph-rsid="00c02107" style:font-name-asian="Roboto1" style:font-size-asian="14pt" style:font-weight-asian="bold" style:font-name-complex="Roboto1" style:font-size-complex="14pt" style:font-weight-complex="bold"/>
    </style:style>
    <style:style style:name="P246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c0684e" officeooo:paragraph-rsid="00c0684e" style:font-name-asian="Roboto1" style:font-size-asian="14pt" style:font-weight-asian="bold" style:font-name-complex="Roboto1" style:font-size-complex="14pt" style:font-weight-complex="bold"/>
    </style:style>
    <style:style style:name="P247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c1e431" officeooo:paragraph-rsid="00c1e431" style:font-name-asian="Roboto1" style:font-size-asian="14pt" style:font-weight-asian="bold" style:font-name-complex="Roboto1" style:font-size-complex="14pt" style:font-weight-complex="bold"/>
    </style:style>
    <style:style style:name="P248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0c2b3" officeooo:paragraph-rsid="00347544" style:font-name-asian="Roboto1" style:font-size-asian="14pt" style:font-weight-asian="bold" style:font-name-complex="Roboto1"/>
    </style:style>
    <style:style style:name="P249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102d5" officeooo:paragraph-rsid="0035ea09" style:font-name-asian="Roboto1" style:font-size-asian="14pt" style:font-weight-asian="bold" style:font-name-complex="Roboto1"/>
    </style:style>
    <style:style style:name="P250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2b2e2" officeooo:paragraph-rsid="0037d16b" style:font-name-asian="Roboto1" style:font-size-asian="14pt" style:font-weight-asian="bold" style:font-name-complex="Roboto1"/>
    </style:style>
    <style:style style:name="P251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36074" officeooo:paragraph-rsid="0038749b" style:font-name-asian="Roboto1" style:font-size-asian="14pt" style:font-weight-asian="bold" style:font-name-complex="Roboto1"/>
    </style:style>
    <style:style style:name="P252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36074" officeooo:paragraph-rsid="00399530" style:font-name-asian="Roboto1" style:font-size-asian="14pt" style:font-weight-asian="bold" style:font-name-complex="Roboto1"/>
    </style:style>
    <style:style style:name="P253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3fd4f" officeooo:paragraph-rsid="00399530" style:font-name-asian="Roboto1" style:font-size-asian="14pt" style:font-weight-asian="bold" style:font-name-complex="Roboto1"/>
    </style:style>
    <style:style style:name="P254" style:family="paragraph" style:parent-style-name="List_20_Paragraph" style:list-style-name="WWNum10">
      <style:paragraph-properties fo:margin-top="0cm" fo:margin-bottom="0.353cm" style:contextual-spacing="false"/>
      <style:text-properties fo:font-size="14pt" fo:language="en" fo:country="US" fo:font-weight="bold" style:font-size-asian="14pt" style:font-weight-asian="bold"/>
    </style:style>
    <style:style style:name="P255" style:family="paragraph" style:parent-style-name="List_20_Paragraph" style:list-style-name="WWNum21">
      <style:paragraph-properties fo:margin-top="0cm" fo:margin-bottom="0.353cm" style:contextual-spacing="false"/>
      <style:text-properties fo:font-size="14pt" fo:language="en" fo:country="US" fo:font-weight="bold" style:font-size-asian="14pt" style:font-weight-asian="bold"/>
    </style:style>
    <style:style style:name="P256" style:family="paragraph" style:parent-style-name="List_20_Paragraph" style:list-style-name="WWNum28">
      <style:paragraph-properties fo:margin-top="0cm" fo:margin-bottom="0.353cm" style:contextual-spacing="false"/>
      <style:text-properties fo:font-size="14pt" fo:language="en" fo:country="US" fo:font-weight="bold" style:font-size-asian="14pt" style:font-weight-asian="bold"/>
    </style:style>
    <style:style style:name="P257" style:family="paragraph" style:parent-style-name="List_20_Paragraph" style:list-style-name="WWNum42">
      <style:paragraph-properties fo:margin-top="0cm" fo:margin-bottom="0.353cm" style:contextual-spacing="false"/>
      <style:text-properties fo:font-size="14pt" fo:language="en" fo:country="US" fo:font-weight="bold" style:font-size-asian="14pt" style:font-weight-asian="bold"/>
    </style:style>
    <style:style style:name="P258" style:family="paragraph" style:parent-style-name="List_20_Paragraph" style:list-style-name="L16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8b43e9" officeooo:paragraph-rsid="0093a109" style:font-name-asian="Roboto1" style:font-size-asian="14pt" style:font-weight-asian="bold" style:font-name-complex="Roboto1" style:font-size-complex="14pt" style:font-weight-complex="bold"/>
    </style:style>
    <style:style style:name="P259" style:family="paragraph" style:parent-style-name="Standard" style:list-style-name="">
      <style:paragraph-properties fo:margin-left="0cm" fo:margin-right="0cm" fo:margin-top="0.568cm" fo:margin-bottom="0.568cm" style:contextual-spacing="false" fo:text-indent="0cm" style:auto-text-indent="false" fo:padding="0cm" fo:border="none" style:shadow="none"/>
      <style:text-properties fo:color="#000000" loext:opacity="100%" style:font-name="Roboto" fo:font-size="16pt" fo:language="en" fo:country="US" fo:font-weight="bold" style:font-name-asian="Roboto1" style:font-size-asian="16pt" style:font-weight-asian="bold" style:font-name-complex="Roboto1"/>
    </style:style>
    <style:style style:name="P260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d0192d" style:font-name-asian="Roboto1" style:font-size-asian="16pt" style:font-weight-asian="bold" style:font-name-complex="Roboto1" style:font-size-complex="14pt" style:font-weight-complex="bold"/>
    </style:style>
    <style:style style:name="P261" style:family="paragraph" style:parent-style-name="Standard" style:list-style-name="L1">
      <style:paragraph-properties fo:margin-top="0cm" fo:margin-bottom="0.353cm" style:contextual-spacing="false"/>
      <style:text-properties fo:font-size="14pt" fo:font-weight="bold" officeooo:paragraph-rsid="00150cd4" style:font-size-asian="14pt" style:font-weight-asian="bold" style:font-size-complex="14pt" style:font-weight-complex="bold"/>
    </style:style>
    <style:style style:name="P262" style:family="paragraph" style:parent-style-name="Standard" style:list-style-name="L22">
      <style:paragraph-properties fo:margin-top="0cm" fo:margin-bottom="0.353cm" style:contextual-spacing="false"/>
      <style:text-properties fo:color="#000000" loext:opacity="100%" style:font-name="Roboto" fo:font-size="14pt" fo:language="en" fo:country="US" fo:font-weight="bold" officeooo:rsid="00c32507" officeooo:paragraph-rsid="00c32507" style:font-name-asian="Roboto1" style:font-size-asian="14pt" style:font-weight-asian="bold" style:font-name-complex="Roboto1" style:font-size-complex="14pt" style:font-weight-complex="bold"/>
    </style:style>
    <style:style style:name="P263" style:family="paragraph" style:parent-style-name="Standard" style:list-style-name="L22">
      <style:paragraph-properties fo:margin-top="0cm" fo:margin-bottom="0.353cm" style:contextual-spacing="false"/>
      <style:text-properties fo:color="#000000" loext:opacity="100%" style:font-name="Roboto" fo:font-size="14pt" fo:language="en" fo:country="US" fo:font-weight="bold" officeooo:rsid="00c4cb28" officeooo:paragraph-rsid="00c4cb28" style:font-name-asian="Roboto1" style:font-size-asian="14pt" style:font-weight-asian="bold" style:font-name-complex="Roboto1" style:font-size-complex="14pt" style:font-weight-complex="bold"/>
    </style:style>
    <style:style style:name="P264" style:family="paragraph" style:parent-style-name="Standard" style:list-style-name="L22">
      <style:paragraph-properties fo:margin-top="0cm" fo:margin-bottom="0.353cm" style:contextual-spacing="false"/>
      <style:text-properties fo:color="#000000" loext:opacity="100%" style:font-name="Roboto" fo:font-size="14pt" fo:language="en" fo:country="US" fo:font-weight="bold" officeooo:rsid="00c57204" officeooo:paragraph-rsid="00c57204" style:font-name-asian="Roboto1" style:font-size-asian="14pt" style:font-weight-asian="bold" style:font-name-complex="Roboto1" style:font-size-complex="14pt" style:font-weight-complex="bold"/>
    </style:style>
    <style:style style:name="P265" style:family="paragraph" style:parent-style-name="Standard" style:list-style-name="L22">
      <style:paragraph-properties fo:margin-top="0cm" fo:margin-bottom="0.353cm" style:contextual-spacing="false"/>
      <style:text-properties fo:color="#000000" loext:opacity="100%" style:font-name="Roboto" fo:font-size="14pt" fo:language="en" fo:country="US" fo:font-weight="bold" officeooo:rsid="00c74cd8" officeooo:paragraph-rsid="00c74cd8" style:font-name-asian="Roboto1" style:font-size-asian="14pt" style:font-weight-asian="bold" style:font-name-complex="Roboto1" style:font-size-complex="14pt" style:font-weight-complex="bold"/>
    </style:style>
    <style:style style:name="P266" style:family="paragraph" style:parent-style-name="Standard" style:list-style-name="L2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cb671d" officeooo:paragraph-rsid="00cb671d" style:font-name-asian="Roboto1" style:font-size-asian="16pt" style:font-weight-asian="bold" style:font-name-complex="Roboto1" style:font-size-complex="14pt" style:font-weight-complex="bold"/>
    </style:style>
    <style:style style:name="P267" style:family="paragraph" style:parent-style-name="Standard" style:list-style-name="L2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cc5aea" officeooo:paragraph-rsid="00cc5aea" style:font-name-asian="Roboto1" style:font-size-asian="16pt" style:font-weight-asian="bold" style:font-name-complex="Roboto1" style:font-size-complex="14pt" style:font-weight-complex="bold"/>
    </style:style>
    <style:style style:name="P268" style:family="paragraph" style:parent-style-name="Standard" style:list-style-name="L2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cdabfb" officeooo:paragraph-rsid="00cdabfb" style:font-name-asian="Roboto1" style:font-size-asian="16pt" style:font-weight-asian="bold" style:font-name-complex="Roboto1" style:font-size-complex="14pt" style:font-weight-complex="bold"/>
    </style:style>
    <style:style style:name="P269" style:family="paragraph" style:parent-style-name="Standard" style:list-style-name="L2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ce2128" officeooo:paragraph-rsid="00ce2128" style:font-name-asian="Roboto1" style:font-size-asian="16pt" style:font-weight-asian="bold" style:font-name-complex="Roboto1" style:font-size-complex="14pt" style:font-weight-complex="bold"/>
    </style:style>
    <style:style style:name="P270" style:family="paragraph" style:parent-style-name="Standard" style:list-style-name="L2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019c0" officeooo:paragraph-rsid="00d019c0" style:font-name-asian="Roboto1" style:font-size-asian="16pt" style:font-weight-asian="bold" style:font-name-complex="Roboto1" style:font-size-complex="14pt" style:font-weight-complex="bold"/>
    </style:style>
    <style:style style:name="P271" style:family="paragraph" style:parent-style-name="Standard" style:list-style-name="L2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0fdbc" officeooo:paragraph-rsid="00d0fdbc" style:font-name-asian="Roboto1" style:font-size-asian="16pt" style:font-weight-asian="bold" style:font-name-complex="Roboto1" style:font-size-complex="14pt" style:font-weight-complex="bold"/>
    </style:style>
    <style:style style:name="P272" style:family="paragraph" style:parent-style-name="Standard" style:list-style-name="L2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276fa" officeooo:paragraph-rsid="00d276fa" style:font-name-asian="Roboto1" style:font-size-asian="16pt" style:font-weight-asian="bold" style:font-name-complex="Roboto1" style:font-size-complex="14pt" style:font-weight-complex="bold"/>
    </style:style>
    <style:style style:name="P273" style:family="paragraph" style:parent-style-name="Standard" style:list-style-name="L2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3121e" officeooo:paragraph-rsid="00d3121e" style:font-name-asian="Roboto1" style:font-size-asian="16pt" style:font-weight-asian="bold" style:font-name-complex="Roboto1" style:font-size-complex="14pt" style:font-weight-complex="bold"/>
    </style:style>
    <style:style style:name="P274" style:family="paragraph" style:parent-style-name="Standard" style:list-style-name="L2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4fa63" officeooo:paragraph-rsid="00d4fa63" style:font-name-asian="Roboto1" style:font-size-asian="16pt" style:font-weight-asian="bold" style:font-name-complex="Roboto1" style:font-size-complex="14pt" style:font-weight-complex="bold"/>
    </style:style>
    <style:style style:name="P275" style:family="paragraph" style:parent-style-name="Standard" style:list-style-name="L2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69ed4" officeooo:paragraph-rsid="00d69ed4" style:font-name-asian="Roboto1" style:font-size-asian="16pt" style:font-weight-asian="bold" style:font-name-complex="Roboto1" style:font-size-complex="14pt" style:font-weight-complex="bold"/>
    </style:style>
    <style:style style:name="P276" style:family="paragraph" style:parent-style-name="Standard" style:list-style-name="L25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9df58" officeooo:paragraph-rsid="00d9df58" style:font-name-asian="Roboto1" style:font-size-asian="16pt" style:font-weight-asian="bold" style:font-name-complex="Roboto1" style:font-size-complex="14pt" style:font-weight-complex="bold"/>
    </style:style>
    <style:style style:name="P277" style:family="paragraph" style:parent-style-name="Standard" style:list-style-name="L25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ac325" officeooo:paragraph-rsid="00dac325" style:font-name-asian="Roboto1" style:font-size-asian="16pt" style:font-weight-asian="bold" style:font-name-complex="Roboto1" style:font-size-complex="14pt" style:font-weight-complex="bold"/>
    </style:style>
    <style:style style:name="P278" style:family="paragraph" style:parent-style-name="Standard" style:list-style-name="L25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bc5ec" officeooo:paragraph-rsid="00dbc5ec" style:font-name-asian="Roboto1" style:font-size-asian="16pt" style:font-weight-asian="bold" style:font-name-complex="Roboto1" style:font-size-complex="14pt" style:font-weight-complex="bold"/>
    </style:style>
    <style:style style:name="P279" style:family="paragraph" style:parent-style-name="Standard" style:list-style-name="L2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cc607" officeooo:paragraph-rsid="00dcc607" style:font-name-asian="Roboto1" style:font-size-asian="16pt" style:font-weight-asian="bold" style:font-name-complex="Roboto1" style:font-size-complex="14pt" style:font-weight-complex="bold"/>
    </style:style>
    <style:style style:name="P280" style:family="paragraph" style:parent-style-name="Standard" style:list-style-name="L2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d91b7" officeooo:paragraph-rsid="00dd91b7" style:font-name-asian="Roboto1" style:font-size-asian="16pt" style:font-weight-asian="bold" style:font-name-complex="Roboto1" style:font-size-complex="14pt" style:font-weight-complex="bold"/>
    </style:style>
    <style:style style:name="P281" style:family="paragraph" style:parent-style-name="Standard" style:list-style-name="L2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e1ae8" officeooo:paragraph-rsid="00de1ae8" style:font-name-asian="Roboto1" style:font-size-asian="16pt" style:font-weight-asian="bold" style:font-name-complex="Roboto1" style:font-size-complex="14pt" style:font-weight-complex="bold"/>
    </style:style>
    <style:style style:name="P282" style:family="paragraph" style:parent-style-name="Standard" style:list-style-name="L2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fd9cc" officeooo:paragraph-rsid="00dfd9cc" style:font-name-asian="Roboto1" style:font-size-asian="16pt" style:font-weight-asian="bold" style:font-name-complex="Roboto1" style:font-size-complex="14pt" style:font-weight-complex="bold"/>
    </style:style>
    <style:style style:name="P283" style:family="paragraph" style:parent-style-name="Standard" style:list-style-name="L2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e13d20" officeooo:paragraph-rsid="00e13d20" style:font-name-asian="Roboto1" style:font-size-asian="16pt" style:font-weight-asian="bold" style:font-name-complex="Roboto1" style:font-size-complex="14pt" style:font-weight-complex="bold"/>
    </style:style>
    <style:style style:name="P284" style:family="paragraph" style:parent-style-name="Standard" style:list-style-name="L2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e17ec2" officeooo:paragraph-rsid="00e17ec2" style:font-name-asian="Roboto1" style:font-size-asian="16pt" style:font-weight-asian="bold" style:font-name-complex="Roboto1" style:font-size-complex="14pt" style:font-weight-complex="bold"/>
    </style:style>
    <style:style style:name="P285" style:family="paragraph" style:parent-style-name="Standard" style:list-style-name="L27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e38cb3" officeooo:paragraph-rsid="00e38cb3" style:font-name-asian="Roboto1" style:font-size-asian="16pt" style:font-weight-asian="bold" style:font-name-complex="Roboto1" style:font-size-complex="14pt" style:font-weight-complex="bold"/>
    </style:style>
    <style:style style:name="P286" style:family="paragraph" style:parent-style-name="Standard" style:list-style-name="L27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e5852a" officeooo:paragraph-rsid="00e5852a" style:font-name-asian="Roboto1" style:font-size-asian="16pt" style:font-weight-asian="bold" style:font-name-complex="Roboto1" style:font-size-complex="14pt" style:font-weight-complex="bold"/>
    </style:style>
    <style:style style:name="P287" style:family="paragraph" style:parent-style-name="Standard" style:list-style-name="L28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e83ed2" officeooo:paragraph-rsid="00e83ed2" style:font-name-asian="Roboto1" style:font-size-asian="16pt" style:font-weight-asian="bold" style:font-name-complex="Roboto1" style:font-size-complex="14pt" style:font-weight-complex="bold"/>
    </style:style>
    <style:style style:name="P288" style:family="paragraph" style:parent-style-name="Standard" style:list-style-name="L28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eb51d4" officeooo:paragraph-rsid="00eb51d4" style:font-name-asian="Roboto1" style:font-size-asian="16pt" style:font-weight-asian="bold" style:font-name-complex="Roboto1" style:font-size-complex="14pt" style:font-weight-complex="bold"/>
    </style:style>
    <style:style style:name="P289" style:family="paragraph" style:parent-style-name="Standard" style:list-style-name="L29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ee66c7" officeooo:paragraph-rsid="00ee66c7" style:font-name-asian="Roboto1" style:font-size-asian="16pt" style:font-weight-asian="bold" style:font-name-complex="Roboto1" style:font-size-complex="14pt" style:font-weight-complex="bold"/>
    </style:style>
    <style:style style:name="P290" style:family="paragraph" style:parent-style-name="Standard" style:list-style-name="L30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f3750c" officeooo:paragraph-rsid="00f3750c" style:font-name-asian="Roboto1" style:font-size-asian="16pt" style:font-weight-asian="bold" style:font-name-complex="Roboto1" style:font-size-complex="14pt" style:font-weight-complex="bold"/>
    </style:style>
    <style:style style:name="P291" style:family="paragraph" style:parent-style-name="Standard" style:list-style-name="L30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f3f469" officeooo:paragraph-rsid="00f3f469" style:font-name-asian="Roboto1" style:font-size-asian="16pt" style:font-weight-asian="bold" style:font-name-complex="Roboto1" style:font-size-complex="14pt" style:font-weight-complex="bold"/>
    </style:style>
    <style:style style:name="P292" style:family="paragraph" style:parent-style-name="Standard" style:list-style-name="L31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f63fa8" officeooo:paragraph-rsid="00f63fa8" style:font-name-asian="Roboto1" style:font-size-asian="16pt" style:font-weight-asian="bold" style:font-name-complex="Roboto1" style:font-size-complex="14pt" style:font-weight-complex="bold"/>
    </style:style>
    <style:style style:name="P293" style:family="paragraph" style:parent-style-name="Standard" style:list-style-name="L31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f71fa2" officeooo:paragraph-rsid="00f71fa2" style:font-name-asian="Roboto1" style:font-size-asian="16pt" style:font-weight-asian="bold" style:font-name-complex="Roboto1" style:font-size-complex="14pt" style:font-weight-complex="bold"/>
    </style:style>
    <style:style style:name="P294" style:family="paragraph" style:parent-style-name="Standard" style:list-style-name="L31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f8d87e" officeooo:paragraph-rsid="00f8d87e" style:font-name-asian="Roboto1" style:font-size-asian="16pt" style:font-weight-asian="bold" style:font-name-complex="Roboto1" style:font-size-complex="14pt" style:font-weight-complex="bold"/>
    </style:style>
    <style:style style:name="P295" style:family="paragraph" style:parent-style-name="Standard" style:list-style-name="L31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f9c3c6" officeooo:paragraph-rsid="00f9c3c6" style:font-name-asian="Roboto1" style:font-size-asian="16pt" style:font-weight-asian="bold" style:font-name-complex="Roboto1" style:font-size-complex="14pt" style:font-weight-complex="bold"/>
    </style:style>
    <style:style style:name="P296" style:family="paragraph" style:parent-style-name="Standard" style:list-style-name="L31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fa8395" officeooo:paragraph-rsid="00fa8395" style:font-name-asian="Roboto1" style:font-size-asian="16pt" style:font-weight-asian="bold" style:font-name-complex="Roboto1" style:font-size-complex="14pt" style:font-weight-complex="bold"/>
    </style:style>
    <style:style style:name="P297" style:family="paragraph" style:parent-style-name="Standard" style:list-style-name="L32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ff06ef" officeooo:paragraph-rsid="00ff06ef" style:font-name-asian="Roboto1" style:font-size-asian="16pt" style:font-weight-asian="bold" style:font-name-complex="Roboto1" style:font-size-complex="14pt" style:font-weight-complex="bold"/>
    </style:style>
    <style:style style:name="P298" style:family="paragraph" style:parent-style-name="Standard" style:list-style-name="L32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006549" officeooo:paragraph-rsid="01006549" style:font-name-asian="Roboto1" style:font-size-asian="16pt" style:font-weight-asian="bold" style:font-name-complex="Roboto1" style:font-size-complex="14pt" style:font-weight-complex="bold"/>
    </style:style>
    <style:style style:name="P299" style:family="paragraph" style:parent-style-name="Standard" style:list-style-name="L32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010a6e" officeooo:paragraph-rsid="01010a6e" style:font-name-asian="Roboto1" style:font-size-asian="16pt" style:font-weight-asian="bold" style:font-name-complex="Roboto1" style:font-size-complex="14pt" style:font-weight-complex="bold"/>
    </style:style>
    <style:style style:name="P300" style:family="paragraph" style:parent-style-name="Standard" style:list-style-name="L32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029cb1" officeooo:paragraph-rsid="01029cb1" style:font-name-asian="Roboto1" style:font-size-asian="16pt" style:font-weight-asian="bold" style:font-name-complex="Roboto1" style:font-size-complex="14pt" style:font-weight-complex="bold"/>
    </style:style>
    <style:style style:name="P301" style:family="paragraph" style:parent-style-name="Standard" style:list-style-name="L3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04db14" officeooo:paragraph-rsid="0104db14" style:font-name-asian="Roboto1" style:font-size-asian="16pt" style:font-weight-asian="bold" style:font-name-complex="Roboto1" style:font-size-complex="14pt" style:font-weight-complex="bold"/>
    </style:style>
    <style:style style:name="P302" style:family="paragraph" style:parent-style-name="Standard" style:list-style-name="L3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05c8f0" officeooo:paragraph-rsid="0105c8f0" style:font-name-asian="Roboto1" style:font-size-asian="16pt" style:font-weight-asian="bold" style:font-name-complex="Roboto1" style:font-size-complex="14pt" style:font-weight-complex="bold"/>
    </style:style>
    <style:style style:name="P303" style:family="paragraph" style:parent-style-name="Standard" style:list-style-name="L3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07a167" officeooo:paragraph-rsid="0107a167" style:font-name-asian="Roboto1" style:font-size-asian="16pt" style:font-weight-asian="bold" style:font-name-complex="Roboto1" style:font-size-complex="14pt" style:font-weight-complex="bold"/>
    </style:style>
    <style:style style:name="P304" style:family="paragraph" style:parent-style-name="Standard" style:list-style-name="L3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0c5f8f" officeooo:paragraph-rsid="010c5f8f" style:font-name-asian="Roboto1" style:font-size-asian="16pt" style:font-weight-asian="bold" style:font-name-complex="Roboto1" style:font-size-complex="14pt" style:font-weight-complex="bold"/>
    </style:style>
    <style:style style:name="P305" style:family="paragraph" style:parent-style-name="Standard" style:list-style-name="L3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0d3510" officeooo:paragraph-rsid="010d3510" style:font-name-asian="Roboto1" style:font-size-asian="16pt" style:font-weight-asian="bold" style:font-name-complex="Roboto1" style:font-size-complex="14pt" style:font-weight-complex="bold"/>
    </style:style>
    <style:style style:name="P306" style:family="paragraph" style:parent-style-name="Standard" style:list-style-name="L3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0d899f" officeooo:paragraph-rsid="010d899f" style:font-name-asian="Roboto1" style:font-size-asian="16pt" style:font-weight-asian="bold" style:font-name-complex="Roboto1" style:font-size-complex="14pt" style:font-weight-complex="bold"/>
    </style:style>
    <style:style style:name="P307" style:family="paragraph" style:parent-style-name="Standard" style:list-style-name="L35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0f83c0" officeooo:paragraph-rsid="010f83c0" style:font-name-asian="Roboto1" style:font-size-asian="16pt" style:font-weight-asian="bold" style:font-name-complex="Roboto1" style:font-size-complex="14pt" style:font-weight-complex="bold"/>
    </style:style>
    <style:style style:name="P308" style:family="paragraph" style:parent-style-name="Standard" style:list-style-name="L35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112bda" officeooo:paragraph-rsid="01112bda" style:font-name-asian="Roboto1" style:font-size-asian="16pt" style:font-weight-asian="bold" style:font-name-complex="Roboto1" style:font-size-complex="14pt" style:font-weight-complex="bold"/>
    </style:style>
    <style:style style:name="P309" style:family="paragraph" style:parent-style-name="Standard" style:list-style-name="L3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1273f5" officeooo:paragraph-rsid="011273f5" style:font-name-asian="Roboto1" style:font-size-asian="16pt" style:font-weight-asian="bold" style:font-name-complex="Roboto1" style:font-size-complex="14pt" style:font-weight-complex="bold"/>
    </style:style>
    <style:style style:name="P310" style:family="paragraph" style:parent-style-name="Standard" style:list-style-name="L3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13a1bd" officeooo:paragraph-rsid="0113a1bd" style:font-name-asian="Roboto1" style:font-size-asian="16pt" style:font-weight-asian="bold" style:font-name-complex="Roboto1" style:font-size-complex="14pt" style:font-weight-complex="bold"/>
    </style:style>
    <style:style style:name="P311" style:family="paragraph" style:parent-style-name="Standard" style:list-style-name="L3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157422" officeooo:paragraph-rsid="01157422" style:font-name-asian="Roboto1" style:font-size-asian="16pt" style:font-weight-asian="bold" style:font-name-complex="Roboto1" style:font-size-complex="14pt" style:font-weight-complex="bold"/>
    </style:style>
    <style:style style:name="P312" style:family="paragraph" style:parent-style-name="Standard" style:list-style-name="L3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15bb6f" officeooo:paragraph-rsid="0115bb6f" style:font-name-asian="Roboto1" style:font-size-asian="16pt" style:font-weight-asian="bold" style:font-name-complex="Roboto1" style:font-size-complex="14pt" style:font-weight-complex="bold"/>
    </style:style>
    <style:style style:name="P313" style:family="paragraph" style:parent-style-name="Standard" style:list-style-name="L37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18ff95" officeooo:paragraph-rsid="0118ff95" style:font-name-asian="Roboto1" style:font-size-asian="16pt" style:font-weight-asian="bold" style:font-name-complex="Roboto1" style:font-size-complex="14pt" style:font-weight-complex="bold"/>
    </style:style>
    <style:style style:name="P314" style:family="paragraph" style:parent-style-name="Standard" style:list-style-name="L37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1bdad0" officeooo:paragraph-rsid="011bdad0" style:font-name-asian="Roboto1" style:font-size-asian="16pt" style:font-weight-asian="bold" style:font-name-complex="Roboto1" style:font-size-complex="14pt" style:font-weight-complex="bold"/>
    </style:style>
    <style:style style:name="P315" style:family="paragraph" style:parent-style-name="Standard" style:list-style-name="L38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1d8749" officeooo:paragraph-rsid="011d8749" style:font-name-asian="Roboto1" style:font-size-asian="16pt" style:font-weight-asian="bold" style:font-name-complex="Roboto1" style:font-size-complex="14pt" style:font-weight-complex="bold"/>
    </style:style>
    <style:style style:name="P316" style:family="paragraph" style:parent-style-name="Standard" style:list-style-name="L38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1e26f9" officeooo:paragraph-rsid="011e26f9" style:font-name-asian="Roboto1" style:font-size-asian="16pt" style:font-weight-asian="bold" style:font-name-complex="Roboto1" style:font-size-complex="14pt" style:font-weight-complex="bold"/>
    </style:style>
    <style:style style:name="P317" style:family="paragraph" style:parent-style-name="Standard" style:list-style-name="L38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1fadc7" officeooo:paragraph-rsid="011fadc7" style:font-name-asian="Roboto1" style:font-size-asian="16pt" style:font-weight-asian="bold" style:font-name-complex="Roboto1" style:font-size-complex="14pt" style:font-weight-complex="bold"/>
    </style:style>
    <style:style style:name="P318" style:family="paragraph" style:parent-style-name="Standard" style:list-style-name="L38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0ac2a" officeooo:paragraph-rsid="0120ac2a" style:font-name-asian="Roboto1" style:font-size-asian="16pt" style:font-weight-asian="bold" style:font-name-complex="Roboto1" style:font-size-complex="14pt" style:font-weight-complex="bold"/>
    </style:style>
    <style:style style:name="P319" style:family="paragraph" style:parent-style-name="Standard" style:list-style-name="L38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1134e" officeooo:paragraph-rsid="0121134e" style:font-name-asian="Roboto1" style:font-size-asian="16pt" style:font-weight-asian="bold" style:font-name-complex="Roboto1" style:font-size-complex="14pt" style:font-weight-complex="bold"/>
    </style:style>
    <style:style style:name="P320" style:family="paragraph" style:parent-style-name="Standard" style:list-style-name="L39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19c93" officeooo:paragraph-rsid="01219c93" style:font-name-asian="Roboto1" style:font-size-asian="16pt" style:font-weight-asian="bold" style:font-name-complex="Roboto1" style:font-size-complex="14pt" style:font-weight-complex="bold"/>
    </style:style>
    <style:style style:name="P321" style:family="paragraph" style:parent-style-name="Standard" style:list-style-name="L39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31454" officeooo:paragraph-rsid="01231454" style:font-name-asian="Roboto1" style:font-size-asian="16pt" style:font-weight-asian="bold" style:font-name-complex="Roboto1" style:font-size-complex="14pt" style:font-weight-complex="bold"/>
    </style:style>
    <style:style style:name="P322" style:family="paragraph" style:parent-style-name="Standard" style:list-style-name="L39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4884d" officeooo:paragraph-rsid="0124884d" style:font-name-asian="Roboto1" style:font-size-asian="16pt" style:font-weight-asian="bold" style:font-name-complex="Roboto1" style:font-size-complex="14pt" style:font-weight-complex="bold"/>
    </style:style>
    <style:style style:name="P323" style:family="paragraph" style:parent-style-name="Standard" style:list-style-name="L39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4d8cc" officeooo:paragraph-rsid="0124d8cc" style:font-name-asian="Roboto1" style:font-size-asian="16pt" style:font-weight-asian="bold" style:font-name-complex="Roboto1" style:font-size-complex="14pt" style:font-weight-complex="bold"/>
    </style:style>
    <style:style style:name="P324" style:family="paragraph" style:parent-style-name="Standard" style:list-style-name="L39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65ed4" officeooo:paragraph-rsid="01265ed4" style:font-name-asian="Roboto1" style:font-size-asian="16pt" style:font-weight-asian="bold" style:font-name-complex="Roboto1" style:font-size-complex="14pt" style:font-weight-complex="bold"/>
    </style:style>
    <style:style style:name="P325" style:family="paragraph" style:parent-style-name="Standard" style:list-style-name="L40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6c18e" officeooo:paragraph-rsid="0126c18e" style:font-name-asian="Roboto1" style:font-size-asian="16pt" style:font-weight-asian="bold" style:font-name-complex="Roboto1" style:font-size-complex="14pt" style:font-weight-complex="bold"/>
    </style:style>
    <style:style style:name="P326" style:family="paragraph" style:parent-style-name="Standard" style:list-style-name="L40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838c2" officeooo:paragraph-rsid="012838c2" style:font-name-asian="Roboto1" style:font-size-asian="16pt" style:font-weight-asian="bold" style:font-name-complex="Roboto1" style:font-size-complex="14pt" style:font-weight-complex="bold"/>
    </style:style>
    <style:style style:name="P327" style:family="paragraph" style:parent-style-name="Standard" style:list-style-name="L40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92c01" officeooo:paragraph-rsid="01292c01" style:font-name-asian="Roboto1" style:font-size-asian="16pt" style:font-weight-asian="bold" style:font-name-complex="Roboto1" style:font-size-complex="14pt" style:font-weight-complex="bold"/>
    </style:style>
    <style:style style:name="P328" style:family="paragraph" style:parent-style-name="Standard" style:list-style-name="L40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a8306" officeooo:paragraph-rsid="012a8306" style:font-name-asian="Roboto1" style:font-size-asian="16pt" style:font-weight-asian="bold" style:font-name-complex="Roboto1" style:font-size-complex="14pt" style:font-weight-complex="bold"/>
    </style:style>
    <style:style style:name="P329" style:family="paragraph" style:parent-style-name="Standard" style:list-style-name="L41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c6760" officeooo:paragraph-rsid="012c6760" style:font-name-asian="Roboto1" style:font-size-asian="16pt" style:font-weight-asian="bold" style:font-name-complex="Roboto1" style:font-size-complex="14pt" style:font-weight-complex="bold"/>
    </style:style>
    <style:style style:name="P330" style:family="paragraph" style:parent-style-name="Standard" style:list-style-name="L41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d92e3" officeooo:paragraph-rsid="012d92e3" style:font-name-asian="Roboto1" style:font-size-asian="16pt" style:font-weight-asian="bold" style:font-name-complex="Roboto1" style:font-size-complex="14pt" style:font-weight-complex="bold"/>
    </style:style>
    <style:style style:name="P331" style:family="paragraph" style:parent-style-name="Standard" style:list-style-name="L41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ed014" officeooo:paragraph-rsid="012ed014" style:font-name-asian="Roboto1" style:font-size-asian="16pt" style:font-weight-asian="bold" style:font-name-complex="Roboto1" style:font-size-complex="14pt" style:font-weight-complex="bold"/>
    </style:style>
    <style:style style:name="P332" style:family="paragraph" style:parent-style-name="Standard" style:list-style-name="L41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f1e59" officeooo:paragraph-rsid="012f1e59" style:font-name-asian="Roboto1" style:font-size-asian="16pt" style:font-weight-asian="bold" style:font-name-complex="Roboto1" style:font-size-complex="14pt" style:font-weight-complex="bold"/>
    </style:style>
    <style:style style:name="P333" style:family="paragraph" style:parent-style-name="Standard" style:list-style-name="L42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31cdda" officeooo:paragraph-rsid="0131cdda" style:font-name-asian="Roboto1" style:font-size-asian="16pt" style:font-weight-asian="bold" style:font-name-complex="Roboto1" style:font-size-complex="14pt" style:font-weight-complex="bold"/>
    </style:style>
    <style:style style:name="P334" style:family="paragraph" style:parent-style-name="Standard" style:list-style-name="L42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33a6e5" officeooo:paragraph-rsid="0133a6e5" style:font-name-asian="Roboto1" style:font-size-asian="16pt" style:font-weight-asian="bold" style:font-name-complex="Roboto1" style:font-size-complex="14pt" style:font-weight-complex="bold"/>
    </style:style>
    <style:style style:name="P335" style:family="paragraph" style:parent-style-name="Standard" style:list-style-name="L42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354d73" officeooo:paragraph-rsid="01354d73" style:font-name-asian="Roboto1" style:font-size-asian="16pt" style:font-weight-asian="bold" style:font-name-complex="Roboto1" style:font-size-complex="14pt" style:font-weight-complex="bold"/>
    </style:style>
    <style:style style:name="P336" style:family="paragraph" style:parent-style-name="Standard" style:list-style-name="L4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363f9f" officeooo:paragraph-rsid="01363f9f" style:font-name-asian="Roboto1" style:font-size-asian="16pt" style:font-weight-asian="bold" style:font-name-complex="Roboto1" style:font-size-complex="14pt" style:font-weight-complex="bold"/>
    </style:style>
    <style:style style:name="P337" style:family="paragraph" style:parent-style-name="Standard" style:list-style-name="L4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37df66" officeooo:paragraph-rsid="0137df66" style:font-name-asian="Roboto1" style:font-size-asian="16pt" style:font-weight-asian="bold" style:font-name-complex="Roboto1" style:font-size-complex="14pt" style:font-weight-complex="bold"/>
    </style:style>
    <style:style style:name="P338" style:family="paragraph" style:parent-style-name="Standard" style:list-style-name="L4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39d7a9" officeooo:paragraph-rsid="0139d7a9" style:font-name-asian="Roboto1" style:font-size-asian="16pt" style:font-weight-asian="bold" style:font-name-complex="Roboto1" style:font-size-complex="14pt" style:font-weight-complex="bold"/>
    </style:style>
    <style:style style:name="P339" style:family="paragraph" style:parent-style-name="Standard" style:list-style-name="L4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3bac0a" officeooo:paragraph-rsid="013bac0a" style:font-name-asian="Roboto1" style:font-size-asian="16pt" style:font-weight-asian="bold" style:font-name-complex="Roboto1" style:font-size-complex="14pt" style:font-weight-complex="bold"/>
    </style:style>
    <style:style style:name="P340" style:family="paragraph" style:parent-style-name="Standard" style:list-style-name="L4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3e3c59" officeooo:paragraph-rsid="013e3c59" style:font-name-asian="Roboto1" style:font-size-asian="16pt" style:font-weight-asian="bold" style:font-name-complex="Roboto1" style:font-size-complex="14pt" style:font-weight-complex="bold"/>
    </style:style>
    <style:style style:name="P341" style:family="paragraph" style:parent-style-name="Standard" style:list-style-name="L4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3e4c65" officeooo:paragraph-rsid="013e4c65" style:font-name-asian="Roboto1" style:font-size-asian="16pt" style:font-weight-asian="bold" style:font-name-complex="Roboto1" style:font-size-complex="14pt" style:font-weight-complex="bold"/>
    </style:style>
    <style:style style:name="P342" style:family="paragraph" style:parent-style-name="Standard" style:list-style-name="L45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413e15" officeooo:paragraph-rsid="01413e15" style:font-name-asian="Roboto1" style:font-size-asian="16pt" style:font-weight-asian="bold" style:font-name-complex="Roboto1" style:font-size-complex="14pt" style:font-weight-complex="bold"/>
    </style:style>
    <style:style style:name="P343" style:family="paragraph" style:parent-style-name="Standard" style:list-style-name="L4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46402b" officeooo:paragraph-rsid="0146402b" style:font-name-asian="Roboto1" style:font-size-asian="16pt" style:font-weight-asian="bold" style:font-name-complex="Roboto1" style:font-size-complex="14pt" style:font-weight-complex="bold"/>
    </style:style>
    <style:style style:name="P344" style:family="paragraph" style:parent-style-name="Standard" style:list-style-name="L4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466625" officeooo:paragraph-rsid="01466625" style:font-name-asian="Roboto1" style:font-size-asian="16pt" style:font-weight-asian="bold" style:font-name-complex="Roboto1" style:font-size-complex="14pt" style:font-weight-complex="bold"/>
    </style:style>
    <style:style style:name="P345" style:family="paragraph" style:parent-style-name="Standard" style:list-style-name="L4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47586f" officeooo:paragraph-rsid="0147586f" style:font-name-asian="Roboto1" style:font-size-asian="16pt" style:font-weight-asian="bold" style:font-name-complex="Roboto1" style:font-size-complex="14pt" style:font-weight-complex="bold"/>
    </style:style>
    <style:style style:name="P346" style:family="paragraph" style:parent-style-name="Standard" style:list-style-name="L4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484a77" officeooo:paragraph-rsid="01484a77" style:font-name-asian="Roboto1" style:font-size-asian="16pt" style:font-weight-asian="bold" style:font-name-complex="Roboto1" style:font-size-complex="14pt" style:font-weight-complex="bold"/>
    </style:style>
    <style:style style:name="P347" style:family="paragraph" style:parent-style-name="Standard" style:list-style-name="L47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4d1485" officeooo:paragraph-rsid="014d1485" style:font-name-asian="Roboto1" style:font-size-asian="16pt" style:font-weight-asian="bold" style:font-name-complex="Roboto1" style:font-size-complex="14pt" style:font-weight-complex="bold"/>
    </style:style>
    <style:style style:name="P348" style:family="paragraph" style:parent-style-name="Standard" style:list-style-name="L47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4dbc2e" officeooo:paragraph-rsid="014dbc2e" style:font-name-asian="Roboto1" style:font-size-asian="16pt" style:font-weight-asian="bold" style:font-name-complex="Roboto1" style:font-size-complex="14pt" style:font-weight-complex="bold"/>
    </style:style>
    <style:style style:name="P349" style:family="paragraph" style:parent-style-name="Standard" style:list-style-name="L47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4f1745" officeooo:paragraph-rsid="014f1745" style:font-name-asian="Roboto1" style:font-size-asian="16pt" style:font-weight-asian="bold" style:font-name-complex="Roboto1" style:font-size-complex="14pt" style:font-weight-complex="bold"/>
    </style:style>
    <style:style style:name="P350" style:family="paragraph" style:parent-style-name="Standard" style:list-style-name="L47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508444" officeooo:paragraph-rsid="01508444" style:font-name-asian="Roboto1" style:font-size-asian="16pt" style:font-weight-asian="bold" style:font-name-complex="Roboto1" style:font-size-complex="14pt" style:font-weight-complex="bold"/>
    </style:style>
    <style:style style:name="P351" style:family="paragraph" style:parent-style-name="Standard" style:list-style-name="L47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50a79e" officeooo:paragraph-rsid="0150a79e" style:font-name-asian="Roboto1" style:font-size-asian="16pt" style:font-weight-asian="bold" style:font-name-complex="Roboto1" style:font-size-complex="14pt" style:font-weight-complex="bold"/>
    </style:style>
    <style:style style:name="P352" style:family="paragraph" style:parent-style-name="Standard" style:list-style-name="L48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5238d9" officeooo:paragraph-rsid="015238d9" style:font-name-asian="Roboto1" style:font-size-asian="16pt" style:font-weight-asian="bold" style:font-name-complex="Roboto1" style:font-size-complex="14pt" style:font-weight-complex="bold"/>
    </style:style>
    <style:style style:name="P353" style:family="paragraph" style:parent-style-name="Standard" style:list-style-name="L48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540a7a" officeooo:paragraph-rsid="01540a7a" style:font-name-asian="Roboto1" style:font-size-asian="16pt" style:font-weight-asian="bold" style:font-name-complex="Roboto1" style:font-size-complex="14pt" style:font-weight-complex="bold"/>
    </style:style>
    <style:style style:name="P354" style:family="paragraph" style:parent-style-name="Standard" style:list-style-name="L49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592ee5" officeooo:paragraph-rsid="01592ee5" style:font-name-asian="Roboto1" style:font-size-asian="16pt" style:font-weight-asian="bold" style:font-name-complex="Roboto1" style:font-size-complex="14pt" style:font-weight-complex="bold"/>
    </style:style>
    <style:style style:name="P355" style:family="paragraph" style:parent-style-name="Standard" style:list-style-name="L49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5a5ccf" officeooo:paragraph-rsid="015a5ccf" style:font-name-asian="Roboto1" style:font-size-asian="16pt" style:font-weight-asian="bold" style:font-name-complex="Roboto1" style:font-size-complex="14pt" style:font-weight-complex="bold"/>
    </style:style>
    <style:style style:name="P356" style:family="paragraph" style:parent-style-name="Standard" style:list-style-name="L49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5c0429" officeooo:paragraph-rsid="015c0429" style:font-name-asian="Roboto1" style:font-size-asian="16pt" style:font-weight-asian="bold" style:font-name-complex="Roboto1" style:font-size-complex="14pt" style:font-weight-complex="bold"/>
    </style:style>
    <style:style style:name="P357" style:family="paragraph" style:parent-style-name="Standard" style:list-style-name="L49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5d19f6" officeooo:paragraph-rsid="015d19f6" style:font-name-asian="Roboto1" style:font-size-asian="16pt" style:font-weight-asian="bold" style:font-name-complex="Roboto1" style:font-size-complex="14pt" style:font-weight-complex="bold"/>
    </style:style>
    <style:style style:name="P358" style:family="paragraph" style:parent-style-name="Standard" style:list-style-name="L50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6216c6" officeooo:paragraph-rsid="016216c6" style:font-name-asian="Roboto1" style:font-size-asian="16pt" style:font-weight-asian="bold" style:font-name-complex="Roboto1" style:font-size-complex="14pt" style:font-weight-complex="bold"/>
    </style:style>
    <style:style style:name="P359" style:family="paragraph" style:parent-style-name="Standard" style:list-style-name="L50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6349f3" officeooo:paragraph-rsid="016349f3" style:font-name-asian="Roboto1" style:font-size-asian="16pt" style:font-weight-asian="bold" style:font-name-complex="Roboto1" style:font-size-complex="14pt" style:font-weight-complex="bold"/>
    </style:style>
    <style:style style:name="P360" style:family="paragraph" style:parent-style-name="Standard" style:list-style-name="L50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6506ef" officeooo:paragraph-rsid="016506ef" style:font-name-asian="Roboto1" style:font-size-asian="16pt" style:font-weight-asian="bold" style:font-name-complex="Roboto1" style:font-size-complex="14pt" style:font-weight-complex="bold"/>
    </style:style>
    <style:style style:name="P361" style:family="paragraph" style:parent-style-name="Standard" style:list-style-name="L51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69237c" officeooo:paragraph-rsid="0169237c" style:font-name-asian="Roboto1" style:font-size-asian="16pt" style:font-weight-asian="bold" style:font-name-complex="Roboto1" style:font-size-complex="14pt" style:font-weight-complex="bold"/>
    </style:style>
    <style:style style:name="P362" style:family="paragraph" style:parent-style-name="Standard" style:list-style-name="L51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6acb57" officeooo:paragraph-rsid="016acb57" style:font-name-asian="Roboto1" style:font-size-asian="16pt" style:font-weight-asian="bold" style:font-name-complex="Roboto1" style:font-size-complex="14pt" style:font-weight-complex="bold"/>
    </style:style>
    <style:style style:name="P363" style:family="paragraph" style:parent-style-name="Standard" style:list-style-name="L51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6c2e76" officeooo:paragraph-rsid="016c2e76" style:font-name-asian="Roboto1" style:font-size-asian="16pt" style:font-weight-asian="bold" style:font-name-complex="Roboto1" style:font-size-complex="14pt" style:font-weight-complex="bold"/>
    </style:style>
    <style:style style:name="P364" style:family="paragraph" style:parent-style-name="Standard" style:list-style-name="L52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704189" officeooo:paragraph-rsid="01704189" style:font-name-asian="Roboto1" style:font-size-asian="16pt" style:font-weight-asian="bold" style:font-name-complex="Roboto1" style:font-size-complex="14pt" style:font-weight-complex="bold"/>
    </style:style>
    <style:style style:name="P365" style:family="paragraph" style:parent-style-name="Standard" style:list-style-name="L52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70c2d0" officeooo:paragraph-rsid="0170c2d0" style:font-name-asian="Roboto1" style:font-size-asian="16pt" style:font-weight-asian="bold" style:font-name-complex="Roboto1" style:font-size-complex="14pt" style:font-weight-complex="bold"/>
    </style:style>
    <style:style style:name="P366" style:family="paragraph" style:parent-style-name="Standard" style:list-style-name="L52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72360d" officeooo:paragraph-rsid="0172360d" style:font-name-asian="Roboto1" style:font-size-asian="16pt" style:font-weight-asian="bold" style:font-name-complex="Roboto1" style:font-size-complex="14pt" style:font-weight-complex="bold"/>
    </style:style>
    <style:style style:name="P367" style:family="paragraph" style:parent-style-name="Standard" style:list-style-name="L52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73b209" officeooo:paragraph-rsid="0173b209" style:font-name-asian="Roboto1" style:font-size-asian="16pt" style:font-weight-asian="bold" style:font-name-complex="Roboto1" style:font-size-complex="14pt" style:font-weight-complex="bold"/>
    </style:style>
    <style:style style:name="P368" style:family="paragraph" style:parent-style-name="Standard" style:list-style-name="L5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77e6ae" officeooo:paragraph-rsid="0177e6ae" style:font-name-asian="Roboto1" style:font-size-asian="16pt" style:font-weight-asian="bold" style:font-name-complex="Roboto1" style:font-size-complex="14pt" style:font-weight-complex="bold"/>
    </style:style>
    <style:style style:name="P369" style:family="paragraph" style:parent-style-name="Standard" style:list-style-name="L5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799b6c" officeooo:paragraph-rsid="01799b6c" style:font-name-asian="Roboto1" style:font-size-asian="16pt" style:font-weight-asian="bold" style:font-name-complex="Roboto1" style:font-size-complex="14pt" style:font-weight-complex="bold"/>
    </style:style>
    <style:style style:name="P370" style:family="paragraph" style:parent-style-name="Standard" style:list-style-name="L5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7b4db8" officeooo:paragraph-rsid="017b4db8" style:font-name-asian="Roboto1" style:font-size-asian="16pt" style:font-weight-asian="bold" style:font-name-complex="Roboto1" style:font-size-complex="14pt" style:font-weight-complex="bold"/>
    </style:style>
    <style:style style:name="P371" style:family="paragraph" style:parent-style-name="Standard" style:list-style-name="L5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7e5e41" officeooo:paragraph-rsid="017e5e41" style:font-name-asian="Roboto1" style:font-size-asian="16pt" style:font-weight-asian="bold" style:font-name-complex="Roboto1" style:font-size-complex="14pt" style:font-weight-complex="bold"/>
    </style:style>
    <style:style style:name="P372" style:family="paragraph" style:parent-style-name="Standard" style:list-style-name="L5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7e8f9a" officeooo:paragraph-rsid="017e8f9a" style:font-name-asian="Roboto1" style:font-size-asian="16pt" style:font-weight-asian="bold" style:font-name-complex="Roboto1" style:font-size-complex="14pt" style:font-weight-complex="bold"/>
    </style:style>
    <style:style style:name="P373" style:family="paragraph" style:parent-style-name="Standard" style:list-style-name="L5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7eee7a" officeooo:paragraph-rsid="017eee7a" style:font-name-asian="Roboto1" style:font-size-asian="16pt" style:font-weight-asian="bold" style:font-name-complex="Roboto1" style:font-size-complex="14pt" style:font-weight-complex="bold"/>
    </style:style>
    <style:style style:name="P374" style:family="paragraph" style:parent-style-name="Standard" style:list-style-name="L55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8434ae" officeooo:paragraph-rsid="018434ae" style:font-name-asian="Roboto1" style:font-size-asian="16pt" style:font-weight-asian="bold" style:font-name-complex="Roboto1" style:font-size-complex="14pt" style:font-weight-complex="bold"/>
    </style:style>
    <style:style style:name="P375" style:family="paragraph" style:parent-style-name="Standard" style:list-style-name="L55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846645" officeooo:paragraph-rsid="01846645" style:font-name-asian="Roboto1" style:font-size-asian="16pt" style:font-weight-asian="bold" style:font-name-complex="Roboto1" style:font-size-complex="14pt" style:font-weight-complex="bold"/>
    </style:style>
    <style:style style:name="P376" style:family="paragraph" style:parent-style-name="Standard" style:list-style-name="L55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860fd8" officeooo:paragraph-rsid="01860fd8" style:font-name-asian="Roboto1" style:font-size-asian="16pt" style:font-weight-asian="bold" style:font-name-complex="Roboto1" style:font-size-complex="14pt" style:font-weight-complex="bold"/>
    </style:style>
    <style:style style:name="P377" style:family="paragraph" style:parent-style-name="Standard" style:list-style-name="L5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8b2982" officeooo:paragraph-rsid="018b2982" style:font-name-asian="Roboto1" style:font-size-asian="16pt" style:font-weight-asian="bold" style:font-name-complex="Roboto1" style:font-size-complex="14pt" style:font-weight-complex="bold"/>
    </style:style>
    <style:style style:name="P378" style:family="paragraph" style:parent-style-name="Standard" style:list-style-name="L5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8ca911" officeooo:paragraph-rsid="018ca911" style:font-name-asian="Roboto1" style:font-size-asian="16pt" style:font-weight-asian="bold" style:font-name-complex="Roboto1" style:font-size-complex="14pt" style:font-weight-complex="bold"/>
    </style:style>
    <style:style style:name="P379" style:family="paragraph" style:parent-style-name="Standard" style:list-style-name="L57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8f1e67" officeooo:paragraph-rsid="018f1e67" style:font-name-asian="Roboto1" style:font-size-asian="16pt" style:font-weight-asian="bold" style:font-name-complex="Roboto1" style:font-size-complex="14pt" style:font-weight-complex="bold"/>
    </style:style>
    <style:style style:name="P380" style:family="paragraph" style:parent-style-name="Standard" style:list-style-name="L57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8f5b21" officeooo:paragraph-rsid="018f5b21" style:font-name-asian="Roboto1" style:font-size-asian="16pt" style:font-weight-asian="bold" style:font-name-complex="Roboto1" style:font-size-complex="14pt" style:font-weight-complex="bold"/>
    </style:style>
    <style:style style:name="P381" style:family="paragraph" style:parent-style-name="Standard" style:list-style-name="L57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9099f8" officeooo:paragraph-rsid="019099f8" style:font-name-asian="Roboto1" style:font-size-asian="16pt" style:font-weight-asian="bold" style:font-name-complex="Roboto1" style:font-size-complex="14pt" style:font-weight-complex="bold"/>
    </style:style>
    <style:style style:name="P382" style:family="paragraph" style:parent-style-name="Standard" style:list-style-name="L58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93f049" officeooo:paragraph-rsid="0193f049" style:font-name-asian="Roboto1" style:font-size-asian="16pt" style:font-weight-asian="bold" style:font-name-complex="Roboto1" style:font-size-complex="14pt" style:font-weight-complex="bold"/>
    </style:style>
    <style:style style:name="P383" style:family="paragraph" style:parent-style-name="Standard" style:list-style-name="L58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95a1ce" officeooo:paragraph-rsid="0195a1ce" style:font-name-asian="Roboto1" style:font-size-asian="16pt" style:font-weight-asian="bold" style:font-name-complex="Roboto1" style:font-size-complex="14pt" style:font-weight-complex="bold"/>
    </style:style>
    <style:style style:name="P384" style:family="paragraph" style:parent-style-name="Standard" style:list-style-name="L59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95c52c" officeooo:paragraph-rsid="0195c52c" style:font-name-asian="Roboto1" style:font-size-asian="16pt" style:font-weight-asian="bold" style:font-name-complex="Roboto1" style:font-size-complex="14pt" style:font-weight-complex="bold"/>
    </style:style>
    <style:style style:name="P385" style:family="paragraph" style:parent-style-name="Standard" style:list-style-name="L59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97a5a9" officeooo:paragraph-rsid="0197a5a9" style:font-name-asian="Roboto1" style:font-size-asian="16pt" style:font-weight-asian="bold" style:font-name-complex="Roboto1" style:font-size-complex="14pt" style:font-weight-complex="bold"/>
    </style:style>
    <style:style style:name="P386" style:family="paragraph" style:parent-style-name="Standard" style:list-style-name="L59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994d97" officeooo:paragraph-rsid="01994d97" style:font-name-asian="Roboto1" style:font-size-asian="16pt" style:font-weight-asian="bold" style:font-name-complex="Roboto1" style:font-size-complex="14pt" style:font-weight-complex="bold"/>
    </style:style>
    <style:style style:name="P387" style:family="paragraph" style:parent-style-name="Standard" style:list-style-name="L59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99fbe2" officeooo:paragraph-rsid="0199fbe2" style:font-name-asian="Roboto1" style:font-size-asian="16pt" style:font-weight-asian="bold" style:font-name-complex="Roboto1" style:font-size-complex="14pt" style:font-weight-complex="bold"/>
    </style:style>
    <style:style style:name="P388" style:family="paragraph" style:parent-style-name="Standard" style:list-style-name="L60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9fa80d" officeooo:paragraph-rsid="019fa80d" style:font-name-asian="Roboto1" style:font-size-asian="16pt" style:font-weight-asian="bold" style:font-name-complex="Roboto1" style:font-size-complex="14pt" style:font-weight-complex="bold"/>
    </style:style>
    <style:style style:name="P389" style:family="paragraph" style:parent-style-name="Standard" style:list-style-name="L60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a1a57c" officeooo:paragraph-rsid="01a1a57c" style:font-name-asian="Roboto1" style:font-size-asian="16pt" style:font-weight-asian="bold" style:font-name-complex="Roboto1" style:font-size-complex="14pt" style:font-weight-complex="bold"/>
    </style:style>
    <style:style style:name="P390" style:family="paragraph" style:parent-style-name="Standard" style:list-style-name="L60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a2f181" officeooo:paragraph-rsid="01a2f181" style:font-name-asian="Roboto1" style:font-size-asian="16pt" style:font-weight-asian="bold" style:font-name-complex="Roboto1" style:font-size-complex="14pt" style:font-weight-complex="bold"/>
    </style:style>
    <style:style style:name="P391" style:family="paragraph" style:parent-style-name="Standard" style:list-style-name="L61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a3082c" officeooo:paragraph-rsid="01a3082c" style:font-name-asian="Roboto1" style:font-size-asian="16pt" style:font-weight-asian="bold" style:font-name-complex="Roboto1" style:font-size-complex="14pt" style:font-weight-complex="bold"/>
    </style:style>
    <style:style style:name="P392" style:family="paragraph" style:parent-style-name="Standard" style:list-style-name="L61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a4087d" officeooo:paragraph-rsid="01a4087d" style:font-name-asian="Roboto1" style:font-size-asian="16pt" style:font-weight-asian="bold" style:font-name-complex="Roboto1" style:font-size-complex="14pt" style:font-weight-complex="bold"/>
    </style:style>
    <style:style style:name="P393" style:family="paragraph" style:parent-style-name="Standard" style:list-style-name="L61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a4f26a" officeooo:paragraph-rsid="01a4f26a" style:font-name-asian="Roboto1" style:font-size-asian="16pt" style:font-weight-asian="bold" style:font-name-complex="Roboto1" style:font-size-complex="14pt" style:font-weight-complex="bold"/>
    </style:style>
    <style:style style:name="P394" style:family="paragraph" style:parent-style-name="Standard" style:list-style-name="L62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a84628" officeooo:paragraph-rsid="01a84628" style:font-name-asian="Roboto1" style:font-size-asian="16pt" style:font-weight-asian="bold" style:font-name-complex="Roboto1" style:font-size-complex="14pt" style:font-weight-complex="bold"/>
    </style:style>
    <style:style style:name="P395" style:family="paragraph" style:parent-style-name="Standard" style:list-style-name="L62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a8af87" officeooo:paragraph-rsid="01a8af87" style:font-name-asian="Roboto1" style:font-size-asian="16pt" style:font-weight-asian="bold" style:font-name-complex="Roboto1" style:font-size-complex="14pt" style:font-weight-complex="bold"/>
    </style:style>
    <style:style style:name="P396" style:family="paragraph" style:parent-style-name="Standard" style:list-style-name="L6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aa2984" officeooo:paragraph-rsid="01aa2984" style:font-name-asian="Roboto1" style:font-size-asian="16pt" style:font-weight-asian="bold" style:font-name-complex="Roboto1" style:font-size-complex="14pt" style:font-weight-complex="bold"/>
    </style:style>
    <style:style style:name="P397" style:family="paragraph" style:parent-style-name="Standard" style:list-style-name="L6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b1600b" officeooo:paragraph-rsid="01b1600b" style:font-name-asian="Roboto1" style:font-size-asian="16pt" style:font-weight-asian="bold" style:font-name-complex="Roboto1" style:font-size-complex="14pt" style:font-weight-complex="bold"/>
    </style:style>
    <style:style style:name="P398" style:family="paragraph" style:parent-style-name="Standard" style:list-style-name="L6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b2fe16" officeooo:paragraph-rsid="01b2fe16" style:font-name-asian="Roboto1" style:font-size-asian="16pt" style:font-weight-asian="bold" style:font-name-complex="Roboto1" style:font-size-complex="14pt" style:font-weight-complex="bold"/>
    </style:style>
    <style:style style:name="P399" style:family="paragraph" style:parent-style-name="Standard" style:list-style-name="L65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b7c370" officeooo:paragraph-rsid="01b7c370" style:font-name-asian="Roboto1" style:font-size-asian="16pt" style:font-weight-asian="bold" style:font-name-complex="Roboto1" style:font-size-complex="14pt" style:font-weight-complex="bold"/>
    </style:style>
    <style:style style:name="P400" style:family="paragraph" style:parent-style-name="Standard" style:list-style-name="L65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b85faa" officeooo:paragraph-rsid="01b85faa" style:font-name-asian="Roboto1" style:font-size-asian="16pt" style:font-weight-asian="bold" style:font-name-complex="Roboto1" style:font-size-complex="14pt" style:font-weight-complex="bold"/>
    </style:style>
    <style:style style:name="P401" style:family="paragraph" style:parent-style-name="Standard" style:list-style-name="L65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b9b3d7" officeooo:paragraph-rsid="01b9b3d7" style:font-name-asian="Roboto1" style:font-size-asian="16pt" style:font-weight-asian="bold" style:font-name-complex="Roboto1" style:font-size-complex="14pt" style:font-weight-complex="bold"/>
    </style:style>
    <style:style style:name="P402" style:family="paragraph" style:parent-style-name="Standard" style:list-style-name="L6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be8f55" officeooo:paragraph-rsid="01be8f55" style:font-name-asian="Roboto1" style:font-size-asian="16pt" style:font-weight-asian="bold" style:font-name-complex="Roboto1" style:font-size-complex="14pt" style:font-weight-complex="bold"/>
    </style:style>
    <style:style style:name="P403" style:family="paragraph" style:parent-style-name="Standard" style:list-style-name="L6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c27c90" officeooo:paragraph-rsid="01c27c90" style:font-name-asian="Roboto1" style:font-size-asian="16pt" style:font-weight-asian="bold" style:font-name-complex="Roboto1" style:font-size-complex="14pt" style:font-weight-complex="bold"/>
    </style:style>
    <style:style style:name="P404" style:family="paragraph" style:parent-style-name="Standard" style:list-style-name="L67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c5d954" officeooo:paragraph-rsid="01c5d954" style:font-name-asian="Roboto1" style:font-size-asian="16pt" style:font-weight-asian="bold" style:font-name-complex="Roboto1" style:font-size-complex="14pt" style:font-weight-complex="bold"/>
    </style:style>
    <style:style style:name="P405" style:family="paragraph" style:parent-style-name="Standard" style:list-style-name="L67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c69385" officeooo:paragraph-rsid="01c69385" style:font-name-asian="Roboto1" style:font-size-asian="16pt" style:font-weight-asian="bold" style:font-name-complex="Roboto1" style:font-size-complex="14pt" style:font-weight-complex="bold"/>
    </style:style>
    <style:style style:name="P406" style:family="paragraph" style:parent-style-name="Standard" style:list-style-name="L67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c82b20" officeooo:paragraph-rsid="01c82b20" style:font-name-asian="Roboto1" style:font-size-asian="16pt" style:font-weight-asian="bold" style:font-name-complex="Roboto1" style:font-size-complex="14pt" style:font-weight-complex="bold"/>
    </style:style>
    <style:style style:name="P407" style:family="paragraph" style:parent-style-name="Standard" style:list-style-name="L67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ca2305" officeooo:paragraph-rsid="01ca2305" style:font-name-asian="Roboto1" style:font-size-asian="16pt" style:font-weight-asian="bold" style:font-name-complex="Roboto1" style:font-size-complex="14pt" style:font-weight-complex="bold"/>
    </style:style>
    <style:style style:name="P408" style:family="paragraph" style:parent-style-name="Standard" style:list-style-name="L68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d0c7e9" officeooo:paragraph-rsid="01d0c7e9" style:font-name-asian="Roboto1" style:font-size-asian="16pt" style:font-weight-asian="bold" style:font-name-complex="Roboto1" style:font-size-complex="14pt" style:font-weight-complex="bold"/>
    </style:style>
    <style:style style:name="P409" style:family="paragraph" style:parent-style-name="Standard" style:list-style-name="L68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d10d99" officeooo:paragraph-rsid="01d10d99" style:font-name-asian="Roboto1" style:font-size-asian="16pt" style:font-weight-asian="bold" style:font-name-complex="Roboto1" style:font-size-complex="14pt" style:font-weight-complex="bold"/>
    </style:style>
    <style:style style:name="P410" style:family="paragraph" style:parent-style-name="Standard" style:list-style-name="L68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d1ea47" officeooo:paragraph-rsid="01d1ea47" style:font-name-asian="Roboto1" style:font-size-asian="16pt" style:font-weight-asian="bold" style:font-name-complex="Roboto1" style:font-size-complex="14pt" style:font-weight-complex="bold"/>
    </style:style>
    <style:style style:name="P411" style:family="paragraph" style:parent-style-name="Standard" style:list-style-name="L68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d2be91" officeooo:paragraph-rsid="01d2be91" style:font-name-asian="Roboto1" style:font-size-asian="16pt" style:font-weight-asian="bold" style:font-name-complex="Roboto1" style:font-size-complex="14pt" style:font-weight-complex="bold"/>
    </style:style>
    <style:style style:name="T1" style:family="text">
      <style:text-properties fo:color="#000000" loext:opacity="100%" style:font-name="Roboto" fo:font-size="16pt" fo:language="en" fo:country="US" fo:font-weight="bold" style:font-name-asian="Roboto1" style:font-size-asian="16pt" style:font-weight-asian="bold" style:font-name-complex="Roboto1"/>
    </style:style>
    <style:style style:name="T2" style:family="text">
      <style:text-properties fo:color="#000000" loext:opacity="100%" style:font-name="Roboto" fo:font-size="16pt" fo:language="en" fo:country="US" fo:font-weight="bold" officeooo:rsid="00150cd4" style:font-name-asian="Roboto1" style:font-size-asian="16pt" style:font-weight-asian="bold" style:font-name-complex="Roboto1"/>
    </style:style>
    <style:style style:name="T3" style:family="text">
      <style:text-properties fo:color="#000000" loext:opacity="100%" style:font-name="Roboto" fo:font-size="16pt" fo:language="en" fo:country="US" fo:font-weight="bold" officeooo:rsid="0016358c" style:font-name-asian="Roboto1" style:font-size-asian="16pt" style:font-weight-asian="bold" style:font-name-complex="Roboto1"/>
    </style:style>
    <style:style style:name="T4" style:family="text">
      <style:text-properties fo:color="#000000" loext:opacity="100%" style:font-name="Roboto" fo:font-size="16pt" fo:language="en" fo:country="US" fo:font-weight="bold" officeooo:rsid="001fd2af" style:font-name-asian="Roboto1" style:font-size-asian="16pt" style:font-weight-asian="bold" style:font-name-complex="Roboto1"/>
    </style:style>
    <style:style style:name="T5" style:family="text">
      <style:text-properties fo:color="#000000" loext:opacity="100%" style:font-name="Roboto" fo:font-size="16pt" fo:language="en" fo:country="US" fo:font-weight="bold" officeooo:rsid="0020712b" style:font-name-asian="Roboto1" style:font-size-asian="16pt" style:font-weight-asian="bold" style:font-name-complex="Roboto1" style:font-size-complex="14pt" style:font-weight-complex="bold"/>
    </style:style>
    <style:style style:name="T6" style:family="text">
      <style:text-properties fo:color="#000000" loext:opacity="100%" style:font-name="Roboto" fo:font-size="16pt" fo:language="en" fo:country="US" fo:font-weight="bold" officeooo:rsid="00150cd4" style:font-name-asian="Roboto1" style:font-size-asian="16pt" style:font-weight-asian="bold" style:font-name-complex="Roboto1" style:font-size-complex="14pt" style:font-weight-complex="bold"/>
    </style:style>
    <style:style style:name="T7" style:family="text">
      <style:text-properties fo:color="#000000" loext:opacity="100%" style:font-name="Roboto" fo:font-size="16pt" fo:language="en" fo:country="US" fo:font-weight="bold" officeooo:rsid="0023f577" style:font-name-asian="Roboto1" style:font-size-asian="16pt" style:font-weight-asian="bold" style:font-name-complex="Roboto1" style:font-size-complex="14pt" style:font-weight-complex="bold"/>
    </style:style>
    <style:style style:name="T8" style:family="text">
      <style:text-properties fo:color="#000000" loext:opacity="100%" style:font-name="Roboto" fo:font-size="16pt" fo:language="en" fo:country="US" fo:font-weight="bold" officeooo:rsid="0016358c" style:font-name-asian="Roboto1" style:font-size-asian="16pt" style:font-weight-asian="bold" style:font-name-complex="Roboto1" style:font-size-complex="14pt" style:font-weight-complex="bold"/>
    </style:style>
    <style:style style:name="T9" style:family="text">
      <style:text-properties fo:color="#000000" loext:opacity="100%" style:font-name="Roboto" officeooo:rsid="00222cb9" style:font-name-asian="Roboto1" style:font-size-asian="16pt" style:font-name-complex="Roboto1" style:font-weight-complex="bold"/>
    </style:style>
    <style:style style:name="T10" style:family="text">
      <style:text-properties fo:color="#000000" loext:opacity="100%" style:font-name="Roboto" officeooo:rsid="00256a73" style:font-name-asian="Roboto1" style:font-size-asian="16pt" style:font-name-complex="Roboto1" style:font-weight-complex="bold"/>
    </style:style>
    <style:style style:name="T11" style:family="text">
      <style:text-properties fo:color="#000000" loext:opacity="100%" style:font-name="Roboto" officeooo:rsid="00257143" style:font-name-asian="Roboto1" style:font-size-asian="16pt" style:font-name-complex="Roboto1" style:font-weight-complex="bold"/>
    </style:style>
    <style:style style:name="T12" style:family="text">
      <style:text-properties style:font-name="Roboto" fo:font-size="14pt" fo:language="en" fo:country="US" fo:font-weight="bold" style:font-name-asian="Roboto1" style:font-size-asian="14pt" style:font-weight-asian="bold" style:font-name-complex="Roboto1"/>
    </style:style>
    <style:style style:name="T13" style:family="text">
      <style:text-properties fo:font-size="14pt" fo:language="en" fo:country="US" fo:font-weight="bold" style:font-size-asian="14pt" style:font-weight-asian="bold"/>
    </style:style>
    <style:style style:name="T14" style:family="text">
      <style:text-properties fo:font-size="14pt" fo:language="en" fo:country="US" style:font-size-asian="14pt"/>
    </style:style>
    <style:style style:name="T15" style:family="text">
      <style:text-properties fo:font-size="16pt" fo:language="en" fo:country="US" fo:font-weight="bold" style:font-size-asian="16pt" style:font-weight-asian="bold"/>
    </style:style>
    <style:style style:name="T16" style:family="text">
      <style:text-properties fo:language="en" fo:country="US" officeooo:rsid="00126cc2"/>
    </style:style>
    <style:style style:name="T17" style:family="text">
      <style:text-properties fo:language="en" fo:country="US" officeooo:rsid="00150cd4"/>
    </style:style>
    <style:style style:name="T18" style:family="text">
      <style:text-properties officeooo:rsid="00153235"/>
    </style:style>
    <style:style style:name="T19" style:family="text">
      <style:text-properties officeooo:rsid="001555ae"/>
    </style:style>
    <style:style style:name="T20" style:family="text">
      <style:text-properties officeooo:rsid="00156333"/>
    </style:style>
    <style:style style:name="T21" style:family="text">
      <style:text-properties officeooo:rsid="0016358c"/>
    </style:style>
    <style:style style:name="T22" style:family="text">
      <style:text-properties officeooo:rsid="00163b9c"/>
    </style:style>
    <style:style style:name="T23" style:family="text">
      <style:text-properties officeooo:rsid="0018319c"/>
    </style:style>
    <style:style style:name="T24" style:family="text">
      <style:text-properties officeooo:rsid="0016d4d2"/>
    </style:style>
    <style:style style:name="T25" style:family="text">
      <style:text-properties officeooo:rsid="0017271c"/>
    </style:style>
    <style:style style:name="T26" style:family="text">
      <style:text-properties officeooo:rsid="001a01cf"/>
    </style:style>
    <style:style style:name="T27" style:family="text">
      <style:text-properties officeooo:rsid="001bb6da"/>
    </style:style>
    <style:style style:name="T28" style:family="text">
      <style:text-properties officeooo:rsid="001fd2af"/>
    </style:style>
    <style:style style:name="T29" style:family="text">
      <style:text-properties officeooo:rsid="002105a9"/>
    </style:style>
    <style:style style:name="T30" style:family="text">
      <style:text-properties officeooo:rsid="0022f0d1"/>
    </style:style>
    <style:style style:name="T31" style:family="text">
      <style:text-properties officeooo:rsid="00233620"/>
    </style:style>
    <style:style style:name="T32" style:family="text">
      <style:text-properties officeooo:rsid="0028f3a8"/>
    </style:style>
    <style:style style:name="T33" style:family="text">
      <style:text-properties officeooo:rsid="0029c199"/>
    </style:style>
    <style:style style:name="T34" style:family="text">
      <style:text-properties officeooo:rsid="002a3f2f"/>
    </style:style>
    <style:style style:name="T35" style:family="text">
      <style:text-properties officeooo:rsid="002b529e"/>
    </style:style>
    <style:style style:name="T36" style:family="text">
      <style:text-properties officeooo:rsid="002d2206"/>
    </style:style>
    <style:style style:name="T37" style:family="text">
      <style:text-properties officeooo:rsid="002eef11"/>
    </style:style>
    <style:style style:name="T38" style:family="text">
      <style:text-properties officeooo:rsid="0030171a"/>
    </style:style>
    <style:style style:name="T39" style:family="text">
      <style:text-properties officeooo:rsid="003032a2"/>
    </style:style>
    <style:style style:name="T40" style:family="text">
      <style:text-properties officeooo:rsid="0020712b" style:font-size-complex="14pt" style:font-weight-complex="bold"/>
    </style:style>
    <style:style style:name="T41" style:family="text">
      <style:text-properties officeooo:rsid="00150cd4" style:font-size-complex="14pt" style:font-weight-complex="bold"/>
    </style:style>
    <style:style style:name="T42" style:family="text">
      <style:text-properties officeooo:rsid="0016358c" style:font-size-complex="14pt" style:font-weight-complex="bold"/>
    </style:style>
    <style:style style:name="T43" style:family="text">
      <style:text-properties officeooo:rsid="0033d341" style:font-size-complex="14pt" style:font-weight-complex="bold"/>
    </style:style>
    <style:style style:name="T44" style:family="text">
      <style:text-properties officeooo:rsid="00347544" style:font-size-complex="14pt" style:font-weight-complex="bold"/>
    </style:style>
    <style:style style:name="T45" style:family="text">
      <style:text-properties officeooo:rsid="0035ea09" style:font-size-complex="14pt" style:font-weight-complex="bold"/>
    </style:style>
    <style:style style:name="T46" style:family="text">
      <style:text-properties officeooo:rsid="0037d16b" style:font-size-complex="14pt" style:font-weight-complex="bold"/>
    </style:style>
    <style:style style:name="T47" style:family="text">
      <style:text-properties officeooo:rsid="0038749b" style:font-size-complex="14pt" style:font-weight-complex="bold"/>
    </style:style>
    <style:style style:name="T48" style:family="text">
      <style:text-properties officeooo:rsid="00399530" style:font-size-complex="14pt" style:font-weight-complex="bold"/>
    </style:style>
    <style:style style:name="T49" style:family="text">
      <style:text-properties officeooo:rsid="003a9563" style:font-size-complex="14pt" style:font-weight-complex="bold"/>
    </style:style>
    <style:style style:name="T50" style:family="text">
      <style:text-properties officeooo:rsid="003aa623" style:font-size-complex="14pt" style:font-weight-complex="bold"/>
    </style:style>
    <style:style style:name="T51" style:family="text">
      <style:text-properties officeooo:rsid="0020712b"/>
    </style:style>
    <style:style style:name="T52" style:family="text">
      <style:text-properties officeooo:rsid="0033d341"/>
    </style:style>
    <style:style style:name="T53" style:family="text">
      <style:text-properties officeooo:rsid="00150cd4"/>
    </style:style>
    <style:style style:name="T54" style:family="text">
      <style:text-properties officeooo:rsid="003c2250"/>
    </style:style>
    <style:style style:name="T55" style:family="text">
      <style:text-properties officeooo:rsid="003cfd8e"/>
    </style:style>
    <style:style style:name="T56" style:family="text">
      <style:text-properties officeooo:rsid="003d179f"/>
    </style:style>
    <style:style style:name="T57" style:family="text">
      <style:text-properties officeooo:rsid="00395749"/>
    </style:style>
    <style:style style:name="T58" style:family="text">
      <style:text-properties officeooo:rsid="003ee236"/>
    </style:style>
    <style:style style:name="T59" style:family="text">
      <style:text-properties officeooo:rsid="003fbe8a"/>
    </style:style>
    <style:style style:name="T60" style:family="text">
      <style:text-properties officeooo:rsid="00406fe2"/>
    </style:style>
    <style:style style:name="T61" style:family="text">
      <style:text-properties officeooo:rsid="00429961"/>
    </style:style>
    <style:style style:name="T62" style:family="text">
      <style:text-properties officeooo:rsid="0042f0dc"/>
    </style:style>
    <style:style style:name="T63" style:family="text">
      <style:text-properties officeooo:rsid="0044e906"/>
    </style:style>
    <style:style style:name="T64" style:family="text">
      <style:text-properties officeooo:rsid="00451c5b"/>
    </style:style>
    <style:style style:name="T65" style:family="text">
      <style:text-properties officeooo:rsid="00467cb1"/>
    </style:style>
    <style:style style:name="T66" style:family="text">
      <style:text-properties officeooo:rsid="0047d71f"/>
    </style:style>
    <style:style style:name="T67" style:family="text">
      <style:text-properties officeooo:rsid="004962a4"/>
    </style:style>
    <style:style style:name="T68" style:family="text">
      <style:text-properties officeooo:rsid="004a1fc3"/>
    </style:style>
    <style:style style:name="T69" style:family="text">
      <style:text-properties officeooo:rsid="004a9bef"/>
    </style:style>
    <style:style style:name="T70" style:family="text">
      <style:text-properties officeooo:rsid="004abdc7"/>
    </style:style>
    <style:style style:name="T71" style:family="text">
      <style:text-properties officeooo:rsid="004be097"/>
    </style:style>
    <style:style style:name="T72" style:family="text">
      <style:text-properties officeooo:rsid="004ce06f"/>
    </style:style>
    <style:style style:name="T73" style:family="text">
      <style:text-properties officeooo:rsid="004db266"/>
    </style:style>
    <style:style style:name="T74" style:family="text">
      <style:text-properties officeooo:rsid="004e56ad"/>
    </style:style>
    <style:style style:name="T75" style:family="text">
      <style:text-properties officeooo:rsid="004f392e"/>
    </style:style>
    <style:style style:name="T76" style:family="text">
      <style:text-properties officeooo:rsid="0050cbb0"/>
    </style:style>
    <style:style style:name="T77" style:family="text">
      <style:text-properties officeooo:rsid="0051b8a4"/>
    </style:style>
    <style:style style:name="T78" style:family="text">
      <style:text-properties officeooo:rsid="0054073e"/>
    </style:style>
    <style:style style:name="T79" style:family="text">
      <style:text-properties officeooo:rsid="005457e7"/>
    </style:style>
    <style:style style:name="T80" style:family="text">
      <style:text-properties officeooo:rsid="0055837a"/>
    </style:style>
    <style:style style:name="T81" style:family="text">
      <style:text-properties officeooo:rsid="00567894"/>
    </style:style>
    <style:style style:name="T82" style:family="text">
      <style:text-properties officeooo:rsid="005b1342"/>
    </style:style>
    <style:style style:name="T83" style:family="text">
      <style:text-properties officeooo:rsid="005be1e1"/>
    </style:style>
    <style:style style:name="T84" style:family="text">
      <style:text-properties officeooo:rsid="005c4688"/>
    </style:style>
    <style:style style:name="T85" style:family="text">
      <style:text-properties officeooo:rsid="005d1098"/>
    </style:style>
    <style:style style:name="T86" style:family="text">
      <style:text-properties officeooo:rsid="005e0a85"/>
    </style:style>
    <style:style style:name="T87" style:family="text">
      <style:text-properties officeooo:rsid="005fb611"/>
    </style:style>
    <style:style style:name="T88" style:family="text">
      <style:text-properties officeooo:rsid="0061dfa7"/>
    </style:style>
    <style:style style:name="T89" style:family="text">
      <style:text-properties officeooo:rsid="00638828"/>
    </style:style>
    <style:style style:name="T90" style:family="text">
      <style:text-properties officeooo:rsid="00649462"/>
    </style:style>
    <style:style style:name="T91" style:family="text">
      <style:text-properties officeooo:rsid="00658f1a"/>
    </style:style>
    <style:style style:name="T92" style:family="text">
      <style:text-properties officeooo:rsid="00689285"/>
    </style:style>
    <style:style style:name="T93" style:family="text">
      <style:text-properties officeooo:rsid="0068963a"/>
    </style:style>
    <style:style style:name="T94" style:family="text">
      <style:text-properties officeooo:rsid="00691e1d"/>
    </style:style>
    <style:style style:name="T95" style:family="text">
      <style:text-properties officeooo:rsid="006a2dc6"/>
    </style:style>
    <style:style style:name="T96" style:family="text">
      <style:text-properties officeooo:rsid="00654a86"/>
    </style:style>
    <style:style style:name="T97" style:family="text">
      <style:text-properties officeooo:rsid="006ac6ca"/>
    </style:style>
    <style:style style:name="T98" style:family="text">
      <style:text-properties officeooo:rsid="006dfe16"/>
    </style:style>
    <style:style style:name="T99" style:family="text">
      <style:text-properties officeooo:rsid="006e2e15"/>
    </style:style>
    <style:style style:name="T100" style:family="text">
      <style:text-properties officeooo:rsid="006ec772"/>
    </style:style>
    <style:style style:name="T101" style:family="text">
      <style:text-properties officeooo:rsid="0070705c"/>
    </style:style>
    <style:style style:name="T102" style:family="text">
      <style:text-properties officeooo:rsid="007249df"/>
    </style:style>
    <style:style style:name="T103" style:family="text">
      <style:text-properties officeooo:rsid="00738484"/>
    </style:style>
    <style:style style:name="T104" style:family="text">
      <style:text-properties officeooo:rsid="0074b367"/>
    </style:style>
    <style:style style:name="T105" style:family="text">
      <style:text-properties officeooo:rsid="0075d42b"/>
    </style:style>
    <style:style style:name="T106" style:family="text">
      <style:text-properties officeooo:rsid="007627cb"/>
    </style:style>
    <style:style style:name="T107" style:family="text">
      <style:text-properties officeooo:rsid="0077844d"/>
    </style:style>
    <style:style style:name="T108" style:family="text">
      <style:text-properties officeooo:rsid="006f0ef7"/>
    </style:style>
    <style:style style:name="T109" style:family="text">
      <style:text-properties officeooo:rsid="007927f8"/>
    </style:style>
    <style:style style:name="T110" style:family="text">
      <style:text-properties officeooo:rsid="007b27dd"/>
    </style:style>
    <style:style style:name="T111" style:family="text">
      <style:text-properties officeooo:rsid="00804a1e"/>
    </style:style>
    <style:style style:name="T112" style:family="text">
      <style:text-properties officeooo:rsid="00819d21"/>
    </style:style>
    <style:style style:name="T113" style:family="text">
      <style:text-properties officeooo:rsid="0081bce0"/>
    </style:style>
    <style:style style:name="T114" style:family="text">
      <style:text-properties officeooo:rsid="00835931"/>
    </style:style>
    <style:style style:name="T115" style:family="text">
      <style:text-properties officeooo:rsid="00840731"/>
    </style:style>
    <style:style style:name="T116" style:family="text">
      <style:text-properties officeooo:rsid="00876393"/>
    </style:style>
    <style:style style:name="T117" style:family="text">
      <style:text-properties officeooo:rsid="0088be59"/>
    </style:style>
    <style:style style:name="T118" style:family="text">
      <style:text-properties officeooo:rsid="0089b074"/>
    </style:style>
    <style:style style:name="T119" style:family="text">
      <style:text-properties officeooo:rsid="0080c338"/>
    </style:style>
    <style:style style:name="T120" style:family="text">
      <style:text-properties officeooo:rsid="008a9548"/>
    </style:style>
    <style:style style:name="T121" style:family="text">
      <style:text-properties officeooo:rsid="008c5a38"/>
    </style:style>
    <style:style style:name="T122" style:family="text">
      <style:text-properties officeooo:rsid="008d1055"/>
    </style:style>
    <style:style style:name="T123" style:family="text">
      <style:text-properties officeooo:rsid="008de9de"/>
    </style:style>
    <style:style style:name="T124" style:family="text">
      <style:text-properties officeooo:rsid="008f1168"/>
    </style:style>
    <style:style style:name="T125" style:family="text">
      <style:text-properties officeooo:rsid="0091631e"/>
    </style:style>
    <style:style style:name="T126" style:family="text">
      <style:text-properties officeooo:rsid="00926bf0"/>
    </style:style>
    <style:style style:name="T127" style:family="text">
      <style:text-properties officeooo:rsid="0093a109"/>
    </style:style>
    <style:style style:name="T128" style:family="text">
      <style:text-properties officeooo:rsid="00952200"/>
    </style:style>
    <style:style style:name="T129" style:family="text">
      <style:text-properties officeooo:rsid="009895c4"/>
    </style:style>
    <style:style style:name="T130" style:family="text">
      <style:text-properties officeooo:rsid="009a13b0"/>
    </style:style>
    <style:style style:name="T131" style:family="text">
      <style:text-properties officeooo:rsid="009a77f6"/>
    </style:style>
    <style:style style:name="T132" style:family="text">
      <style:text-properties officeooo:rsid="009c4f27"/>
    </style:style>
    <style:style style:name="T133" style:family="text">
      <style:text-properties officeooo:rsid="009ce699"/>
    </style:style>
    <style:style style:name="T134" style:family="text">
      <style:text-properties officeooo:rsid="00a0b935"/>
    </style:style>
    <style:style style:name="T135" style:family="text">
      <style:text-properties officeooo:rsid="00a1b2fc"/>
    </style:style>
    <style:style style:name="T136" style:family="text">
      <style:text-properties officeooo:rsid="00a23787"/>
    </style:style>
    <style:style style:name="T137" style:family="text">
      <style:text-properties officeooo:rsid="00a3ad0c"/>
    </style:style>
    <style:style style:name="T138" style:family="text">
      <style:text-properties officeooo:rsid="00a5e14e"/>
    </style:style>
    <style:style style:name="T139" style:family="text">
      <style:text-properties officeooo:rsid="00a70a99"/>
    </style:style>
    <style:style style:name="T140" style:family="text">
      <style:text-properties officeooo:rsid="00a71aa9"/>
    </style:style>
    <style:style style:name="T141" style:family="text">
      <style:text-properties officeooo:rsid="00a832ff"/>
    </style:style>
    <style:style style:name="T142" style:family="text">
      <style:text-properties officeooo:rsid="00a9d155"/>
    </style:style>
    <style:style style:name="T143" style:family="text">
      <style:text-properties officeooo:rsid="00aac312"/>
    </style:style>
    <style:style style:name="T144" style:family="text">
      <style:text-properties officeooo:rsid="00ab01a5"/>
    </style:style>
    <style:style style:name="T145" style:family="text">
      <style:text-properties officeooo:rsid="00ad6a83"/>
    </style:style>
    <style:style style:name="T146" style:family="text">
      <style:text-properties officeooo:rsid="00af4e6a"/>
    </style:style>
    <style:style style:name="T147" style:family="text">
      <style:text-properties officeooo:rsid="00b1362e"/>
    </style:style>
    <style:style style:name="T148" style:family="text">
      <style:text-properties officeooo:rsid="00b5bf83"/>
    </style:style>
    <style:style style:name="T149" style:family="text">
      <style:text-properties officeooo:rsid="00b69d98"/>
    </style:style>
    <style:style style:name="T150" style:family="text">
      <style:text-properties officeooo:rsid="00b744b9"/>
    </style:style>
    <style:style style:name="T151" style:family="text">
      <style:text-properties officeooo:rsid="00b8896c"/>
    </style:style>
    <style:style style:name="T152" style:family="text">
      <style:text-properties officeooo:rsid="00ba335f"/>
    </style:style>
    <style:style style:name="T153" style:family="text">
      <style:text-properties officeooo:rsid="00ba66c2"/>
    </style:style>
    <style:style style:name="T154" style:family="text">
      <style:text-properties officeooo:rsid="00bbd26a"/>
    </style:style>
    <style:style style:name="T155" style:family="text">
      <style:text-properties officeooo:rsid="00be6cd3"/>
    </style:style>
    <style:style style:name="T156" style:family="text">
      <style:text-properties officeooo:rsid="00ac95cd"/>
    </style:style>
    <style:style style:name="T157" style:family="text">
      <style:text-properties officeooo:rsid="00bf1d0d"/>
    </style:style>
    <style:style style:name="T158" style:family="text">
      <style:text-properties officeooo:rsid="00c02107"/>
    </style:style>
    <style:style style:name="T159" style:family="text">
      <style:text-properties officeooo:rsid="00c0684e"/>
    </style:style>
    <style:style style:name="T160" style:family="text">
      <style:text-properties officeooo:rsid="00c2e936"/>
    </style:style>
    <style:style style:name="T161" style:family="text">
      <style:text-properties officeooo:rsid="00c343ca"/>
    </style:style>
    <style:style style:name="T162" style:family="text">
      <style:text-properties officeooo:rsid="00cb671d"/>
    </style:style>
    <style:style style:name="T163" style:family="text">
      <style:text-properties officeooo:rsid="00d019c0"/>
    </style:style>
    <style:style style:name="T164" style:family="text">
      <style:text-properties officeooo:rsid="00d9df58"/>
    </style:style>
    <style:style style:name="T165" style:family="text">
      <style:text-properties officeooo:rsid="00dbde8c"/>
    </style:style>
    <style:style style:name="T166" style:family="text">
      <style:text-properties officeooo:rsid="00dc8fd9"/>
    </style:style>
    <style:style style:name="T167" style:family="text">
      <style:text-properties officeooo:rsid="00e19393"/>
    </style:style>
    <style:style style:name="T168" style:family="text">
      <style:text-properties officeooo:rsid="00e4979d"/>
    </style:style>
    <style:style style:name="T169" style:family="text">
      <style:text-properties officeooo:rsid="00e5852a"/>
    </style:style>
    <style:style style:name="T170" style:family="text">
      <style:text-properties officeooo:rsid="00e73ce1"/>
    </style:style>
    <style:style style:name="T171" style:family="text">
      <style:text-properties officeooo:rsid="00eb51d4"/>
    </style:style>
    <style:style style:name="T172" style:family="text">
      <style:text-properties officeooo:rsid="00ecb693"/>
    </style:style>
    <style:style style:name="T173" style:family="text">
      <style:text-properties officeooo:rsid="00f3750c"/>
    </style:style>
    <style:style style:name="T174" style:family="text">
      <style:text-properties officeooo:rsid="00f63fa8"/>
    </style:style>
    <style:style style:name="T175" style:family="text">
      <style:text-properties officeooo:rsid="00fde381"/>
    </style:style>
    <style:style style:name="T176" style:family="text">
      <style:text-properties officeooo:rsid="01029cb1"/>
    </style:style>
    <style:style style:name="T177" style:family="text">
      <style:text-properties officeooo:rsid="0104db14"/>
    </style:style>
    <style:style style:name="T178" style:family="text">
      <style:text-properties officeooo:rsid="0105c8f0"/>
    </style:style>
    <style:style style:name="T179" style:family="text">
      <style:text-properties officeooo:rsid="0108efac"/>
    </style:style>
    <style:style style:name="T180" style:family="text">
      <style:text-properties officeooo:rsid="010b3fbc"/>
    </style:style>
    <style:style style:name="T181" style:family="text">
      <style:text-properties officeooo:rsid="010f83c0"/>
    </style:style>
    <style:style style:name="T182" style:family="text">
      <style:text-properties officeooo:rsid="0110cdab"/>
    </style:style>
    <style:style style:name="T183" style:family="text">
      <style:text-properties officeooo:rsid="011273f5"/>
    </style:style>
    <style:style style:name="T184" style:family="text">
      <style:text-properties officeooo:rsid="01184b6a"/>
    </style:style>
    <style:style style:name="T185" style:family="text">
      <style:text-properties officeooo:rsid="011aeddb"/>
    </style:style>
    <style:style style:name="T186" style:family="text">
      <style:text-properties officeooo:rsid="011d8749"/>
    </style:style>
    <style:style style:name="T187" style:family="text">
      <style:text-properties officeooo:rsid="0121134e"/>
    </style:style>
    <style:style style:name="T188" style:family="text">
      <style:text-properties officeooo:rsid="01219c93"/>
    </style:style>
    <style:style style:name="T189" style:family="text">
      <style:text-properties officeooo:rsid="0126c18e"/>
    </style:style>
    <style:style style:name="T190" style:family="text">
      <style:text-properties officeooo:rsid="012bec84"/>
    </style:style>
    <style:style style:name="T191" style:family="text">
      <style:text-properties officeooo:rsid="0130df90"/>
    </style:style>
    <style:style style:name="T192" style:family="text">
      <style:text-properties officeooo:rsid="01363f9f"/>
    </style:style>
    <style:style style:name="T193" style:family="text">
      <style:text-properties officeooo:rsid="013d43c0"/>
    </style:style>
    <style:style style:name="T194" style:family="text">
      <style:text-properties officeooo:rsid="013fa13e"/>
    </style:style>
    <style:style style:name="T195" style:family="text">
      <style:text-properties officeooo:rsid="0146402b"/>
    </style:style>
    <style:style style:name="T196" style:family="text">
      <style:text-properties officeooo:rsid="014c699d"/>
    </style:style>
    <style:style style:name="T197" style:family="text">
      <style:text-properties officeooo:rsid="01513e42"/>
    </style:style>
    <style:style style:name="T198" style:family="text">
      <style:text-properties officeooo:rsid="0156701f"/>
    </style:style>
    <style:style style:name="T199" style:family="text">
      <style:text-properties officeooo:rsid="01592ee5"/>
    </style:style>
    <style:style style:name="T200" style:family="text">
      <style:text-properties officeooo:rsid="016195b5"/>
    </style:style>
    <style:style style:name="T201" style:family="text">
      <style:text-properties officeooo:rsid="0167c831"/>
    </style:style>
    <style:style style:name="T202" style:family="text">
      <style:text-properties officeooo:rsid="01704189"/>
    </style:style>
    <style:style style:name="T203" style:family="text">
      <style:text-properties officeooo:rsid="0174ad0c"/>
    </style:style>
    <style:style style:name="T204" style:family="text">
      <style:text-properties officeooo:rsid="0176256e"/>
    </style:style>
    <style:style style:name="T205" style:family="text">
      <style:text-properties officeooo:rsid="017ddad3"/>
    </style:style>
    <style:style style:name="T206" style:family="text">
      <style:text-properties officeooo:rsid="0182015b"/>
    </style:style>
    <style:style style:name="T207" style:family="text">
      <style:text-properties officeooo:rsid="01878942"/>
    </style:style>
    <style:style style:name="T208" style:family="text">
      <style:text-properties officeooo:rsid="018905ae"/>
    </style:style>
    <style:style style:name="T209" style:family="text">
      <style:text-properties officeooo:rsid="018af6f3"/>
    </style:style>
    <style:style style:name="T210" style:family="text">
      <style:text-properties officeooo:rsid="018e00de"/>
    </style:style>
    <style:style style:name="T211" style:family="text">
      <style:text-properties officeooo:rsid="018e8291"/>
    </style:style>
    <style:style style:name="T212" style:family="text">
      <style:text-properties officeooo:rsid="0192c23b"/>
    </style:style>
    <style:style style:name="T213" style:family="text">
      <style:text-properties officeooo:rsid="0195c52c"/>
    </style:style>
    <style:style style:name="T214" style:family="text">
      <style:text-properties officeooo:rsid="0197a5a9"/>
    </style:style>
    <style:style style:name="T215" style:family="text">
      <style:text-properties officeooo:rsid="019fa80d"/>
    </style:style>
    <style:style style:name="T216" style:family="text">
      <style:text-properties officeooo:rsid="01a3082c"/>
    </style:style>
    <style:style style:name="T217" style:family="text">
      <style:text-properties officeooo:rsid="01a67df1"/>
    </style:style>
    <style:style style:name="T218" style:family="text">
      <style:text-properties officeooo:rsid="01a9d7eb"/>
    </style:style>
    <style:style style:name="T219" style:family="text">
      <style:text-properties officeooo:rsid="01af924b"/>
    </style:style>
    <style:style style:name="T220" style:family="text">
      <style:text-properties officeooo:rsid="01b7c370"/>
    </style:style>
    <style:style style:name="T221" style:family="text">
      <style:text-properties officeooo:rsid="01bd44d2"/>
    </style:style>
    <style:style style:name="T222" style:family="text">
      <style:text-properties officeooo:rsid="01c5aaac"/>
    </style:style>
    <style:style style:name="T223" style:family="text">
      <style:text-properties officeooo:rsid="01ca2305"/>
    </style:style>
    <style:style style:name="T224" style:family="text">
      <style:text-properties officeooo:rsid="01d0192d"/>
    </style:style>
    <style:style style:name="T225" style:family="text">
      <style:text-properties officeooo:rsid="01d5a8c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9" text:outline-level="1">КОНТРОЛЬНАЯ 108.1 </text:h>
      <text:h text:style-name="P95" text:outline-level="1">I wore a belt - я носил ремень</text:h>
      <text:h text:style-name="P96" text:outline-level="1">What would you do in this situation - что бы ты сделал в этой ситуации?</text:h>
      <text:h text:style-name="P96" text:outline-level="1">I should learn English more intensively - мне следует учить английский более интенсивно</text:h>
      <text:h text:style-name="P96" text:outline-level="1">This video is much longer - это видео на много длинее</text:h>
      <text:h text:style-name="P97" text:outline-level="1"><text:span text:style-name="T13">The students guessed the correct answer</text:span><text:span text:style-name="T12"> - студенты отгадали правильный ответ</text:span></text:h>
      <text:h text:style-name="P98" text:outline-level="1">As for ‘usually’, we put it in the middle - что касается ‘usually’, мы ставим его в середину</text:h>
      <text:p text:style-name="Standard"><text:span text:style-name="T1">КОНТРОЛЬНАЯ 108.2</text:span><text:span text:style-name="T14"> - </text:span><text:span text:style-name="T15">108.3</text:span></text:p>
      <text:list xml:id="list2653031823" text:style-name="WWNum10">
        <text:list-item>
          <text:p text:style-name="P99">I’m sure knowledge is power - я уверен, знание сила</text:p>
        </text:list-item>
        <text:list-item>
          <text:p text:style-name="P103">Did it last for more than two hours? - это длилось больше чем 2 часа?</text:p>
        </text:list-item>
        <text:list-item>
          <text:p text:style-name="P103">What does this word mean? - что означает это слово?</text:p>
        </text:list-item>
        <text:list-item>
          <text:p text:style-name="P103">He has few enemies - у него мало врагов</text:p>
        </text:list-item>
        <text:list-item>
          <text:p text:style-name="P103">I’m bored with that method <text:s/>- мне наскучил тот метод</text:p>
        </text:list-item>
        <text:list-item>
          <text:p text:style-name="P103">He deserved it - он заслужил это</text:p>
        </text:list-item>
        <text:list-item>
          <text:p text:style-name="P103">How regularly will the employees make this kind of reports - как регулярно работники будут делать такого рода отчёты?</text:p>
        </text:list-item>
        <text:list-item>
          <text:p text:style-name="P103">Our boss insisted on doing it <text:s/>- наш босс настоял на том что-бы сделать это</text:p>
        </text:list-item>
        <text:list-item>
          <text:p text:style-name="P103">I’m impressed by the beauty of this place - я впечатлён красотой этого места</text:p>
        </text:list-item>
        <text:list-item>
          <text:p text:style-name="P103">I’ll do my best to get this job - я сделаю всё возможное что бы получить эту работу </text:p>
        </text:list-item>
        <text:list-item>
          <text:p text:style-name="P254">I’ll manage to do it (in spite of / despite) all these difficulties - я смогу сделать это несмотря на все эти трудности </text:p>
        </text:list-item>
      </text:list>
      <text:p text:style-name="P94">КОНТРОЛЬНАЯ 108.4-108.5<text:tab/></text:p>
      <text:list xml:id="list2758702798" text:style-name="WWNum21">
        <text:list-item>
          <text:p text:style-name="P100">We share your point of view <text:s/>- мы разделяем твою точку зрения</text:p>
        </text:list-item>
        <text:list-item>
          <text:p text:style-name="P104">I admire you <text:s/>- я восхищаюсь тобой</text:p>
        </text:list-item>
        <text:list-item>
          <text:p text:style-name="P104"><text:soft-page-break/>We considered it really important - мы считали это действительно важным </text:p>
        </text:list-item>
        <text:list-item>
          <text:p text:style-name="P104">She was there instead of him - она была там вместо него</text:p>
        </text:list-item>
        <text:list-item>
          <text:p text:style-name="P104">This worker will get tired soon <text:s/>- этот рабочий устанет скоро</text:p>
        </text:list-item>
        <text:list-item>
          <text:p text:style-name="P255">The news impressed him <text:s/>- новости впечатлили его</text:p>
        </text:list-item>
      </text:list>
      <text:p text:style-name="P94">КОНТРОЛЬНАЯ 108.6-108.7</text:p>
      <text:list xml:id="list2964635880" text:style-name="WWNum28">
        <text:list-item>
          <text:p text:style-name="P101">They produced very expensive goods - они производили очень дорогие товары</text:p>
        </text:list-item>
        <text:list-item>
          <text:p text:style-name="P105">You should pay attention to it - тебе следует обращать внимание на это</text:p>
        </text:list-item>
        <text:list-item>
          <text:p text:style-name="P105">He was on the other side - он бы на другой стороне</text:p>
        </text:list-item>
        <text:list-item>
          <text:p text:style-name="P105">His income wasn’t enough - его дохода было не достаточно </text:p>
        </text:list-item>
        <text:list-item>
          <text:p text:style-name="P105">Her results were quite satisfactory - её результаты были в полне удоволетварительны </text:p>
        </text:list-item>
        <text:list-item>
          <text:p text:style-name="P105">We also need to consider various economic problems - нам так же нужно учитывать разные экономические проблемы</text:p>
        </text:list-item>
        <text:list-item>
          <text:p text:style-name="P105">I looked at that advertisement - я посмотрел на то рекламное объявление</text:p>
        </text:list-item>
        <text:list-item>
          <text:p text:style-name="P105">I threw it away - я выбросл это</text:p>
        </text:list-item>
        <text:list-item>
          <text:p text:style-name="P105">It may / might happen - это возможно произойдёт </text:p>
        </text:list-item>
        <text:list-item>
          <text:p text:style-name="P105">She ran very fast - она побежала очень быстро</text:p>
        </text:list-item>
        <text:list-item>
          <text:p text:style-name="P105">He’ll put on a worm coat - он наденет тёплое пальто</text:p>
        </text:list-item>
        <text:list-item>
          <text:p text:style-name="P105">Everyone will look happy - все будут выглядеть счастливыми</text:p>
        </text:list-item>
        <text:list-item>
          <text:p text:style-name="P256">Does he work too slowly? - он работает слишком медленно?</text:p>
        </text:list-item>
      </text:list>
      <text:p text:style-name="P94">КОНТРОЛЬНАЯ 108.8</text:p>
      <text:list xml:id="list479224314" text:style-name="WWNum42">
        <text:list-item>
          <text:p text:style-name="P102">I disapprove of this choice <text:s/>- я не одобряю этот выбор</text:p>
        </text:list-item>
        <text:list-item>
          <text:p text:style-name="P106">I saved money - я с экономил деньги</text:p>
        </text:list-item>
        <text:list-item>
          <text:p text:style-name="P106">He gave this thing to me - он дал эту вещь мне</text:p>
        </text:list-item>
        <text:list-item>
          <text:p text:style-name="P106">My pronunciation will became better <text:s/>- моё произношение станет лучше</text:p>
        </text:list-item>
        <text:list-item>
          <text:p text:style-name="P106">It was such an innovative approach - это был такой иновационный подход</text:p>
        </text:list-item>
        <text:list-item>
          <text:p text:style-name="P106">Is it your final decision? - это твоё окончательное решение?</text:p>
        </text:list-item>
        <text:list-item>
          <text:p text:style-name="P106">I succeeded in finding better suppliers - мне удалось найти более лучших поставщиков </text:p>
        </text:list-item>
        <text:list-item>
          <text:p text:style-name="P257">I’ll be able to improve my knowledge significantly - я смогу улучшить свои знания значительно </text:p>
        </text:list-item>
      </text:list>
      <text:p text:style-name="P93"><text:soft-page-break/><text:span text:style-name="T1">КОНТРОЛЬНАЯ 10</text:span><text:span text:style-name="T2">9</text:span><text:span text:style-name="T1">.</text:span><text:span text:style-name="T2">1 – </text:span><text:span text:style-name="T3">109.</text:span><text:span text:style-name="T4">4</text:span></text:p>
      <text:list xml:id="list101305653" text:style-name="L1">
        <text:list-item>
          <text:p text:style-name="P261"><text:span text:style-name="T16">His attempts weren’t successful –</text:span><text:span text:style-name="T17"> его попытки не были успешными </text:span></text:p>
        </text:list-item>
        <text:list-item>
          <text:p text:style-name="P107">I wanted to devout more free time to my health – <text:span text:style-name="T18">я хотел уделять больше свободного времени своему здоровью</text:span></text:p>
        </text:list-item>
        <text:list-item>
          <text:p text:style-name="P108">It cost much more than she thinks – <text:span text:style-name="T19">это стоило намного больше чем она думала</text:span></text:p>
        </text:list-item>
        <text:list-item>
          <text:p text:style-name="P109">Whose advice will you take into account / consideration? - <text:span text:style-name="T19">чей совет ты примешь во внимание?</text:span></text:p>
        </text:list-item>
        <text:list-item>
          <text:p text:style-name="P109">He gave up smoking – <text:span text:style-name="T19">он бросил курить </text:span></text:p>
        </text:list-item>
        <text:list-item>
          <text:p text:style-name="P110">I insisted on doing it – <text:span text:style-name="T19">я настоял на том чтобы сделать это</text:span></text:p>
        </text:list-item>
        <text:list-item>
          <text:p text:style-name="P111">Is he often late? - <text:span text:style-name="T20">он часто опаздывает?</text:span></text:p>
        </text:list-item>
        <text:list-item>
          <text:p text:style-name="P112">To what extend did he agree? - <text:span text:style-name="T21">в какой степени он был согласен?</text:span></text:p>
        </text:list-item>
        <text:list-item>
          <text:p text:style-name="P113">I was born on the ninth of September – <text:span text:style-name="T22">я родился 9 сентября </text:span></text:p>
        </text:list-item>
        <text:list-item>
          <text:p text:style-name="P114">I’ll do my best to <text:span text:style-name="T23">take the first place – </text:span><text:span text:style-name="T24">я сделаю всё возможное что бы занять первое место</text:span></text:p>
        </text:list-item>
        <text:list-item>
          <text:p text:style-name="P115">They won’t get divorced this year – <text:span text:style-name="T24">они не будут разводиться в этом году</text:span></text:p>
        </text:list-item>
        <text:list-item>
          <text:p text:style-name="P116">I revised these videos <text:s/>- <text:span text:style-name="T25">я повторил эти видео</text:span></text:p>
        </text:list-item>
        <text:list-item>
          <text:p text:style-name="P117">They had a great time together <text:s/>- <text:span text:style-name="T26">они прекрасно провели время вместе</text:span></text:p>
        </text:list-item>
        <text:list-item>
          <text:p text:style-name="P118">They accused her of a very serious crime – <text:span text:style-name="T27">они обвинили её в очень серьёзном приступлении </text:span></text:p>
        </text:list-item>
        <text:list-item>
          <text:p text:style-name="P119">They’re really tired of it <text:s/>- <text:span text:style-name="T28">они действительно устали от этого</text:span></text:p>
        </text:list-item>
        <text:list-item>
          <text:p text:style-name="P119">It’ll happen on a regular basis <text:s/>- <text:span text:style-name="T28">это будет происходить на регулярной основе </text:span></text:p>
        </text:list-item>
        <text:list-item>
          <text:p text:style-name="P119">When will you start preparing for this exam? - <text:span text:style-name="T28">когда ты начнёшь готовиться к этому экзамену?</text:span></text:p>
        </text:list-item>
        <text:list-item>
          <text:p text:style-name="P120">I arrived at the airport – <text:span text:style-name="T29">я прибыл в аэропорт </text:span></text:p>
        </text:list-item>
        <text:list-item>
          <text:p text:style-name="P120">I’m used / accustomed to doing it on a regular basis – <text:span text:style-name="T29">я привык делать это на регулярной основе</text:span></text:p>
        </text:list-item>
        <text:list-item>
          <text:p text:style-name="P120">He’s away. He’s in another city – <text:span text:style-name="T29">он отсутствует. Он в другом городе</text:span></text:p>
        </text:list-item>
        <text:list-item>
          <text:p text:style-name="P120">He wished me good luck – <text:span text:style-name="T29">он пожелал мне удачи</text:span></text:p>
        </text:list-item>
        <text:list-item>
          <text:p text:style-name="P121">What’s the reason for such a strange answer – <text:span text:style-name="T30">какая причина такого странного ответа?</text:span></text:p>
        </text:list-item>
        <text:list-item>
          <text:p text:style-name="P122"><text:soft-page-break/>Who did they invite to their wedding? - <text:span text:style-name="T31">кого они пригласили на свою сводьбу?</text:span></text:p>
          <text:p text:style-name="P122"/>
        </text:list-item>
      </text:list>
      <text:p text:style-name="P92"><text:span text:style-name="T5">КОНТРОЛЬНАЯ 10</text:span><text:span text:style-name="T6">9</text:span><text:span text:style-name="T5">.</text:span><text:span text:style-name="T7">5</text:span><text:span text:style-name="T6"> – </text:span><text:span text:style-name="T8">109.</text:span><text:span text:style-name="T7">8</text:span></text:p>
      <text:list xml:id="list4278920505" text:style-name="L2">
        <text:list-item>
          <text:p text:style-name="P125">You need to think it over more thoroughly – тебе нужно обдумать это более тчательно</text:p>
        </text:list-item>
        <text:list-item>
          <text:p text:style-name="P123"><text:span text:style-name="T9">When will the teacher continue doing it? - </text:span><text:span text:style-name="T10">когда учитель продолжит делать это?</text:span></text:p>
        </text:list-item>
        <text:list-item>
          <text:p text:style-name="P124"><text:span text:style-name="T10">They won’t prove it – </text:span><text:span text:style-name="T11">они не докажут это</text:span></text:p>
        </text:list-item>
        <text:list-item>
          <text:p text:style-name="P126">I’m fond of this channel thanks to such a positive atmosphere – <text:span text:style-name="T32">я обожаю этот канал благодаря такой позитивной атмосфере</text:span></text:p>
        </text:list-item>
        <text:list-item>
          <text:p text:style-name="P127">Will the temperature be above zero? - <text:span text:style-name="T33">температура будет выше нуля?</text:span></text:p>
        </text:list-item>
        <text:list-item>
          <text:p text:style-name="P127">How long will your parents be away? - <text:span text:style-name="T33">как долго твои родители будут отсутствовать?</text:span></text:p>
        </text:list-item>
        <text:list-item>
          <text:p text:style-name="P128">What’s her salary? - <text:span text:style-name="T33">какая у неё зарплата?</text:span></text:p>
        </text:list-item>
        <text:list-item>
          <text:p text:style-name="P128">He invested too little money – <text:span text:style-name="T33">он инвестировал слишком мало денег</text:span></text:p>
        </text:list-item>
        <text:list-item>
          <text:p text:style-name="P129">He calls him quite seldom / rarely – <text:span text:style-name="T34">он звонит ему достаточно редко</text:span></text:p>
        </text:list-item>
        <text:list-item>
          <text:p text:style-name="P130">They got married at the end of the year – <text:span text:style-name="T35">они поженились в конце года</text:span></text:p>
        </text:list-item>
        <text:list-item>
          <text:p text:style-name="P130">He was born on the twenty second of February – <text:span text:style-name="T35">он родился 22 февраля</text:span></text:p>
        </text:list-item>
        <text:list-item>
          <text:p text:style-name="P131">He built a very big house – <text:span text:style-name="T35">он построил очень большой дом</text:span></text:p>
        </text:list-item>
        <text:list-item>
          <text:p text:style-name="P131">The meeting began fifteen minutes later – <text:span text:style-name="T35">встреча началась на 15 минут позже</text:span></text:p>
        </text:list-item>
        <text:list-item>
          <text:p text:style-name="P131">She sometimes waits for it – <text:span text:style-name="T35">она иногда ждёт этого</text:span></text:p>
        </text:list-item>
        <text:list-item>
          <text:p text:style-name="P132">I’m subscribed to this channel – <text:span text:style-name="T36">я подписан на этот канал</text:span></text:p>
        </text:list-item>
        <text:list-item>
          <text:p text:style-name="P133">I needed to get in touch with them – <text:span text:style-name="T37">мне нужно было связаться с ними</text:span></text:p>
        </text:list-item>
        <text:list-item>
          <text:p text:style-name="P134">What will influenced you most of all? - <text:span text:style-name="T38">что повлияло на тебя больше всего?</text:span></text:p>
        </text:list-item>
        <text:list-item>
          <text:p text:style-name="P135"><text:soft-page-break/>It seems to me it’ll be the only right decision – <text:span text:style-name="T39">мне кажется это будет единственно правильным решением </text:span></text:p>
          <text:p text:style-name="P135"/>
        </text:list-item>
      </text:list>
      <text:p text:style-name="P90"/>
      <text:p text:style-name="P91"><text:span text:style-name="T40">КОНТРОЛЬНАЯ 1</text:span><text:span text:style-name="T43">10</text:span><text:span text:style-name="T40">.</text:span><text:span text:style-name="T43">1</text:span><text:span text:style-name="T41"> – </text:span><text:span text:style-name="T42">1</text:span><text:span text:style-name="T43">10</text:span><text:span text:style-name="T42">.</text:span><text:span text:style-name="T50">3</text:span></text:p>
      <text:list xml:id="list558174915" text:style-name="L3">
        <text:list-item>
          <text:p text:style-name="P248"><text:span text:style-name="T43">She was so frightened – </text:span><text:span text:style-name="T44">она была так напугана</text:span></text:p>
        </text:list-item>
        <text:list-item>
          <text:p text:style-name="P136">This solder fought very courageously – этот солдат сражался очень отважно</text:p>
        </text:list-item>
        <text:list-item>
          <text:p text:style-name="P136">It may change his opinion – это возможно изменит его мнение</text:p>
        </text:list-item>
        <text:list-item>
          <text:p text:style-name="P136">I’ll look up this phrase in a dictionary <text:s/>- я посмотрю эту фразу в словоре </text:p>
        </text:list-item>
        <text:list-item>
          <text:p text:style-name="P249"><text:span text:style-name="T44">I pay taxes – </text:span><text:span text:style-name="T45">я плачу налоги</text:span></text:p>
        </text:list-item>
        <text:list-item>
          <text:p text:style-name="P250"><text:span text:style-name="T45">We faced some serious problems – </text:span><text:span text:style-name="T46">мы столкнулись с некоторыми серьёзными проблемами </text:span></text:p>
        </text:list-item>
        <text:list-item>
          <text:p text:style-name="P137">You know English like a native speaker – ты знаешь английский как носитель языка</text:p>
        </text:list-item>
        <text:list-item>
          <text:p text:style-name="P251"><text:span text:style-name="T46">Is he a lazy boy? - </text:span><text:span text:style-name="T47">он ленивый мальчик?</text:span></text:p>
        </text:list-item>
        <text:list-item>
          <text:p text:style-name="P252"><text:span text:style-name="T47">I left India – </text:span><text:span text:style-name="T48">я покинул Индию</text:span></text:p>
        </text:list-item>
        <text:list-item>
          <text:p text:style-name="P138">She was born on the twenty second of July – она родилась 22 Июля</text:p>
        </text:list-item>
        <text:list-item>
          <text:p text:style-name="P253"><text:span text:style-name="T48">She woke up much later than usual – она проснулась </text:span><text:span text:style-name="T49">на много</text:span><text:span text:style-name="T48"> </text:span><text:span text:style-name="T49">позже чем обычно </text:span></text:p>
        </text:list-item>
        <text:list-item>
          <text:p text:style-name="P139">I usually get up early – я обычно встаю рано</text:p>
        </text:list-item>
      </text:list>
      <text:p text:style-name="P1"/>
      <text:p text:style-name="P44"><text:span text:style-name="T51">КОНТРОЛЬНАЯ 1</text:span><text:span text:style-name="T52">10</text:span><text:span text:style-name="T51">.</text:span><text:span text:style-name="T54">4</text:span><text:span text:style-name="T53"> – </text:span><text:span text:style-name="T21">1</text:span><text:span text:style-name="T52">10</text:span><text:span text:style-name="T21">.</text:span><text:span text:style-name="T61">6</text:span></text:p>
      <text:list xml:id="list92944335" text:style-name="L4">
        <text:list-item>
          <text:p text:style-name="P140">I see this result impressed you – <text:span text:style-name="T54">я вижу этот результат впечатлил тебя</text:span></text:p>
        </text:list-item>
        <text:list-item>
          <text:p text:style-name="P141">She dreamt about a career in music – <text:span text:style-name="T55">она мечтала о карьере в музыке</text:span></text:p>
        </text:list-item>
        <text:list-item>
          <text:p text:style-name="P142">I see the advantages and disadvantages of this approach – <text:span text:style-name="T56">я вижу преимущества и недостатки этого подхода</text:span></text:p>
        </text:list-item>
        <text:list-item>
          <text:p text:style-name="P143">He hit the door – <text:span text:style-name="T56">он ударил дверь</text:span></text:p>
        </text:list-item>
        <text:list-item>
          <text:p text:style-name="P144">Everyone wou<text:span text:style-name="T57">ld like it – </text:span><text:span text:style-name="T58">все хотели бы этого</text:span></text:p>
        </text:list-item>
        <text:list-item>
          <text:p text:style-name="P144"><text:soft-page-break/><text:span text:style-name="T57">This time didn’t suit us – </text:span><text:span text:style-name="T58">это время не подходило нам</text:span></text:p>
        </text:list-item>
        <text:list-item>
          <text:p text:style-name="P145">Life taught her a lesson – <text:span text:style-name="T59">жизнь преподала ей урок </text:span></text:p>
        </text:list-item>
        <text:list-item>
          <text:p text:style-name="P146">He’ll repair it – <text:span text:style-name="T60">он починит это </text:span></text:p>
        </text:list-item>
        <text:list-item>
          <text:p text:style-name="P146">He didn’t cancel / (call off) the meeting – <text:span text:style-name="T60">он не отменил встречу</text:span></text:p>
        </text:list-item>
        <text:list-item>
          <text:p text:style-name="P146">They aren’t used to such conditions – <text:span text:style-name="T60">они не привыкли к таким условиям</text:span></text:p>
        </text:list-item>
      </text:list>
      <text:p text:style-name="P24"/>
      <text:p text:style-name="P43"/>
      <text:p text:style-name="P43"><text:span text:style-name="T51">КОНТРОЛЬНАЯ 1</text:span><text:span text:style-name="T52">10</text:span><text:span text:style-name="T51">.</text:span><text:span text:style-name="T62">7</text:span><text:span text:style-name="T53"> – </text:span><text:span text:style-name="T21">1</text:span><text:span text:style-name="T52">10</text:span><text:span text:style-name="T21">.</text:span><text:span text:style-name="T62">8</text:span></text:p>
      <text:list xml:id="list2230487099" text:style-name="L5">
        <text:list-item>
          <text:p text:style-name="P147">I often wait for him – <text:span text:style-name="T62">я часто жду его</text:span></text:p>
        </text:list-item>
        <text:list-item>
          <text:p text:style-name="P147">He tried to analyze everything very thoroughly – <text:span text:style-name="T62">он попытался проанализировать очень тчательно</text:span></text:p>
        </text:list-item>
        <text:list-item>
          <text:p text:style-name="P148">It’s so surprising for us – <text:span text:style-name="T63">это так удивительно для нас</text:span></text:p>
        </text:list-item>
        <text:list-item>
          <text:p text:style-name="P148">We want to know the advantages and disadvantages of this approach – <text:span text:style-name="T63">мы хотим знать достоинства и недостатки этого подхода </text:span></text:p>
        </text:list-item>
        <text:list-item>
          <text:p text:style-name="P149">She deserved this result – <text:span text:style-name="T64">она заслужила этот результат</text:span></text:p>
        </text:list-item>
        <text:list-item>
          <text:p text:style-name="P149">The sun rose (went up) – <text:span text:style-name="T64">солнце встало </text:span></text:p>
        </text:list-item>
        <text:list-item>
          <text:p text:style-name="P150">Does it sometimes happen? - <text:span text:style-name="T65">это иногда происходит?</text:span></text:p>
        </text:list-item>
      </text:list>
      <text:p text:style-name="P12"/>
      <text:p text:style-name="P42"><text:span text:style-name="T51">КОНТРОЛЬНАЯ 1</text:span><text:span text:style-name="T52">1</text:span><text:span text:style-name="T66">1</text:span><text:span text:style-name="T51">.</text:span><text:span text:style-name="T66">1</text:span><text:span text:style-name="T53"> – </text:span><text:span text:style-name="T21">1</text:span><text:span text:style-name="T52">1</text:span><text:span text:style-name="T66">1</text:span><text:span text:style-name="T21">.</text:span><text:span text:style-name="T73">3</text:span></text:p>
      <text:list xml:id="list3961238675" text:style-name="L6">
        <text:list-item>
          <text:p text:style-name="P151">He avoids talking about it – <text:span text:style-name="T66">он избегает разговаривать об этом</text:span></text:p>
        </text:list-item>
        <text:list-item>
          <text:p text:style-name="P152">Health will always be in the first place for him – <text:span text:style-name="T67">здоровье всегда будет на первом месте для него</text:span></text:p>
        </text:list-item>
        <text:list-item>
          <text:p text:style-name="P153">I understood you immediately / at once – <text:span text:style-name="T67">я понял тебя сразу же</text:span></text:p>
        </text:list-item>
        <text:list-item>
          <text:p text:style-name="P153">The criminals disappeared – <text:span text:style-name="T67">приступники исчезли</text:span></text:p>
        </text:list-item>
        <text:list-item>
          <text:p text:style-name="P153">He drowned – <text:span text:style-name="T67">он утонул</text:span></text:p>
        </text:list-item>
        <text:list-item>
          <text:p text:style-name="P154">He kept this secret – <text:span text:style-name="T68">он сохранил этот секрет</text:span></text:p>
        </text:list-item>
        <text:list-item>
          <text:p text:style-name="P154">You must tell him this thing directly – <text:span text:style-name="T68">ты должен сказать ему эту вешь прямо</text:span></text:p>
        </text:list-item>
        <text:list-item>
          <text:p text:style-name="P155"><text:soft-page-break/>I held it in my arms – <text:span text:style-name="T69">я подержал это в своих руках</text:span></text:p>
        </text:list-item>
        <text:list-item>
          <text:p text:style-name="P156">I remained calm <text:s text:c="2"/>- <text:span text:style-name="T70">я остался спокойным </text:span></text:p>
        </text:list-item>
        <text:list-item>
          <text:p text:style-name="P157">We checked in at 3 o’clock in the afternoon – <text:span text:style-name="T71">мы зарегистрировались / въехали в отеле в 3 часа дня</text:span></text:p>
        </text:list-item>
        <text:list-item>
          <text:p text:style-name="P157">The temperature is ten degrees below zero – <text:span text:style-name="T71">температура 10 градусов ниже нуля</text:span></text:p>
        </text:list-item>
        <text:list-item>
          <text:p text:style-name="P157">Did his wife recover? - <text:span text:style-name="T71">его жена выздоровела?</text:span></text:p>
        </text:list-item>
        <text:list-item>
          <text:p text:style-name="P158">It developed our abilities – <text:span text:style-name="T72">это развивало наши способности </text:span></text:p>
        </text:list-item>
        <text:list-item>
          <text:p text:style-name="P158">I suppose It’ll happen next year – <text:span text:style-name="T72">я предполагаю это произойдёт в следующем году</text:span></text:p>
        </text:list-item>
        <text:list-item>
          <text:p text:style-name="P158">I think I’ll learn English in a couple of <text:s/>years – <text:span text:style-name="T72">я думаю я выучу английский за пару лет</text:span></text:p>
        </text:list-item>
        <text:list-item>
          <text:p text:style-name="P158">There are five chapters in this book – <text:span text:style-name="T72">имеется 5 глав в этой книге</text:span></text:p>
        </text:list-item>
        <text:list-item>
          <text:p text:style-name="P159">Everything remained the same – <text:span text:style-name="T73">всё осталось таким же</text:span></text:p>
        </text:list-item>
      </text:list>
      <text:p text:style-name="P2"/>
      <text:p text:style-name="P41"><text:span text:style-name="T51">КОНТРОЛЬНАЯ 1</text:span><text:span text:style-name="T52">1</text:span><text:span text:style-name="T66">1</text:span><text:span text:style-name="T51">.</text:span><text:span text:style-name="T74">4</text:span><text:span text:style-name="T53"> – </text:span><text:span text:style-name="T21">1</text:span><text:span text:style-name="T52">1</text:span><text:span text:style-name="T66">1</text:span><text:span text:style-name="T21">.</text:span><text:span text:style-name="T74">6</text:span></text:p>
      <text:list xml:id="list2575431359" text:style-name="L7">
        <text:list-item>
          <text:p text:style-name="P160">She washed herself <text:s/>- <text:span text:style-name="T75">она вымылась </text:span></text:p>
        </text:list-item>
        <text:list-item>
          <text:p text:style-name="P161">Will you manage to do it instead of me? - <text:span text:style-name="T75">ты сможешь сделать это вместо меня?</text:span></text:p>
        </text:list-item>
        <text:list-item>
          <text:p text:style-name="P161">He divided us into three groups – <text:span text:style-name="T75">он разделил нас на три группы</text:span></text:p>
        </text:list-item>
        <text:list-item>
          <text:p text:style-name="P162">He missed such a unique opportunity – <text:span text:style-name="T76">он упустил такую уникальную возможность</text:span></text:p>
        </text:list-item>
        <text:list-item>
          <text:p text:style-name="P163">He has a reliable car – <text:span text:style-name="T76">у него надёжная машина</text:span></text:p>
        </text:list-item>
        <text:list-item>
          <text:p text:style-name="P163">They won’t find a solution to such an important problem soon – <text:span text:style-name="T76">они не найдут решения такой важной проблемы скоро</text:span></text:p>
        </text:list-item>
        <text:list-item>
          <text:p text:style-name="P164">They don’t know even basic things – <text:span text:style-name="T77">они не знают даже базовых вещей</text:span></text:p>
        </text:list-item>
        <text:list-item>
          <text:p text:style-name="P164">He avoids doing it – <text:span text:style-name="T77">он избегает делать это</text:span></text:p>
        </text:list-item>
      </text:list>
      <text:p text:style-name="P3"/>
      <text:p text:style-name="P40"><text:span text:style-name="T51">КОНТРОЛЬНАЯ 1</text:span><text:span text:style-name="T52">1</text:span><text:span text:style-name="T66">1</text:span><text:span text:style-name="T51">.</text:span><text:span text:style-name="T78">7</text:span><text:span text:style-name="T53"> – </text:span><text:span text:style-name="T21">1</text:span><text:span text:style-name="T52">1</text:span><text:span text:style-name="T66">1</text:span><text:span text:style-name="T21">.</text:span><text:span text:style-name="T78">8</text:span></text:p>
      <text:list xml:id="list3885350026" text:style-name="L8">
        <text:list-item>
          <text:p text:style-name="P165">It isn’t on the right – <text:span text:style-name="T78">это не справа</text:span></text:p>
        </text:list-item>
        <text:list-item>
          <text:p text:style-name="P165">I waited for him for two hours – <text:span text:style-name="T78">я прождал его 2 часа</text:span></text:p>
        </text:list-item>
        <text:list-item>
          <text:p text:style-name="P166"><text:soft-page-break/>She didn’t have such an intention – <text:span text:style-name="T79">у неё не было такого намерения </text:span></text:p>
        </text:list-item>
        <text:list-item>
          <text:p text:style-name="P167">She feels confidence – <text:span text:style-name="T79">она чувствует уверенность</text:span></text:p>
        </text:list-item>
        <text:list-item>
          <text:p text:style-name="P167">They informed us of this accident – <text:span text:style-name="T79">они проинформировали нас об этом происшествии</text:span></text:p>
        </text:list-item>
        <text:list-item>
          <text:p text:style-name="P167">She said it very confidently – <text:span text:style-name="T79">она сказала это очень уверенно </text:span></text:p>
        </text:list-item>
        <text:list-item>
          <text:p text:style-name="P168">Was everyone present? - <text:span text:style-name="T80">все присутствовали?</text:span></text:p>
        </text:list-item>
        <text:list-item>
          <text:p text:style-name="P169">The price rose by thirty per cent – <text:span text:style-name="T81">цена поднялась на 30%</text:span></text:p>
        </text:list-item>
      </text:list>
      <text:p text:style-name="P23"/>
      <text:p text:style-name="P39"/>
      <text:p text:style-name="P39"/>
      <text:p text:style-name="P39"/>
      <text:p text:style-name="P39"/>
      <text:p text:style-name="P39"/>
      <text:p text:style-name="P39"><text:span text:style-name="T51">КОНТРОЛЬНАЯ 1</text:span><text:span text:style-name="T52">1</text:span><text:span text:style-name="T83">2</text:span><text:span text:style-name="T51">.</text:span><text:span text:style-name="T83">1</text:span><text:span text:style-name="T53"> – </text:span><text:span text:style-name="T21">1</text:span><text:span text:style-name="T52">1</text:span><text:span text:style-name="T83">2</text:span><text:span text:style-name="T21">.</text:span><text:span text:style-name="T87">3</text:span></text:p>
      <text:list xml:id="list3712041289" text:style-name="L9">
        <text:list-item>
          <text:p text:style-name="P170">I left for Russia – <text:span text:style-name="T82">я поехал в россию</text:span></text:p>
        </text:list-item>
        <text:list-item>
          <text:p text:style-name="P171">I go swimming three times a week – <text:span text:style-name="T84">я хожу плавать 3 раза в неделю</text:span></text:p>
        </text:list-item>
        <text:list-item>
          <text:p text:style-name="P171">Will it be really possible? - <text:span text:style-name="T84">это будет действительно возможно</text:span></text:p>
        </text:list-item>
        <text:list-item>
          <text:p text:style-name="P172">He prays to Good – <text:span text:style-name="T85">он молиться Богу</text:span></text:p>
        </text:list-item>
        <text:list-item>
          <text:p text:style-name="P173">They killed innocent people. The police arrested them. They punished the criminals <text:s/>– <text:span text:style-name="T86">они убивали невинных людей. Полиция арестовала их. Они наказали их</text:span></text:p>
        </text:list-item>
        <text:list-item>
          <text:p text:style-name="P173">I can write it down – <text:span text:style-name="T86">я могу записать это</text:span></text:p>
        </text:list-item>
        <text:list-item>
          <text:p text:style-name="P174">I’ll share this information with you – <text:span text:style-name="T87">я поделюсь этой информацией с тобой</text:span></text:p>
        </text:list-item>
        <text:list-item>
          <text:p text:style-name="P174">He described her appearance – <text:span text:style-name="T87">он описал её внешность</text:span></text:p>
        </text:list-item>
        <text:list-item>
          <text:p text:style-name="P174">He informed me of these problems – <text:span text:style-name="T87">он проинформировал меня об этих проблемах</text:span></text:p>
        </text:list-item>
      </text:list>
      <text:p text:style-name="P22"/>
      <text:p text:style-name="P38"><text:soft-page-break/><text:span text:style-name="T51">КОНТРОЛЬНАЯ 1</text:span><text:span text:style-name="T52">1</text:span><text:span text:style-name="T83">2</text:span><text:span text:style-name="T51">.</text:span><text:span text:style-name="T88">4</text:span><text:span text:style-name="T53"> – </text:span><text:span text:style-name="T21">1</text:span><text:span text:style-name="T52">1</text:span><text:span text:style-name="T83">2</text:span><text:span text:style-name="T21">.</text:span><text:span text:style-name="T88">6</text:span></text:p>
      <text:list xml:id="list4255937487" text:style-name="L10">
        <text:list-item>
          <text:p text:style-name="P175">I need to get in touch with him – <text:span text:style-name="T88">мне нужно связаться с ним</text:span></text:p>
        </text:list-item>
        <text:list-item>
          <text:p text:style-name="P176">His conclusion was quite logical – <text:span text:style-name="T89">его метод был довольно логичный</text:span></text:p>
        </text:list-item>
        <text:list-item>
          <text:p text:style-name="P177">Did this change have a positive effect on her? - <text:span text:style-name="T89">эта перемена имела позитивный эффект на неё?</text:span></text:p>
        </text:list-item>
        <text:list-item>
          <text:p text:style-name="P177">This result impressed them – <text:span text:style-name="T89">этот результат впечатлил их</text:span></text:p>
        </text:list-item>
        <text:list-item>
          <text:p text:style-name="P178">When will it get dark? - <text:span text:style-name="T90">когда стемнеет?</text:span></text:p>
        </text:list-item>
        <text:list-item>
          <text:p text:style-name="P179">They celebrated this anniversary – <text:span text:style-name="T91">они отпраздновали эту годовщину</text:span></text:p>
        </text:list-item>
        <text:list-item>
          <text:p text:style-name="P180">It’s very prestigious to live in this area – <text:span text:style-name="T91">очень престижно жить в этой области</text:span></text:p>
        </text:list-item>
        <text:list-item>
          <text:p text:style-name="P180">Two apples fell (down) – <text:span text:style-name="T91">2 яблока упало</text:span></text:p>
        </text:list-item>
      </text:list>
      <text:p text:style-name="P21"/>
      <text:p text:style-name="P37"><text:span text:style-name="T51">КОНТРОЛЬНАЯ 1</text:span><text:span text:style-name="T52">1</text:span><text:span text:style-name="T83">2</text:span><text:span text:style-name="T51">.</text:span><text:span text:style-name="T92">7</text:span><text:span text:style-name="T53"> – </text:span><text:span text:style-name="T21">1</text:span><text:span text:style-name="T52">1</text:span><text:span text:style-name="T83">2</text:span><text:span text:style-name="T21">.</text:span><text:span text:style-name="T92">8</text:span></text:p>
      <text:list xml:id="list1346911683" text:style-name="L11">
        <text:list-item>
          <text:p text:style-name="P181">Will he stay here for an hour? - <text:span text:style-name="T92">он останеться здесь на час?</text:span></text:p>
        </text:list-item>
        <text:list-item>
          <text:p text:style-name="P182">It’ll last for more than two years – <text:span text:style-name="T93">это продлиться более 2 лет</text:span></text:p>
        </text:list-item>
        <text:list-item>
          <text:p text:style-name="P182">Will she change her timetable? - <text:span text:style-name="T93">она поменяет своё расписание?</text:span></text:p>
        </text:list-item>
        <text:list-item>
          <text:p text:style-name="P183">Money was also important for her – <text:span text:style-name="T94">деньги также были важны для неё</text:span></text:p>
        </text:list-item>
        <text:list-item>
          <text:p text:style-name="P183">Were you at home while / <text:span text:style-name="T94">whereas</text:span> he was at work? - <text:span text:style-name="T94">ты был дома в то время как он был на работе?</text:span></text:p>
        </text:list-item>
        <text:list-item>
          <text:p text:style-name="P184">It’ll be her daughter’s flat – <text:span text:style-name="T95">это будет квартира её дочери </text:span></text:p>
        </text:list-item>
        <text:list-item>
          <text:p text:style-name="P185">We <text:span text:style-name="T96">found out that it was a big mistake </text:span><text:s/>- <text:span text:style-name="T97">мы обнаружили что это была большая ошибка</text:span></text:p>
        </text:list-item>
        <text:list-item>
          <text:p text:style-name="P186">He expects much more <text:s/>- <text:span text:style-name="T97">он ожидает на много большего</text:span></text:p>
        </text:list-item>
      </text:list>
      <text:p text:style-name="P20"/>
      <text:p text:style-name="P36"><text:span text:style-name="T51">КОНТРОЛЬНАЯ 1</text:span><text:span text:style-name="T52">1</text:span><text:span text:style-name="T98">3</text:span><text:span text:style-name="T51">.</text:span><text:span text:style-name="T98">1</text:span><text:span text:style-name="T53"> – </text:span><text:span text:style-name="T21">1</text:span><text:span text:style-name="T52">1</text:span><text:span text:style-name="T107">3</text:span><text:span text:style-name="T21">.</text:span><text:span text:style-name="T104">3</text:span></text:p>
      <text:list xml:id="list1110515194" text:style-name="L12">
        <text:list-item>
          <text:p text:style-name="P187">It didn’t cover out costs – <text:span text:style-name="T99">это не покрыло наших издержек</text:span></text:p>
        </text:list-item>
        <text:list-item>
          <text:p text:style-name="P188"><text:soft-page-break/>He owes me this money – <text:span text:style-name="T100">он должен мне эти деньги</text:span></text:p>
        </text:list-item>
        <text:list-item>
          <text:p text:style-name="P188">His wife usually does the shopping – <text:span text:style-name="T100">его жена обычно делает покупки</text:span></text:p>
        </text:list-item>
        <text:list-item>
          <text:p text:style-name="P189">He rode a horse yesterday – <text:span text:style-name="T101">он катался на лошади вчера</text:span></text:p>
        </text:list-item>
        <text:list-item>
          <text:p text:style-name="P189">It doesn’t necessarily mean that it’ll be free – <text:span text:style-name="T101">это не обязательно означает что это будет бесплатно</text:span></text:p>
        </text:list-item>
        <text:list-item>
          <text:p text:style-name="P190">My parents don’t insist on it – мои родители не наст<text:span text:style-name="T102">аивают</text:span> на этом</text:p>
        </text:list-item>
        <text:list-item>
          <text:p text:style-name="P191">His speech inspired me – <text:span text:style-name="T102">эго речт вдохновила меня </text:span></text:p>
        </text:list-item>
        <text:list-item>
          <text:p text:style-name="P192">I hated getting up so early – <text:span text:style-name="T103">я ненавидел вставать так рано</text:span></text:p>
        </text:list-item>
        <text:list-item>
          <text:p text:style-name="P192">What belongs to him? - <text:span text:style-name="T103">что пренадлежит ему?</text:span></text:p>
        </text:list-item>
        <text:list-item>
          <text:p text:style-name="P193">I’ll do my best to speak English more confidently – <text:span text:style-name="T105">я сделаю всё возможное что бы говорить на английском более уверенно </text:span></text:p>
        </text:list-item>
        <text:list-item>
          <text:p text:style-name="P193">They won’t be together any longer – <text:span text:style-name="T105">они не будут вместе дольше</text:span></text:p>
        </text:list-item>
        <text:list-item>
          <text:p text:style-name="P193">We see the advantages and disadvantages of this approach – <text:span text:style-name="T105">мы видим достоинства и недостатки этого подхода</text:span></text:p>
        </text:list-item>
        <text:list-item>
          <text:p text:style-name="P194">What will belong to him? - <text:span text:style-name="T106">что будет пренадлежать ему?</text:span></text:p>
        </text:list-item>
        <text:list-item>
          <text:p text:style-name="P194">They asked us some questions – <text:span text:style-name="T106">они задали нам некоторые вопросы</text:span></text:p>
        </text:list-item>
      </text:list>
      <text:p text:style-name="P19"/>
      <text:p text:style-name="P35"><text:span text:style-name="T51">КОНТРОЛЬНАЯ 1</text:span><text:span text:style-name="T52">1</text:span><text:span text:style-name="T98">3</text:span><text:span text:style-name="T51">.</text:span><text:span text:style-name="T107">4</text:span><text:span text:style-name="T53"> – </text:span><text:span text:style-name="T21">1</text:span><text:span text:style-name="T52">1</text:span><text:span text:style-name="T107">3</text:span><text:span text:style-name="T21">.</text:span><text:span text:style-name="T107">6</text:span></text:p>
      <text:list xml:id="list3622677624" text:style-name="L13">
        <text:list-item>
          <text:p text:style-name="P195"><text:span text:style-name="T108">He tore the papers – </text:span><text:span text:style-name="T107">он порвал бумаги</text:span></text:p>
        </text:list-item>
        <text:list-item>
          <text:p text:style-name="P195"><text:span text:style-name="T108">Did you try on this suit? - </text:span><text:span text:style-name="T107">ты примерил этот костюм?</text:span></text:p>
        </text:list-item>
        <text:list-item>
          <text:p text:style-name="P196">Was it his fault? - <text:span text:style-name="T107">это была его вина?</text:span></text:p>
        </text:list-item>
        <text:list-item>
          <text:p text:style-name="P197">I approve of this decision – <text:span text:style-name="T109">я одобряю это решение</text:span></text:p>
        </text:list-item>
        <text:list-item>
          <text:p text:style-name="P198">What strategy will you choose? - <text:span text:style-name="T110">какую стратегию ты выберешь?</text:span></text:p>
        </text:list-item>
      </text:list>
      <text:p text:style-name="P18"/>
      <text:p text:style-name="P34"/>
      <text:p text:style-name="P34"><text:span text:style-name="T51">КОНТРОЛЬНАЯ 1</text:span><text:span text:style-name="T52">1</text:span><text:span text:style-name="T98">3</text:span><text:span text:style-name="T51">.</text:span><text:span text:style-name="T111">7</text:span><text:span text:style-name="T53"> – </text:span><text:span text:style-name="T21">1</text:span><text:span text:style-name="T52">1</text:span><text:span text:style-name="T107">3</text:span><text:span text:style-name="T21">.</text:span><text:span text:style-name="T111">8</text:span></text:p>
      <text:list xml:id="list2932701379" text:style-name="L14">
        <text:list-item>
          <text:p text:style-name="P199"><text:soft-page-break/>You need to do it immediately – <text:span text:style-name="T112">тебе нужно сделать это немедленно</text:span></text:p>
        </text:list-item>
        <text:list-item>
          <text:p text:style-name="P200">It was our main aim – <text:span text:style-name="T113">это была наша главная цель</text:span></text:p>
        </text:list-item>
        <text:list-item>
          <text:p text:style-name="P201">He didn’t reach an Advanced level – <text:span text:style-name="T114">он не достиг уровня Advanced </text:span></text:p>
        </text:list-item>
        <text:list-item>
          <text:p text:style-name="P202">Do you need to finish everything by next weak? - <text:span text:style-name="T115">тебе нужно закончить всё к следующей неделе?</text:span></text:p>
        </text:list-item>
      </text:list>
      <text:p text:style-name="P14"/>
      <text:p text:style-name="P33"><text:span text:style-name="T51">КОНТРОЛЬНАЯ 1</text:span><text:span text:style-name="T52">1</text:span><text:span text:style-name="T116">4</text:span><text:span text:style-name="T51">.</text:span><text:span text:style-name="T116">1</text:span><text:span text:style-name="T53"> – </text:span><text:span text:style-name="T21">1</text:span><text:span text:style-name="T52">1</text:span><text:span text:style-name="T124">4</text:span><text:span text:style-name="T21">.</text:span><text:span text:style-name="T124">3</text:span></text:p>
      <text:list xml:id="list532626180" text:style-name="L15">
        <text:list-item>
          <text:p text:style-name="P203">It can mean several things – <text:span text:style-name="T117">это может означать несколько вещей</text:span></text:p>
        </text:list-item>
        <text:list-item>
          <text:p text:style-name="P204">I wasn’t proud of this success – <text:span text:style-name="T117">я не гордился этим успехом</text:span></text:p>
        </text:list-item>
        <text:list-item>
          <text:p text:style-name="P204">I’m angry about their refusal – <text:span text:style-name="T117">я рассержен их отказом </text:span></text:p>
        </text:list-item>
        <text:list-item>
          <text:p text:style-name="P205">You’ll owe this sum of money – <text:span text:style-name="T118">ты будешь должен мне эту сумму денег</text:span></text:p>
        </text:list-item>
        <text:list-item>
          <text:p text:style-name="P205">I’ll call you back in a couple of minutes – <text:span text:style-name="T118">я перезвоню тебе через пару минут</text:span></text:p>
        </text:list-item>
        <text:list-item>
          <text:p text:style-name="P205">You business partner can regret it – <text:span text:style-name="T118">твой бизнесс партнёр может пожелеть об этом</text:span></text:p>
        </text:list-item>
        <text:list-item>
          <text:p text:style-name="P206">He s<text:span text:style-name="T119">tole his wallet – </text:span><text:span text:style-name="T120">он украл его бумажник</text:span></text:p>
        </text:list-item>
        <text:list-item>
          <text:p text:style-name="P207">It was a real sensation – <text:span text:style-name="T120">это была настоящая синсация</text:span></text:p>
        </text:list-item>
        <text:list-item>
          <text:p text:style-name="P207">They signed this document – <text:span text:style-name="T120">они подписали этот документ</text:span></text:p>
        </text:list-item>
        <text:list-item>
          <text:p text:style-name="P208">I arrived home – <text:span text:style-name="T121">я прибыл домой</text:span></text:p>
        </text:list-item>
        <text:list-item>
          <text:p text:style-name="P208">Will I know English like educated native speaker? - <text:span text:style-name="T121">я буду знать английский как образованный носитель языка?</text:span></text:p>
        </text:list-item>
        <text:list-item>
          <text:p text:style-name="P209">We must get rid of our mistakes as soon as possible – <text:span text:style-name="T122">мы должный избавиься от наших ошибок как можно скорее </text:span></text:p>
        </text:list-item>
        <text:list-item>
          <text:p text:style-name="P209">Did we deserve it? - <text:span text:style-name="T122">мы заслужили это?</text:span></text:p>
        </text:list-item>
        <text:list-item>
          <text:p text:style-name="P210">I took him with me – <text:span text:style-name="T123">я взял его с собой</text:span></text:p>
        </text:list-item>
      </text:list>
      <text:p text:style-name="P17"/>
      <text:p text:style-name="P32"><text:span text:style-name="T51">КОНТРОЛЬНАЯ 1</text:span><text:span text:style-name="T52">1</text:span><text:span text:style-name="T116">4</text:span><text:span text:style-name="T51">.</text:span><text:span text:style-name="T125">4</text:span><text:span text:style-name="T53"> – </text:span><text:span text:style-name="T21">1</text:span><text:span text:style-name="T52">1</text:span><text:span text:style-name="T124">4</text:span><text:span text:style-name="T21">.</text:span><text:span text:style-name="T131">8</text:span></text:p>
      <text:list xml:id="list3040763684" text:style-name="L16">
        <text:list-item>
          <text:p text:style-name="P211"><text:soft-page-break/>I flew to the United States – <text:span text:style-name="T126">я полетел в США</text:span></text:p>
        </text:list-item>
        <text:list-item>
          <text:p text:style-name="P212">His friend borrowed this money – <text:span text:style-name="T127">его друг занял эти деньги</text:span></text:p>
        </text:list-item>
        <text:list-item>
          <text:p text:style-name="P213">Does it look strange? - <text:span text:style-name="T127">это выглядет странным?</text:span></text:p>
          <text:p text:style-name="P258"/>
        </text:list-item>
        <text:list-item>
          <text:p text:style-name="P214">I spent lots of time on English to know it really well – <text:span text:style-name="T128">я потратил множество времени на английский что бы знать его действительно хорошо</text:span></text:p>
        </text:list-item>
        <text:list-item>
          <text:p text:style-name="P215">I thought differently (another way) – <text:span text:style-name="T129">я думал по другому (другим образом)</text:span></text:p>
        </text:list-item>
        <text:list-item>
          <text:p text:style-name="P216">I managed to find a better solution to such a difficult problem – <text:span text:style-name="T130">я сумел найти более лучшее решение такой сложной проблемы</text:span></text:p>
        </text:list-item>
        <text:list-item>
          <text:p text:style-name="P216">I must get rid of these mistakes – <text:span text:style-name="T130">я должен избавиться от этих ошибок</text:span></text:p>
        </text:list-item>
        <text:list-item>
          <text:p text:style-name="P217">It’ll be the most important problem – <text:span text:style-name="T131">это будет самой важной проблемой</text:span></text:p>
        </text:list-item>
        <text:list-item>
          <text:p text:style-name="P218">It smelt awful – <text:span text:style-name="T131">это пахло ужасно</text:span></text:p>
        </text:list-item>
        <text:list-item>
          <text:p text:style-name="P219">I walked to work / I went to work on foot – <text:span text:style-name="T132">я пошёл на работу пешком</text:span></text:p>
        </text:list-item>
        <text:list-item>
          <text:p text:style-name="P220">I’m an expert in this area – <text:span text:style-name="T133">я эксперт в этой области </text:span></text:p>
        </text:list-item>
        <text:list-item>
          <text:p text:style-name="P220">That ship sank – <text:span text:style-name="T133">тот корабль утонул</text:span></text:p>
        </text:list-item>
        <text:list-item>
          <text:p text:style-name="P220">That man drowned – <text:span text:style-name="T133">тот мужчина утонул</text:span></text:p>
        </text:list-item>
        <text:list-item>
          <text:p text:style-name="P220">They informed us of these difficulties – <text:span text:style-name="T133">они проинформировали на об этих трудностях</text:span></text:p>
        </text:list-item>
      </text:list>
      <text:p text:style-name="P16"/>
      <text:p text:style-name="P31"><text:span text:style-name="T51">КОНТРОЛЬНАЯ 1</text:span><text:span text:style-name="T52">1</text:span><text:span text:style-name="T134">5</text:span><text:span text:style-name="T51">.</text:span><text:span text:style-name="T134">1</text:span><text:span text:style-name="T53"> – </text:span><text:span text:style-name="T21">1</text:span><text:span text:style-name="T52">1</text:span><text:span text:style-name="T134">5</text:span><text:span text:style-name="T21">.</text:span><text:span text:style-name="T137">3</text:span></text:p>
      <text:list xml:id="list1011175279" text:style-name="L17">
        <text:list-item>
          <text:p text:style-name="P221">This event didn’t take place in the city center – <text:span text:style-name="T134">это событие не произошло в центре города</text:span></text:p>
        </text:list-item>
        <text:list-item>
          <text:p text:style-name="P221">Will you be free tomorrow afternoon? - <text:span text:style-name="T134">ты будешь свободен завтрошним днём?</text:span></text:p>
        </text:list-item>
        <text:list-item>
          <text:p text:style-name="P222">This dress fit you perfectly – <text:span text:style-name="T135">это платье прекрасно подходило тебе</text:span></text:p>
        </text:list-item>
        <text:list-item>
          <text:p text:style-name="P222">We usually meet twice a week – <text:span text:style-name="T135">мы обычно встречаемся дважды в неделю</text:span></text:p>
        </text:list-item>
        <text:list-item>
          <text:p text:style-name="P223">I caught the ball – <text:span text:style-name="T136">я поймал мяч</text:span></text:p>
        </text:list-item>
        <text:list-item>
          <text:p text:style-name="P223"><text:soft-page-break/>The criminal stole jewelry – <text:span text:style-name="T136">приступник украл ювелирку</text:span></text:p>
        </text:list-item>
        <text:list-item>
          <text:p text:style-name="P224">I was greatly surprised by these changes – <text:span text:style-name="T136">я был очень сильно удивлён этими переменами</text:span></text:p>
        </text:list-item>
        <text:list-item>
          <text:p text:style-name="P224">He admired her beauty – <text:span text:style-name="T136">он восхищался её красотой</text:span></text:p>
        </text:list-item>
      </text:list>
      <text:p text:style-name="P15"/>
      <text:p text:style-name="P30"/>
      <text:p text:style-name="P30"/>
      <text:p text:style-name="P30"><text:span text:style-name="T51">КОНТРОЛЬНАЯ 1</text:span><text:span text:style-name="T52">1</text:span><text:span text:style-name="T134">5</text:span><text:span text:style-name="T51">.</text:span><text:span text:style-name="T138">4</text:span><text:span text:style-name="T53"> – </text:span><text:span text:style-name="T21">1</text:span><text:span text:style-name="T52">1</text:span><text:span text:style-name="T134">5</text:span><text:span text:style-name="T21">.</text:span><text:span text:style-name="T138">6</text:span></text:p>
      <text:list xml:id="list96599512" text:style-name="L18">
        <text:list-item>
          <text:p text:style-name="P225">I was in my country house last week – <text:span text:style-name="T139">я был в своём загородном доме на прошлой неделе</text:span></text:p>
        </text:list-item>
        <text:list-item>
          <text:p text:style-name="P226">He divided us into two groups – <text:span text:style-name="T140">он разделил нас на 2 группы</text:span></text:p>
        </text:list-item>
        <text:list-item>
          <text:p text:style-name="P226">He lied to his boss – <text:span text:style-name="T140">он солгал своему боссу</text:span></text:p>
        </text:list-item>
        <text:list-item>
          <text:p text:style-name="P226">I think she’ll get used to it – <text:span text:style-name="T140">я думаю она привыкнет к этому</text:span></text:p>
        </text:list-item>
        <text:list-item>
          <text:p text:style-name="P227">Why were you so upset / disappointed? - <text:span text:style-name="T141">почему ты был так растроен / разочарован?</text:span></text:p>
        </text:list-item>
        <text:list-item>
          <text:p text:style-name="P227">It meant the following – <text:span text:style-name="T141">это означало следующее</text:span></text:p>
        </text:list-item>
        <text:list-item>
          <text:p text:style-name="P228">I hope everyone will be grateful to you for your hard work – <text:span text:style-name="T142">я надеюсь все будут благодарны за твою усердную работу</text:span></text:p>
        </text:list-item>
        <text:list-item>
          <text:p text:style-name="P229">The student looked it up in a dictionary – <text:span text:style-name="T143">студент посмотрел это в словаре </text:span></text:p>
        </text:list-item>
        <text:list-item>
          <text:p text:style-name="P230">The wind blew suddenly – <text:span text:style-name="T144">ветер подул вдруг</text:span></text:p>
        </text:list-item>
        <text:list-item>
          <text:p text:style-name="P231">I’m greatly surprised by the success of this project – <text:span text:style-name="T144">я очень сильно удивлён успехом этого проекта</text:span></text:p>
        </text:list-item>
        <text:list-item>
          <text:p text:style-name="P231">The lesson began half an hour ago – <text:span text:style-name="T144">урок начался пол часа назад</text:span></text:p>
        </text:list-item>
        <text:list-item>
          <text:p text:style-name="P231">It happened to their family – <text:span text:style-name="T144">это произошло с их семьёй </text:span></text:p>
        </text:list-item>
      </text:list>
      <text:p text:style-name="P4"/>
      <text:p text:style-name="P29"><text:span text:style-name="T51">КОНТРОЛЬНАЯ 1</text:span><text:span text:style-name="T52">1</text:span><text:span text:style-name="T134">5</text:span><text:span text:style-name="T51">.</text:span><text:span text:style-name="T145">7</text:span><text:span text:style-name="T53"> – </text:span><text:span text:style-name="T21">1</text:span><text:span text:style-name="T52">1</text:span><text:span text:style-name="T134">5</text:span><text:span text:style-name="T21">.</text:span><text:span text:style-name="T145">8</text:span></text:p>
      <text:list xml:id="list3700851473" text:style-name="L19">
        <text:list-item>
          <text:p text:style-name="P232">I lay in bad – <text:span text:style-name="T145">я лежал в кровати </text:span></text:p>
        </text:list-item>
        <text:list-item>
          <text:p text:style-name="P233">I turned back – <text:span text:style-name="T146">я повернул назад</text:span></text:p>
        </text:list-item>
        <text:list-item>
          <text:p text:style-name="P234"><text:soft-page-break/>What’s your younger brother’s profession? <text:s/>- <text:s/><text:span text:style-name="T147">какая профессия у твоего младшего брата?</text:span></text:p>
        </text:list-item>
      </text:list>
      <text:p text:style-name="P14"/>
      <text:p text:style-name="P28"><text:span text:style-name="T51">КОНТРОЛЬНАЯ 1</text:span><text:span text:style-name="T52">1</text:span><text:span text:style-name="T148">6</text:span><text:span text:style-name="T51">.</text:span><text:span text:style-name="T148">1</text:span><text:span text:style-name="T53"> – </text:span><text:span text:style-name="T21">1</text:span><text:span text:style-name="T52">1</text:span><text:span text:style-name="T148">6</text:span><text:span text:style-name="T21">.</text:span><text:span text:style-name="T148">2</text:span></text:p>
      <text:list xml:id="list2940612240" text:style-name="L20">
        <text:list-item>
          <text:p text:style-name="P235">We went there through the forest – <text:span text:style-name="T148">мы пошли туда через лес</text:span></text:p>
        </text:list-item>
        <text:list-item>
          <text:p text:style-name="P236">Were they behind him? - <text:span text:style-name="T149">они были позади него?</text:span></text:p>
        </text:list-item>
        <text:list-item>
          <text:p text:style-name="P237">They dug a hole in the ground – <text:span text:style-name="T150">они вырыли яму в земле</text:span></text:p>
        </text:list-item>
        <text:list-item>
          <text:p text:style-name="P238">We’re fully satisfied with the quality of these lessons – <text:span text:style-name="T151">мы полностью удавалетварены качеством этих уроков </text:span></text:p>
        </text:list-item>
        <text:list-item>
          <text:p text:style-name="P238">The man was outside the building – <text:span text:style-name="T151">мужчина был снаружи здания </text:span></text:p>
        </text:list-item>
        <text:list-item>
          <text:p text:style-name="P239">Did it hurt her feelings? - <text:span text:style-name="T152">это задело её чувства?</text:span></text:p>
        </text:list-item>
        <text:list-item>
          <text:p text:style-name="P239">He repaired it very easily – <text:span text:style-name="T152">он починил это очень легко</text:span></text:p>
        </text:list-item>
        <text:list-item>
          <text:p text:style-name="P240">My acquaintance wasn’t pessimistic – <text:span text:style-name="T153">мой знакомый не был писимистичен</text:span></text:p>
        </text:list-item>
      </text:list>
      <text:p text:style-name="P13"/>
      <text:p text:style-name="P26"><text:span text:style-name="T51">КОНТРОЛЬНАЯ 1</text:span><text:span text:style-name="T52">1</text:span><text:span text:style-name="T148">6</text:span><text:span text:style-name="T51">.</text:span><text:span text:style-name="T154">3</text:span><text:span text:style-name="T53"> – </text:span><text:span text:style-name="T21">1</text:span><text:span text:style-name="T52">1</text:span><text:span text:style-name="T148">6</text:span><text:span text:style-name="T21">.</text:span><text:span text:style-name="T159">5</text:span></text:p>
      <text:list xml:id="list2789957439" text:style-name="L21">
        <text:list-item>
          <text:p text:style-name="P241">We analyzed these figures – <text:span text:style-name="T154">мы проанализировали эти цыфры</text:span></text:p>
        </text:list-item>
        <text:list-item>
          <text:p text:style-name="P243">You need to consider <text:span text:style-name="T155">it – тебе нужно учесть это</text:span></text:p>
        </text:list-item>
        <text:list-item>
          <text:p text:style-name="P242"><text:span text:style-name="T156">We filled in this form – </text:span><text:span text:style-name="T157">мы заполнили эту форму</text:span></text:p>
        </text:list-item>
        <text:list-item>
          <text:p text:style-name="P244">It wo<text:span text:style-name="T158">I</text:span>n’t be the only right solution to this problem – это не будет единственно правельным решением этой проблемы</text:p>
        </text:list-item>
        <text:list-item>
          <text:p text:style-name="P244">I dealt with different complaints – я имел дело с различными жалобами</text:p>
        </text:list-item>
        <text:list-item>
          <text:p text:style-name="P245">I wouldn’t share this information with them – я бы не делился этой информацией с ними</text:p>
        </text:list-item>
        <text:list-item>
          <text:p text:style-name="P245">I could read in English for hours – я мог читать по английски часами</text:p>
        </text:list-item>
        <text:list-item>
          <text:p text:style-name="P246">His friend lend him this money – его друг одолжит ему эти деньги</text:p>
        </text:list-item>
        <text:list-item>
          <text:p text:style-name="P247">He did us a favor – он сделал нам одолжение</text:p>
        </text:list-item>
      </text:list>
      <text:p text:style-name="P25"><text:soft-page-break/></text:p>
      <text:p text:style-name="P27"><text:span text:style-name="T51">КОНТРОЛЬНАЯ 1</text:span><text:span text:style-name="T52">1</text:span><text:span text:style-name="T148">6</text:span><text:span text:style-name="T51">.</text:span><text:span text:style-name="T160">6</text:span><text:span text:style-name="T53"> – </text:span><text:span text:style-name="T21">1</text:span><text:span text:style-name="T52">1</text:span><text:span text:style-name="T148">6</text:span><text:span text:style-name="T21">.</text:span><text:span text:style-name="T160">8</text:span></text:p>
      <text:list xml:id="list354450302" text:style-name="L22">
        <text:list-item>
          <text:p text:style-name="P262">It happened to us – это произошло с нами</text:p>
        </text:list-item>
        <text:list-item>
          <text:p text:style-name="P262">He wasn’t generous – он не был <text:span text:style-name="T161">щедрым </text:span></text:p>
        </text:list-item>
        <text:list-item>
          <text:p text:style-name="P263">Does he often look for a job? - он часто ищет работу?</text:p>
        </text:list-item>
        <text:list-item>
          <text:p text:style-name="P264">Who is with you? - кто с тобой?</text:p>
        </text:list-item>
        <text:list-item>
          <text:p text:style-name="P264">He’ll manage to buy it very cheaply – он сможет купить это очень дёшево</text:p>
        </text:list-item>
        <text:list-item>
          <text:p text:style-name="P265">It’s necessary to work on our listening skills – необходимо работать над нашими навыками аудирования</text:p>
        </text:list-item>
        <text:list-item>
          <text:p text:style-name="P265">I’ll go to the nearest supermarket – я пойду в ближайший супермаркет</text:p>
        </text:list-item>
      </text:list>
      <text:p text:style-name="P5"/>
      <text:p text:style-name="P45"/>
      <text:p text:style-name="P45"/>
      <text:p text:style-name="P45"><text:span text:style-name="T51">КОНТРОЛЬНАЯ 1</text:span><text:span text:style-name="T52">1</text:span><text:span text:style-name="T162">7</text:span><text:span text:style-name="T51">.</text:span><text:span text:style-name="T162">1</text:span><text:span text:style-name="T53"> – </text:span><text:span text:style-name="T21">1</text:span><text:span text:style-name="T52">1</text:span><text:span text:style-name="T162">7.3</text:span></text:p>
      <text:list xml:id="list4276125630" text:style-name="L23">
        <text:list-item>
          <text:p text:style-name="P266">I mentioned various things including this one (thing) – я упомянал разнообразные вещи включая эту вешь</text:p>
        </text:list-item>
        <text:list-item>
          <text:p text:style-name="P267">Is it only for children? - это только для детей?</text:p>
        </text:list-item>
        <text:list-item>
          <text:p text:style-name="P268">The children showed their outstanding talents – дети показали свои выдающиеся таланты</text:p>
        </text:list-item>
        <text:list-item>
          <text:p text:style-name="P269">What channels are popular nowadays? - какие каналы популярны в настоящее время?</text:p>
        </text:list-item>
      </text:list>
      <text:p text:style-name="P6"/>
      <text:p text:style-name="P46"><text:span text:style-name="T51">КОНТРОЛЬНАЯ 1</text:span><text:span text:style-name="T52">1</text:span><text:span text:style-name="T162">7</text:span><text:span text:style-name="T51">.</text:span><text:span text:style-name="T163">4</text:span><text:span text:style-name="T53"> – </text:span><text:span text:style-name="T21">1</text:span><text:span text:style-name="T52">1</text:span><text:span text:style-name="T162">7.</text:span><text:span text:style-name="T163">6</text:span></text:p>
      <text:list xml:id="list1610099756" text:style-name="L24">
        <text:list-item>
          <text:p text:style-name="P270"><text:soft-page-break/>I woke up at 6 o’clock in the morning – я проснуля в 6 часов утра</text:p>
        </text:list-item>
        <text:list-item>
          <text:p text:style-name="P271">How much is this pare of trousers? - сколько стоит эта пара брюк?</text:p>
        </text:list-item>
        <text:list-item>
          <text:p text:style-name="P271">I’m sure this achievement will impress them – я уверен это достижение впечатлит их</text:p>
        </text:list-item>
        <text:list-item>
          <text:p text:style-name="P271">I liked this new approach – мне понравился этот новый подход</text:p>
        </text:list-item>
        <text:list-item>
          <text:p text:style-name="P272">This woman is so wise – эта женщина такая мудрая</text:p>
        </text:list-item>
        <text:list-item>
          <text:p text:style-name="P273">He invited us to his birthday – он пригласил нас на свой день рождения</text:p>
        </text:list-item>
        <text:list-item>
          <text:p text:style-name="P273">She lost her bad – она потеряла свою сумку</text:p>
        </text:list-item>
        <text:list-item>
          <text:p text:style-name="P273">What’s your elder brother’s profession? - какая профессия у твоего старшего брата?</text:p>
        </text:list-item>
        <text:list-item>
          <text:p text:style-name="P274">This result was below average – этот результат был ниже среднего </text:p>
        </text:list-item>
        <text:list-item>
          <text:p text:style-name="P274">I would tell him this thing – я бы сказал ему эту вещь</text:p>
        </text:list-item>
        <text:list-item>
          <text:p text:style-name="P275">It required more experience – это требовало больше опыта </text:p>
        </text:list-item>
        <text:list-item>
          <text:p text:style-name="P275">He didn’t leave his bag there – он не забыл свою сумку там</text:p>
        </text:list-item>
      </text:list>
      <text:p text:style-name="P7"/>
      <text:p text:style-name="P47"><text:span text:style-name="T51">КОНТРОЛЬНАЯ 1</text:span><text:span text:style-name="T52">1</text:span><text:span text:style-name="T162">7</text:span><text:span text:style-name="T51">.</text:span><text:span text:style-name="T164">7</text:span><text:span text:style-name="T53"> – </text:span><text:span text:style-name="T21">1</text:span><text:span text:style-name="T52">1</text:span><text:span text:style-name="T165">8</text:span><text:span text:style-name="T162">.</text:span><text:span text:style-name="T165">1</text:span></text:p>
      <text:list xml:id="list610823008" text:style-name="L25">
        <text:list-item>
          <text:p text:style-name="P276">I’m very surprised by these changes – я очень удивлён этими изменениями</text:p>
        </text:list-item>
        <text:list-item>
          <text:p text:style-name="P276"><text:soft-page-break/>It was necessary to come there earlier – необходимо было придти туда раньше </text:p>
        </text:list-item>
        <text:list-item>
          <text:p text:style-name="P277">He arrived to the party too late – он прибыл на вечерику слишком поздно</text:p>
        </text:list-item>
        <text:list-item>
          <text:p text:style-name="P277">He’s keen on foreign languages – он увлекается иностранными языками</text:p>
        </text:list-item>
        <text:list-item>
          <text:p text:style-name="P277">It seems to me it’s the only right decision – мне кажется это единственно правильное решение</text:p>
        </text:list-item>
        <text:list-item>
          <text:p text:style-name="P278">She frogave him – она простила его</text:p>
        </text:list-item>
        <text:list-item>
          <text:p text:style-name="P278">He brought us this document – он принёс наим этот документ</text:p>
        </text:list-item>
        <text:list-item>
          <text:p text:style-name="P278">He stole her bag – он украл её сумку</text:p>
        </text:list-item>
      </text:list>
      <text:p text:style-name="P8"/>
      <text:p text:style-name="P48"><text:span text:style-name="T51">КОНТРОЛЬНАЯ 1</text:span><text:span text:style-name="T52">1</text:span><text:span text:style-name="T166">8</text:span><text:span text:style-name="T51">.</text:span><text:span text:style-name="T166">2</text:span><text:span text:style-name="T53"> – </text:span><text:span text:style-name="T21">1</text:span><text:span text:style-name="T52">1</text:span><text:span text:style-name="T165">8</text:span><text:span text:style-name="T162">.</text:span><text:span text:style-name="T166">5</text:span></text:p>
      <text:list xml:id="list624844808" text:style-name="L26">
        <text:list-item>
          <text:p text:style-name="P279">We all know how it works – мы все знаеи как это работает</text:p>
        </text:list-item>
        <text:list-item>
          <text:p text:style-name="P279">It happened accident (accidentally) – это произошло случайно</text:p>
        </text:list-item>
        <text:list-item>
          <text:p text:style-name="P280">It’ll be against the low – это будет против закона</text:p>
        </text:list-item>
        <text:list-item>
          <text:p text:style-name="P280">The temperature is ten degrees above zero – температура 10 градусов выше нуля</text:p>
        </text:list-item>
        <text:list-item>
          <text:p text:style-name="P281">They found a solution to this problem – они нашли решение этой проблемы</text:p>
        </text:list-item>
        <text:list-item>
          <text:p text:style-name="P282">His bihavior seemed very suspicious – его поведение казалось очень подозрительным</text:p>
        </text:list-item>
        <text:list-item>
          <text:p text:style-name="P282"><text:soft-page-break/>You won’t learn English in a year – ты не выучишь английский за год</text:p>
        </text:list-item>
        <text:list-item>
          <text:p text:style-name="P282">He sent me this notification – он отправил мне это уведомление</text:p>
        </text:list-item>
        <text:list-item>
          <text:p text:style-name="P283">These shoes fit me – это обувь подходит мне </text:p>
        </text:list-item>
        <text:list-item>
          <text:p text:style-name="P283">It didn’t disturb us – это не мешало нам</text:p>
        </text:list-item>
        <text:list-item>
          <text:p text:style-name="P283">He repaired this chair – он починил этот стул</text:p>
        </text:list-item>
        <text:list-item>
          <text:p text:style-name="P284">I feel you deserve it – я чувствую ты зваслуживаешь этого</text:p>
        </text:list-item>
      </text:list>
      <text:p text:style-name="P49"><text:span text:style-name="T51">КОНТРОЛЬНАЯ 1</text:span><text:span text:style-name="T52">1</text:span><text:span text:style-name="T166">8</text:span><text:span text:style-name="T51">.</text:span><text:span text:style-name="T167">6</text:span><text:span text:style-name="T53"> – </text:span><text:span text:style-name="T21">1</text:span><text:span text:style-name="T52">1</text:span><text:span text:style-name="T165">8</text:span><text:span text:style-name="T162">.</text:span><text:span text:style-name="T167">8</text:span></text:p>
      <text:list xml:id="list3740624372" text:style-name="L27">
        <text:list-item>
          <text:p text:style-name="P285">Did her husband recover? - её муж выздоровел?</text:p>
        </text:list-item>
        <text:list-item>
          <text:p text:style-name="P285">How long does it usually last? - как долго это обычно длиться?</text:p>
        </text:list-item>
        <text:list-item>
          <text:p text:style-name="P285">This thing costs a lot – эта вещь стоит много</text:p>
        </text:list-item>
        <text:list-item>
          <text:p text:style-name="P285">This thing doesn’t cost much – эта вещь не стоит много</text:p>
        </text:list-item>
        <text:list-item>
          <text:p text:style-name="P285"><text:span text:style-name="T169">It</text:span>‘s our responsi<text:span text:style-name="T168">bil</text:span><text:span text:style-name="T169">i</text:span><text:span text:style-name="T168">ty – </text:span><text:span text:style-name="T169">это наша обязанность</text:span></text:p>
        </text:list-item>
        <text:list-item>
          <text:p text:style-name="P286">It’s our duty – это наш долг</text:p>
        </text:list-item>
        <text:list-item>
          <text:p text:style-name="P286">The book consists of five chapters – книга состоит из 5 частей</text:p>
        </text:list-item>
      </text:list>
      <text:p text:style-name="P50"><text:span text:style-name="T51">КОНТРОЛЬНАЯ 1</text:span><text:span text:style-name="T52">1</text:span><text:span text:style-name="T170">9</text:span><text:span text:style-name="T51">.</text:span><text:span text:style-name="T170">1</text:span><text:span text:style-name="T53"> – </text:span><text:span text:style-name="T21">1</text:span><text:span text:style-name="T52">1</text:span><text:span text:style-name="T170">9</text:span><text:span text:style-name="T162">.</text:span><text:span text:style-name="T170">3</text:span></text:p>
      <text:list xml:id="list2130705745" text:style-name="L28">
        <text:list-item>
          <text:p text:style-name="P287">He deserved respect – он заслужил уважение</text:p>
        </text:list-item>
        <text:list-item>
          <text:p text:style-name="P287">He’s a great teacher – он великий учитель</text:p>
        </text:list-item>
        <text:list-item>
          <text:p text:style-name="P287">They spoilt the food <text:s/>- они испортили еду</text:p>
        </text:list-item>
        <text:list-item>
          <text:p text:style-name="P287"><text:soft-page-break/>You know the whole truth – ты знаешь вс<text:span text:style-name="T171">ю правду</text:span></text:p>
        </text:list-item>
        <text:list-item>
          <text:p text:style-name="P288">It was a scientific research – это было научное исследование</text:p>
        </text:list-item>
      </text:list>
      <text:p text:style-name="P51"><text:span text:style-name="T51">КОНТРОЛЬНАЯ 1</text:span><text:span text:style-name="T52">1</text:span><text:span text:style-name="T170">9</text:span><text:span text:style-name="T51">.</text:span><text:span text:style-name="T172">4</text:span><text:span text:style-name="T53"> – </text:span><text:span text:style-name="T21">1</text:span><text:span text:style-name="T52">1</text:span><text:span text:style-name="T170">9</text:span><text:span text:style-name="T162">.</text:span><text:span text:style-name="T172">6</text:span></text:p>
      <text:list xml:id="list3989105586" text:style-name="L29">
        <text:list-item>
          <text:p text:style-name="P289">I never do it – я не когда не делаю это</text:p>
        </text:list-item>
        <text:list-item>
          <text:p text:style-name="P289">He’ll owe me this money – он должен будет мне эти деньги</text:p>
        </text:list-item>
        <text:list-item>
          <text:p text:style-name="P289">They accused him of a very cerious crime – они обвинили его в очень серьёзном преступлении</text:p>
        </text:list-item>
        <text:list-item>
          <text:p text:style-name="P289">She looked very thoughtful – она выглядела очень задумчивой</text:p>
        </text:list-item>
        <text:list-item>
          <text:p text:style-name="P289">She didn’t boast about her achievements – она не хвасталась о своих достижениях</text:p>
        </text:list-item>
      </text:list>
      <text:p text:style-name="P52"><text:span text:style-name="T51">КОНТРОЛЬНАЯ 1</text:span><text:span text:style-name="T52">1</text:span><text:span text:style-name="T170">9</text:span><text:span text:style-name="T51">.</text:span><text:span text:style-name="T173">7</text:span><text:span text:style-name="T53"> – </text:span><text:span text:style-name="T21">1</text:span><text:span text:style-name="T52">1</text:span><text:span text:style-name="T170">9</text:span><text:span text:style-name="T162">.</text:span><text:span text:style-name="T173">8</text:span></text:p>
      <text:list xml:id="list665865175" text:style-name="L30">
        <text:list-item>
          <text:p text:style-name="P290">I’ll join you with great pleasure – я присоединюсь к вам с огромным удовольствием</text:p>
        </text:list-item>
        <text:list-item>
          <text:p text:style-name="P290">I forgot this thing completely – я забыл эту вещь полностью</text:p>
        </text:list-item>
        <text:list-item>
          <text:p text:style-name="P290">He sold his house – он продал свой дом</text:p>
        </text:list-item>
        <text:list-item>
          <text:p text:style-name="P290">These students do this kind of exercises quite often – эти студенты делают такого рода упражнения довольно часто</text:p>
        </text:list-item>
        <text:list-item>
          <text:p text:style-name="P291">She avoids doing it – она избегает делать это</text:p>
        </text:list-item>
        <text:list-item>
          <text:p text:style-name="P291"><text:soft-page-break/>The book consists of seven chapters – книга состоит из 7 глав</text:p>
        </text:list-item>
        <text:list-item>
          <text:p text:style-name="P291">He denied his guilt – он отрицал свою вину</text:p>
        </text:list-item>
      </text:list>
      <text:p text:style-name="P53"><text:span text:style-name="T51">КОНТРОЛЬНАЯ 1</text:span><text:span text:style-name="T174">20</text:span><text:span text:style-name="T51">.</text:span><text:span text:style-name="T174">1</text:span><text:span text:style-name="T53"> – </text:span><text:span text:style-name="T21">1</text:span><text:span text:style-name="T174">20</text:span><text:span text:style-name="T162">.</text:span><text:span text:style-name="T174">3</text:span></text:p>
      <text:list xml:id="list3474907649" text:style-name="L31">
        <text:list-item>
          <text:p text:style-name="P292">He didn’t take it close to his heart – он не принимал это близко к сердцу</text:p>
        </text:list-item>
        <text:list-item>
          <text:p text:style-name="P293">I’ll call you back in half an hour – я перезваню тебе через пол часа</text:p>
        </text:list-item>
        <text:list-item>
          <text:p text:style-name="P294">They provided these conditions – они предоставляли эти условия</text:p>
        </text:list-item>
        <text:list-item>
          <text:p text:style-name="P295">I was always glad to see her – я всегда был рад видеть её</text:p>
        </text:list-item>
        <text:list-item>
          <text:p text:style-name="P295">He held her bad – он подержал её сумку</text:p>
        </text:list-item>
        <text:list-item>
          <text:p text:style-name="P295">We revised these rules – мы повторили эти правила</text:p>
        </text:list-item>
        <text:list-item>
          <text:p text:style-name="P296">They trusted each other completely – они доверяли друг другу полностью</text:p>
          <text:p text:style-name="P296"/>
        </text:list-item>
      </text:list>
      <text:p text:style-name="P54"><text:span text:style-name="T51">КОНТРОЛЬНАЯ 1</text:span><text:span text:style-name="T174">20</text:span><text:span text:style-name="T51">.</text:span><text:span text:style-name="T175">4</text:span><text:span text:style-name="T53"> – </text:span><text:span text:style-name="T21">1</text:span><text:span text:style-name="T174">20</text:span><text:span text:style-name="T162">.</text:span><text:span text:style-name="T175">6</text:span></text:p>
      <text:list xml:id="list1956834541" text:style-name="L32">
        <text:list-item>
          <text:p text:style-name="P297">I reached an Advanced level – я достиг уровня Advanced </text:p>
        </text:list-item>
        <text:list-item>
          <text:p text:style-name="P297">The bell rang two minutes ago – звонок зазвенел 2 минуты назад</text:p>
        </text:list-item>
        <text:list-item>
          <text:p text:style-name="P298">I wrote down this phrase – я записал эту фразу</text:p>
        </text:list-item>
        <text:list-item>
          <text:p text:style-name="P299">I needed to get in touch with her – мне нужно было связаться с ней</text:p>
        </text:list-item>
        <text:list-item>
          <text:p text:style-name="P299"><text:soft-page-break/>He drew a real masterpiece – он нарисовал настоящий шедевр</text:p>
        </text:list-item>
        <text:list-item>
          <text:p text:style-name="P299">Why does your friend want to start looking for a new job? - <text:span text:style-name="T176">почему твой друг хочет искать новую работу?</text:span></text:p>
        </text:list-item>
        <text:list-item>
          <text:p text:style-name="P300">He was shocked by such results – он был шокирован такими результатами</text:p>
        </text:list-item>
      </text:list>
      <text:p text:style-name="P55"><text:span text:style-name="T51">КОНТРОЛЬНАЯ 1</text:span><text:span text:style-name="T174">20</text:span><text:span text:style-name="T51">.</text:span><text:span text:style-name="T177">7</text:span><text:span text:style-name="T53"> – </text:span><text:span text:style-name="T21">1</text:span><text:span text:style-name="T174">20</text:span><text:span text:style-name="T162">.</text:span><text:span text:style-name="T177">8</text:span></text:p>
      <text:list xml:id="list1478781373" text:style-name="L33">
        <text:list-item>
          <text:p text:style-name="P301">Was it her fault – <text:span text:style-name="T178">это была её вина?</text:span></text:p>
        </text:list-item>
        <text:list-item>
          <text:p text:style-name="P302">I’ll be grateful to you for it – я буду благодарен тебе за это</text:p>
        </text:list-item>
        <text:list-item>
          <text:p text:style-name="P302">They waited for me – он подождали меня</text:p>
        </text:list-item>
        <text:list-item>
          <text:p text:style-name="P302">Everyone was shocked by such results</text:p>
        </text:list-item>
        <text:list-item>
          <text:p text:style-name="P303">She’s very generous – она очень щедрая </text:p>
        </text:list-item>
        <text:list-item>
          <text:p text:style-name="P303">I added one more thing – я добавил ещё одну вещ<text:span text:style-name="T179">ь</text:span></text:p>
          <text:p text:style-name="P303"/>
        </text:list-item>
      </text:list>
      <text:p text:style-name="P56"><text:span text:style-name="T51">КОНТРОЛЬНАЯ 1</text:span><text:span text:style-name="T174">2</text:span><text:span text:style-name="T180">1</text:span><text:span text:style-name="T51">.</text:span><text:span text:style-name="T180">1</text:span><text:span text:style-name="T53"> – </text:span><text:span text:style-name="T21">1</text:span><text:span text:style-name="T174">2</text:span><text:span text:style-name="T180">1</text:span><text:span text:style-name="T162">.</text:span><text:span text:style-name="T180">3</text:span></text:p>
      <text:list xml:id="list3352364627" text:style-name="L34">
        <text:list-item>
          <text:p text:style-name="P304">I need to prepare for this exam – мне нужно подготовиться к этому экзамену</text:p>
        </text:list-item>
        <text:list-item>
          <text:p text:style-name="P304">She’ll keep this secret – она сохранит этот секрет</text:p>
        </text:list-item>
        <text:list-item>
          <text:p text:style-name="P305">Those women were very curious – те женщины были очень любопытными</text:p>
        </text:list-item>
        <text:list-item>
          <text:p text:style-name="P306">Someone called him – кто-то позвонил ему</text:p>
        </text:list-item>
        <text:list-item>
          <text:p text:style-name="P306"><text:soft-page-break/>It seems to me the day won’t be rainy – мне кажется день не будет дождливым</text:p>
        </text:list-item>
      </text:list>
      <text:p text:style-name="P57"><text:span text:style-name="T51">КОНТРОЛЬНАЯ 1</text:span><text:span text:style-name="T174">2</text:span><text:span text:style-name="T180">1.</text:span><text:span text:style-name="T181">4</text:span><text:span text:style-name="T53"> – </text:span><text:span text:style-name="T21">1</text:span><text:span text:style-name="T174">2</text:span><text:span text:style-name="T180">1</text:span><text:span text:style-name="T162">.</text:span><text:span text:style-name="T181">6</text:span></text:p>
      <text:list xml:id="list3223983677" text:style-name="L35">
        <text:list-item>
          <text:p text:style-name="P307">She hurt her arm - <text:s/>она повредила свою руку</text:p>
        </text:list-item>
        <text:list-item>
          <text:p text:style-name="P307">That woman was very hospitable – та женщина была очень гомтеприимна</text:p>
        </text:list-item>
        <text:list-item>
          <text:p text:style-name="P307">How long were your parents away? - <text:span text:style-name="T182">как долго твои родители отсутствовали?</text:span></text:p>
        </text:list-item>
        <text:list-item>
          <text:p text:style-name="P308">He intended (meant) to help me – он намеривался помочь мне</text:p>
        </text:list-item>
        <text:list-item>
          <text:p text:style-name="P308">It can happen to each of us – это может произойти с каждым из нас</text:p>
          <text:p text:style-name="P308"/>
        </text:list-item>
      </text:list>
      <text:p text:style-name="P58"><text:span text:style-name="T51">КОНТРОЛЬНАЯ 1</text:span><text:span text:style-name="T174">2</text:span><text:span text:style-name="T180">1.</text:span><text:span text:style-name="T183">7</text:span><text:span text:style-name="T53"> – </text:span><text:span text:style-name="T21">1</text:span><text:span text:style-name="T174">2</text:span><text:span text:style-name="T180">1</text:span><text:span text:style-name="T162">.</text:span><text:span text:style-name="T183">8</text:span></text:p>
      <text:list xml:id="list1107944217" text:style-name="L36">
        <text:list-item>
          <text:p text:style-name="P309">It’s really obvious – это действительно очивмдно</text:p>
        </text:list-item>
        <text:list-item>
          <text:p text:style-name="P310">When will you be able to adapt to such conditions? - Когда ты сможешь адаптироваться к такимусловиям?</text:p>
        </text:list-item>
        <text:list-item>
          <text:p text:style-name="P310">That thing doesn’t cost much – та вещь не стоит много</text:p>
        </text:list-item>
        <text:list-item>
          <text:p text:style-name="P311">I filled in this form yesterday – я заполнил эту форму вчера</text:p>
        </text:list-item>
        <text:list-item>
          <text:p text:style-name="P311">I was bitterly disappointed – я был горько разочарован</text:p>
        </text:list-item>
        <text:list-item>
          <text:p text:style-name="P312">I’m bored with those lessons – мне наскучили те уроки</text:p>
        </text:list-item>
        <text:list-item>
          <text:p text:style-name="P312"><text:soft-page-break/>We went towards the forest – мы пошли по направлению к лесу</text:p>
        </text:list-item>
        <text:list-item>
          <text:p text:style-name="P312">Our government will be against it – наше правительство будет против этого</text:p>
          <text:p text:style-name="P312"/>
        </text:list-item>
      </text:list>
      <text:p text:style-name="P59"/>
      <text:p text:style-name="P59"><text:span text:style-name="T51">КОНТРОЛЬНАЯ 1</text:span><text:span text:style-name="T174">2</text:span><text:span text:style-name="T184">2</text:span><text:span text:style-name="T180">.</text:span><text:span text:style-name="T184">1</text:span><text:span text:style-name="T53"> – </text:span><text:span text:style-name="T21">1</text:span><text:span text:style-name="T174">2</text:span><text:span text:style-name="T184">2</text:span><text:span text:style-name="T162">.</text:span><text:span text:style-name="T185">3</text:span></text:p>
      <text:list xml:id="list316123251" text:style-name="L37">
        <text:list-item>
          <text:p text:style-name="P313">I didn’t want to lose time and money – я не хотел терять время и деньги</text:p>
        </text:list-item>
        <text:list-item>
          <text:p text:style-name="P314">Do we show satisfactory results? - мы показываеи хорошие результаты?</text:p>
        </text:list-item>
      </text:list>
      <text:p text:style-name="P60"><text:span text:style-name="T51">КОНТРОЛЬНАЯ 1</text:span><text:span text:style-name="T174">2</text:span><text:span text:style-name="T184">2</text:span><text:span text:style-name="T180">.</text:span><text:span text:style-name="T186">4</text:span><text:span text:style-name="T53"> – </text:span><text:span text:style-name="T21">1</text:span><text:span text:style-name="T174">2</text:span><text:span text:style-name="T184">2</text:span><text:span text:style-name="T162">.</text:span><text:span text:style-name="T187">5</text:span></text:p>
      <text:list xml:id="list3753214943" text:style-name="L38">
        <text:list-item>
          <text:p text:style-name="P315">Do you want to try it on? - ты хочешь примерить это?</text:p>
        </text:list-item>
        <text:list-item>
          <text:p text:style-name="P316">I learnt it by hart – я выучил это наизусть</text:p>
        </text:list-item>
        <text:list-item>
          <text:p text:style-name="P317">I was there last Wednesday <text:s/>- я был там в прошлую среду</text:p>
        </text:list-item>
        <text:list-item>
          <text:p text:style-name="P317">We’ll find it out soon – мы обнаим это скоро</text:p>
        </text:list-item>
        <text:list-item>
          <text:p text:style-name="P318">She doesn’t see the difference – она не видит разницы</text:p>
        </text:list-item>
        <text:list-item>
          <text:p text:style-name="P318">He imagined different things – он воображал разные вещи</text:p>
        </text:list-item>
        <text:list-item>
          <text:p text:style-name="P319">It attracted our attention – это привлекло наше внимание</text:p>
          <text:p text:style-name="P319"/>
        </text:list-item>
      </text:list>
      <text:p text:style-name="P61"><text:span text:style-name="T51">КОНТРОЛЬНАЯ 1</text:span><text:span text:style-name="T174">2</text:span><text:span text:style-name="T184">2</text:span><text:span text:style-name="T180">.</text:span><text:span text:style-name="T188">6</text:span><text:span text:style-name="T53"> – </text:span><text:span text:style-name="T21">1</text:span><text:span text:style-name="T174">2</text:span><text:span text:style-name="T184">2</text:span><text:span text:style-name="T162">.</text:span><text:span text:style-name="T188">8</text:span></text:p>
      <text:list xml:id="list3441129549" text:style-name="L39">
        <text:list-item>
          <text:p text:style-name="P320"><text:soft-page-break/>I revised this lesson one more time – я повторил этот урок ещё один раз</text:p>
        </text:list-item>
        <text:list-item>
          <text:p text:style-name="P321">It’s necessary to work on spelling – необходимо работать над правописанием</text:p>
        </text:list-item>
        <text:list-item>
          <text:p text:style-name="P322">That woman wasn’t lonely – та женщина не была одинока</text:p>
        </text:list-item>
        <text:list-item>
          <text:p text:style-name="P322">The book wasn’t thick – книга не была толстой</text:p>
        </text:list-item>
        <text:list-item>
          <text:p text:style-name="P323">They sold their house for half a million – они продали свой дом за пол миллиона</text:p>
        </text:list-item>
        <text:list-item>
          <text:p text:style-name="P324">Her result wasn’t impressive – её результат не был впечатляющим</text:p>
          <text:p text:style-name="P324"/>
        </text:list-item>
      </text:list>
      <text:p text:style-name="P62"><text:span text:style-name="T51">КОНТРОЛЬНАЯ 1</text:span><text:span text:style-name="T174">2</text:span><text:span text:style-name="T189">3</text:span><text:span text:style-name="T180">.</text:span><text:span text:style-name="T189">1</text:span><text:span text:style-name="T53"> – </text:span><text:span text:style-name="T21">1</text:span><text:span text:style-name="T174">2</text:span><text:span text:style-name="T189">3</text:span><text:span text:style-name="T162">.</text:span><text:span text:style-name="T189">3</text:span></text:p>
      <text:list xml:id="list957673340" text:style-name="L40">
        <text:list-item>
          <text:p text:style-name="P325">It required more efforts – это требует больше усилий</text:p>
        </text:list-item>
        <text:list-item>
          <text:p text:style-name="P325">He didn’t have such an intention – у него не было такого намерения</text:p>
        </text:list-item>
        <text:list-item>
          <text:p text:style-name="P326">I stopped to look at it – я остановился что бы посмотреть на это</text:p>
        </text:list-item>
        <text:list-item>
          <text:p text:style-name="P327">He fell down and hurt his arm – он упал и повредил руку</text:p>
        </text:list-item>
        <text:list-item>
          <text:p text:style-name="P327">He threw a stone at her – он бросил камень в неё</text:p>
        </text:list-item>
        <text:list-item>
          <text:p text:style-name="P328">She tore that document – она порвала тот документ</text:p>
        </text:list-item>
        <text:list-item>
          <text:p text:style-name="P328">How long time ago was it – как давно это было?</text:p>
        </text:list-item>
      </text:list>
      <text:p text:style-name="P63"><text:soft-page-break/><text:span text:style-name="T51">КОНТРОЛЬНАЯ 1</text:span><text:span text:style-name="T174">2</text:span><text:span text:style-name="T189">3</text:span><text:span text:style-name="T180">.</text:span><text:span text:style-name="T190">4</text:span><text:span text:style-name="T53"> – </text:span><text:span text:style-name="T21">1</text:span><text:span text:style-name="T174">2</text:span><text:span text:style-name="T189">3</text:span><text:span text:style-name="T162">.</text:span><text:span text:style-name="T190">6</text:span></text:p>
      <text:list xml:id="list742480587" text:style-name="L41">
        <text:list-item>
          <text:p text:style-name="P329">I didn’t change my attitude to this thing – я не изменил моё отношение к этой вещи</text:p>
        </text:list-item>
        <text:list-item>
          <text:p text:style-name="P329">This analysis isn’t deep enough – этот анализ не достаточно глубокий</text:p>
        </text:list-item>
        <text:list-item>
          <text:p text:style-name="P330">Was it really a serious threat? - это была действительно серьёзная угроза?</text:p>
        </text:list-item>
        <text:list-item>
          <text:p text:style-name="P330">She was amazed by this change – она была поражена этой переменой</text:p>
        </text:list-item>
        <text:list-item>
          <text:p text:style-name="P331">Was it unlikely? – это было маловероятно?</text:p>
        </text:list-item>
        <text:list-item>
          <text:p text:style-name="P332">It got dark – стемнело</text:p>
        </text:list-item>
        <text:list-item>
          <text:p text:style-name="P332">I must get rid of my mistakes as soon as possible – я должен избавиться от своих ошибок как можно скорее</text:p>
        </text:list-item>
      </text:list>
      <text:p text:style-name="P64"><text:span text:style-name="T51">КОНТРОЛЬНАЯ 1</text:span><text:span text:style-name="T174">2</text:span><text:span text:style-name="T189">3</text:span><text:span text:style-name="T180">.</text:span><text:span text:style-name="T191">7</text:span><text:span text:style-name="T53"> – </text:span><text:span text:style-name="T21">1</text:span><text:span text:style-name="T174">2</text:span><text:span text:style-name="T189">3</text:span><text:span text:style-name="T162">.</text:span><text:span text:style-name="T191">8</text:span></text:p>
      <text:list xml:id="list3333118234" text:style-name="L42">
        <text:list-item>
          <text:p text:style-name="P333">We considered it very important – мы считали это очень важным </text:p>
        </text:list-item>
        <text:list-item>
          <text:p text:style-name="P334">I hung his coat – я повесил его пальто</text:p>
        </text:list-item>
        <text:list-item>
          <text:p text:style-name="P335">He usually had a rest in the evening – он обычно отдыхал вечером</text:p>
        </text:list-item>
        <text:list-item>
          <text:p text:style-name="P335">I want to know advantages and disadvantages of this approach – я хочу знать достоинства и не достатки этого метода</text:p>
        </text:list-item>
      </text:list>
      <text:p text:style-name="P65"><text:span text:style-name="T51">КОНТРОЛЬНАЯ 1</text:span><text:span text:style-name="T174">2</text:span><text:span text:style-name="T192">4</text:span><text:span text:style-name="T180">.</text:span><text:span text:style-name="T192">1</text:span><text:span text:style-name="T53"> – </text:span><text:span text:style-name="T21">1</text:span><text:span text:style-name="T174">2</text:span><text:span text:style-name="T192">4</text:span><text:span text:style-name="T162">.</text:span><text:span text:style-name="T192">3</text:span></text:p>
      <text:list xml:id="list1803616778" text:style-name="L43">
        <text:list-item>
          <text:p text:style-name="P336">He denied his guilt – он отрицал свою вину</text:p>
        </text:list-item>
        <text:list-item>
          <text:p text:style-name="P337">Were they ahead? - они были впереди?</text:p>
        </text:list-item>
        <text:list-item>
          <text:p text:style-name="P337"><text:soft-page-break/>They said it very confidently – они сказали это очень уверенно</text:p>
        </text:list-item>
        <text:list-item>
          <text:p text:style-name="P338">I reached this level – я достиг этого уровня</text:p>
        </text:list-item>
        <text:list-item>
          <text:p text:style-name="P339">I dealt with suppliers – я имел дело с поставщиками </text:p>
        </text:list-item>
      </text:list>
      <text:p text:style-name="P66"><text:span text:style-name="T51">КОНТРОЛЬНАЯ 1</text:span><text:span text:style-name="T174">2</text:span><text:span text:style-name="T192">4</text:span><text:span text:style-name="T180">.</text:span><text:span text:style-name="T193">4</text:span><text:span text:style-name="T53"> – </text:span><text:span text:style-name="T21">1</text:span><text:span text:style-name="T174">2</text:span><text:span text:style-name="T192">4</text:span><text:span text:style-name="T162">.</text:span><text:span text:style-name="T194">5</text:span></text:p>
      <text:list xml:id="list3675729305" text:style-name="L44">
        <text:list-item>
          <text:p text:style-name="P340">What advice did your friends give you? - какой совет твои друзья дали тебе?</text:p>
        </text:list-item>
        <text:list-item>
          <text:p text:style-name="P340">I’ll get in touch with him later – я свяжусь с ним позже</text:p>
        </text:list-item>
        <text:list-item>
          <text:p text:style-name="P341">They stole all her money – они украли все её деньги</text:p>
        </text:list-item>
        <text:list-item>
          <text:p text:style-name="P341">I usually slept for about eight hours – я обычно спал около 8 часов</text:p>
        </text:list-item>
        <text:list-item>
          <text:p text:style-name="P341">He intended (meant) to help us – он намеревался помочь нам</text:p>
        </text:list-item>
      </text:list>
      <text:p text:style-name="P9"/>
      <text:p text:style-name="P67"><text:span text:style-name="T51">КОНТРОЛЬНАЯ 1</text:span><text:span text:style-name="T174">2</text:span><text:span text:style-name="T192">4</text:span><text:span text:style-name="T180">.</text:span><text:span text:style-name="T194">6</text:span><text:span text:style-name="T53"> – </text:span><text:span text:style-name="T21">1</text:span><text:span text:style-name="T174">2</text:span><text:span text:style-name="T192">4</text:span><text:span text:style-name="T162">.</text:span><text:span text:style-name="T194">8</text:span></text:p>
      <text:list xml:id="list3226651791" text:style-name="L45">
        <text:list-item>
          <text:p text:style-name="P342">He lost his wallet – он потерял свой бумажник</text:p>
        </text:list-item>
      </text:list>
      <text:p text:style-name="P10"/>
      <text:p text:style-name="P68"><text:span text:style-name="T51">КОНТРОЛЬНАЯ 1</text:span><text:span text:style-name="T174">2</text:span><text:span text:style-name="T195">5</text:span><text:span text:style-name="T180">.</text:span><text:span text:style-name="T195">1</text:span><text:span text:style-name="T53"> – </text:span><text:span text:style-name="T21">1</text:span><text:span text:style-name="T174">2</text:span><text:span text:style-name="T195">5</text:span><text:span text:style-name="T162">.</text:span><text:span text:style-name="T195">3</text:span></text:p>
      <text:list xml:id="list2505006487" text:style-name="L46">
        <text:list-item>
          <text:p text:style-name="P343">What will you do to achieve your aim? - что ты будешь делать что бы достич своей цели?</text:p>
        </text:list-item>
        <text:list-item>
          <text:p text:style-name="P344">I held her bag – я держал её сумку</text:p>
        </text:list-item>
        <text:list-item>
          <text:p text:style-name="P345">I practiced English daily – я практиковал английский ежедневно</text:p>
        </text:list-item>
        <text:list-item>
          <text:p text:style-name="P345"><text:soft-page-break/>He was amazed by her beauty – он был поражён её красотой</text:p>
        </text:list-item>
        <text:list-item>
          <text:p text:style-name="P345">She avoids mentioning it – она избегает упоминать это</text:p>
        </text:list-item>
        <text:list-item>
          <text:p text:style-name="P346">All people tend to think so – все люди склонны думать так</text:p>
        </text:list-item>
      </text:list>
      <text:p text:style-name="P69"><text:span text:style-name="T51">КОНТРОЛЬНАЯ 1</text:span><text:span text:style-name="T174">2</text:span><text:span text:style-name="T195">5</text:span><text:span text:style-name="T180">.</text:span><text:span text:style-name="T196">4</text:span><text:span text:style-name="T53"> – </text:span><text:span text:style-name="T21">1</text:span><text:span text:style-name="T174">2</text:span><text:span text:style-name="T195">5</text:span><text:span text:style-name="T162">.</text:span><text:span text:style-name="T196">6</text:span></text:p>
      <text:list xml:id="list3863492101" text:style-name="L47">
        <text:list-item>
          <text:p text:style-name="P347">We want to know the advantages and disadvantages of this method – мы хотим хнать преимущества и недостатки этого метода</text:p>
        </text:list-item>
        <text:list-item>
          <text:p text:style-name="P347">He has a very reliable car – у него очень надёжная машина</text:p>
        </text:list-item>
        <text:list-item>
          <text:p text:style-name="P348">He introduced me to his wife – он представил меня своей жене</text:p>
        </text:list-item>
        <text:list-item>
          <text:p text:style-name="P348">He goes abroad almost every year – он ездит за границу практически каждый год</text:p>
        </text:list-item>
        <text:list-item>
          <text:p text:style-name="P348">He sad it very confidently – он сказал это очень уверенно</text:p>
        </text:list-item>
        <text:list-item>
          <text:p text:style-name="P349">I’ll look it up in a dictionary – я посмотрю это в словаре</text:p>
        </text:list-item>
        <text:list-item>
          <text:p text:style-name="P350">She sad it very loudly – она сказала это очень громко</text:p>
        </text:list-item>
        <text:list-item>
          <text:p text:style-name="P350">It’ll be his son’s house – это будет дом его сына</text:p>
        </text:list-item>
        <text:list-item>
          <text:p text:style-name="P351">A very strong wind blew <text:s/>- подул очень сильный ветер</text:p>
        </text:list-item>
        <text:list-item>
          <text:p text:style-name="P351"><text:soft-page-break/>He spent less money – он тратил меньше денег</text:p>
        </text:list-item>
      </text:list>
      <text:p text:style-name="P70"><text:span text:style-name="T51">КОНТРОЛЬНАЯ 1</text:span><text:span text:style-name="T174">2</text:span><text:span text:style-name="T195">5</text:span><text:span text:style-name="T180">.</text:span><text:span text:style-name="T197">7</text:span><text:span text:style-name="T53"> – </text:span><text:span text:style-name="T21">1</text:span><text:span text:style-name="T174">2</text:span><text:span text:style-name="T195">5</text:span><text:span text:style-name="T162">.</text:span><text:span text:style-name="T197">8</text:span></text:p>
      <text:list xml:id="list1012934965" text:style-name="L48">
        <text:list-item>
          <text:p text:style-name="P352">This explanation isn’t clear – это объяснение не ясно</text:p>
        </text:list-item>
        <text:list-item>
          <text:p text:style-name="P353">They took him with them – они взяли его с собой</text:p>
        </text:list-item>
        <text:list-item>
          <text:p text:style-name="P353">I’ll be free tomorrow afternoon – я буду свободен завтрошним днё<text:span text:style-name="T198">м</text:span></text:p>
        </text:list-item>
      </text:list>
      <text:p text:style-name="P71"><text:span text:style-name="T51">КОНТРОЛЬНАЯ 1</text:span><text:span text:style-name="T174">2</text:span><text:span text:style-name="T199">6</text:span><text:span text:style-name="T180">.</text:span><text:span text:style-name="T199">1</text:span><text:span text:style-name="T53"> – </text:span><text:span text:style-name="T21">1</text:span><text:span text:style-name="T174">2</text:span><text:span text:style-name="T199">6</text:span><text:span text:style-name="T162">.</text:span><text:span text:style-name="T199">3</text:span></text:p>
      <text:list xml:id="list3049431807" text:style-name="L49">
        <text:list-item>
          <text:p text:style-name="P354">She’ll come there in a minute – она придёт туда через минуту</text:p>
        </text:list-item>
        <text:list-item>
          <text:p text:style-name="P354">I went on doing it – я продолжил делать это</text:p>
        </text:list-item>
        <text:list-item>
          <text:p text:style-name="P354">I’ll call you back in a couple of seconds – я перезвоню тебе через пару секунд</text:p>
        </text:list-item>
        <text:list-item>
          <text:p text:style-name="P355">The boat sank – лодка утонула</text:p>
        </text:list-item>
        <text:list-item>
          <text:p text:style-name="P355">I put it on the desk – я положил это на письменный стол</text:p>
        </text:list-item>
        <text:list-item>
          <text:p text:style-name="P356">I’ll be away – я буду отсутствовать</text:p>
        </text:list-item>
        <text:list-item>
          <text:p text:style-name="P357">You won’t be able to prove it – ты не сможешь доказать это</text:p>
        </text:list-item>
        <text:list-item>
          <text:p text:style-name="P357">She should pay attention to it – ей следует обращать внимание на это</text:p>
        </text:list-item>
      </text:list>
      <text:p text:style-name="P72"><text:span text:style-name="T51">КОНТРОЛЬНАЯ 1</text:span><text:span text:style-name="T174">2</text:span><text:span text:style-name="T199">6</text:span><text:span text:style-name="T180">.</text:span><text:span text:style-name="T200">4</text:span><text:span text:style-name="T53"> – </text:span><text:span text:style-name="T21">1</text:span><text:span text:style-name="T174">2</text:span><text:span text:style-name="T199">6</text:span><text:span text:style-name="T162">.</text:span><text:span text:style-name="T200">6</text:span></text:p>
      <text:list xml:id="list508768283" text:style-name="L50">
        <text:list-item>
          <text:p text:style-name="P358">I mentioned it during our conversation – я упомянул это во время нашего разговора</text:p>
        </text:list-item>
        <text:list-item>
          <text:p text:style-name="P359"><text:soft-page-break/>You can congratulate me – ты можешь поздравить меня</text:p>
        </text:list-item>
        <text:list-item>
          <text:p text:style-name="P360">We don’t need a preposition here – нам не нужен предлог здесь </text:p>
        </text:list-item>
      </text:list>
      <text:p text:style-name="P73"><text:span text:style-name="T51">КОНТРОЛЬНАЯ 1</text:span><text:span text:style-name="T174">2</text:span><text:span text:style-name="T199">6</text:span><text:span text:style-name="T180">.</text:span><text:span text:style-name="T201">7</text:span><text:span text:style-name="T53"> – </text:span><text:span text:style-name="T21">1</text:span><text:span text:style-name="T174">2</text:span><text:span text:style-name="T199">6</text:span><text:span text:style-name="T162">.</text:span><text:span text:style-name="T201">8</text:span></text:p>
      <text:list xml:id="list4263480004" text:style-name="L51">
        <text:list-item>
          <text:p text:style-name="P361">Who let you down? - кто подвёл тебя?</text:p>
        </text:list-item>
        <text:list-item>
          <text:p text:style-name="P361">I revised this lesson – я повторил этот урок</text:p>
        </text:list-item>
        <text:list-item>
          <text:p text:style-name="P362">She avoids talking about it – она избегает говорить об этом</text:p>
        </text:list-item>
        <text:list-item>
          <text:p text:style-name="P363">I’m fully satisfied with the quality of these lessons – я полностью удовалетварён качеством этих уроков</text:p>
        </text:list-item>
      </text:list>
      <text:p text:style-name="P74"><text:span text:style-name="T51">КОНТРОЛЬНАЯ 1</text:span><text:span text:style-name="T174">2</text:span><text:span text:style-name="T202">7</text:span><text:span text:style-name="T180">.</text:span><text:span text:style-name="T202">1</text:span><text:span text:style-name="T53"> – </text:span><text:span text:style-name="T21">1</text:span><text:span text:style-name="T174">2</text:span><text:span text:style-name="T202">7</text:span><text:span text:style-name="T162">.</text:span><text:span text:style-name="T202">3</text:span></text:p>
      <text:list xml:id="list752675223" text:style-name="L52">
        <text:list-item>
          <text:p text:style-name="P364">It isn’t possible in our society – это не возможно в нашем обществе</text:p>
        </text:list-item>
        <text:list-item>
          <text:p text:style-name="P364">I decided to look for something else = я решил поискать что-то ещё</text:p>
        </text:list-item>
        <text:list-item>
          <text:p text:style-name="P365">It’ll be necessary to rewrite it – необходимо будет переписать это</text:p>
        </text:list-item>
        <text:list-item>
          <text:p text:style-name="P366">What time do you go to bad – в какое время ты ложишься спать?</text:p>
        </text:list-item>
        <text:list-item>
          <text:p text:style-name="P367">It’ll last for more than two years – это продлиться больше чем 2 год<text:span text:style-name="T203">а</text:span></text:p>
        </text:list-item>
      </text:list>
      <text:p text:style-name="P75"><text:span text:style-name="T51">КОНТРОЛЬНАЯ 1</text:span><text:span text:style-name="T174">2</text:span><text:span text:style-name="T202">7</text:span><text:span text:style-name="T180">.</text:span><text:span text:style-name="T204">4</text:span><text:span text:style-name="T53"> – </text:span><text:span text:style-name="T21">1</text:span><text:span text:style-name="T174">2</text:span><text:span text:style-name="T202">7</text:span><text:span text:style-name="T162">.</text:span><text:span text:style-name="T204">6</text:span></text:p>
      <text:list xml:id="list928178422" text:style-name="L53">
        <text:list-item>
          <text:p text:style-name="P368">How old where you when you were in Spain? - сколько тебе было лет когда ты был в Испании?</text:p>
        </text:list-item>
        <text:list-item>
          <text:p text:style-name="P369"><text:soft-page-break/>You’re very generous – ты очень щедрый</text:p>
        </text:list-item>
        <text:list-item>
          <text:p text:style-name="P369">He borrowed more money – он занял больше денег</text:p>
        </text:list-item>
        <text:list-item>
          <text:p text:style-name="P369">He lay down – он прилёг</text:p>
        </text:list-item>
        <text:list-item>
          <text:p text:style-name="P370">Everyone considers this opportunity – всё рассматривают эту возможность</text:p>
        </text:list-item>
      </text:list>
      <text:p text:style-name="P76"><text:span text:style-name="T51">КОНТРОЛЬНАЯ 1</text:span><text:span text:style-name="T174">2</text:span><text:span text:style-name="T202">7</text:span><text:span text:style-name="T180">.</text:span><text:span text:style-name="T205">7</text:span><text:span text:style-name="T53"> – </text:span><text:span text:style-name="T21">1</text:span><text:span text:style-name="T174">2</text:span><text:span text:style-name="T202">7</text:span><text:span text:style-name="T162">.</text:span><text:span text:style-name="T205">8</text:span></text:p>
      <text:list xml:id="list522062787" text:style-name="L54">
        <text:list-item>
          <text:p text:style-name="P371">She’ll find a better place – она найдёт более лучшее место</text:p>
        </text:list-item>
        <text:list-item>
          <text:p text:style-name="P372">Do they want more power? - они хотят больше власти?</text:p>
        </text:list-item>
        <text:list-item>
          <text:p text:style-name="P372">We went there through the park – мы пошли туда через парк</text:p>
        </text:list-item>
        <text:list-item>
          <text:p text:style-name="P373">She wasn’t ready for this change – она не была готова к этой перемене</text:p>
        </text:list-item>
      </text:list>
      <text:p text:style-name="P77"><text:span text:style-name="T51">КОНТРОЛЬНАЯ 1</text:span><text:span text:style-name="T174">2</text:span><text:span text:style-name="T206">8</text:span><text:span text:style-name="T180">.</text:span><text:span text:style-name="T206">1</text:span><text:span text:style-name="T53"> – </text:span><text:span text:style-name="T21">1</text:span><text:span text:style-name="T174">2</text:span><text:span text:style-name="T206">8</text:span><text:span text:style-name="T162">.</text:span><text:span text:style-name="T206">3</text:span></text:p>
      <text:list xml:id="list1572317446" text:style-name="L55">
        <text:list-item>
          <text:p text:style-name="P374">He feels confidence – он чувствовал уверенность</text:p>
        </text:list-item>
        <text:list-item>
          <text:p text:style-name="P374">He changed his attitude to her – он изменил своё отношение к ней</text:p>
        </text:list-item>
        <text:list-item>
          <text:p text:style-name="P374">I drove to the park – я поехал в парк</text:p>
        </text:list-item>
        <text:list-item>
          <text:p text:style-name="P375">We’ll do our best to achieve this aim – мы сделаем всё возможное что бы достич этой цели</text:p>
        </text:list-item>
        <text:list-item>
          <text:p text:style-name="P375">Who was absent there – кто отсутствовал тогда </text:p>
        </text:list-item>
        <text:list-item>
          <text:p text:style-name="P375"><text:soft-page-break/>The price fell very sharply – цена упала очень резко</text:p>
        </text:list-item>
        <text:list-item>
          <text:p text:style-name="P376">As I guess, it’ll happen sooner or later – как я <text:span text:style-name="T207">д</text:span>огадываюсь это произойдёт рано ил<text:span text:style-name="T207">и поздн</text:span><text:span text:style-name="T208">о</text:span></text:p>
        </text:list-item>
      </text:list>
      <text:p text:style-name="P78"><text:span text:style-name="T51">КОНТРОЛЬНАЯ 1</text:span><text:span text:style-name="T174">2</text:span><text:span text:style-name="T206">8</text:span><text:span text:style-name="T180">.</text:span><text:span text:style-name="T209">4</text:span><text:span text:style-name="T53"> – </text:span><text:span text:style-name="T21">1</text:span><text:span text:style-name="T174">2</text:span><text:span text:style-name="T206">8</text:span><text:span text:style-name="T162">.</text:span><text:span text:style-name="T210">5</text:span></text:p>
      <text:list xml:id="list4182339923" text:style-name="L56">
        <text:list-item>
          <text:p text:style-name="P377">We opened the box – мы открыли коробку</text:p>
        </text:list-item>
        <text:list-item>
          <text:p text:style-name="P377">They disappeared suddenly – они исчезли вдруг</text:p>
        </text:list-item>
        <text:list-item>
          <text:p text:style-name="P378">Where did this tournament take place? - где проходил этот турнир?</text:p>
        </text:list-item>
        <text:list-item>
          <text:p text:style-name="P378">I’ll be back in ten minutes – я вернусь через 10 минут</text:p>
        </text:list-item>
      </text:list>
      <text:p text:style-name="P79"><text:span text:style-name="T51">КОНТРОЛЬНАЯ 1</text:span><text:span text:style-name="T174">2</text:span><text:span text:style-name="T206">8</text:span><text:span text:style-name="T180">.</text:span><text:span text:style-name="T211">6</text:span><text:span text:style-name="T53"> – </text:span><text:span text:style-name="T21">1</text:span><text:span text:style-name="T174">2</text:span><text:span text:style-name="T206">8</text:span><text:span text:style-name="T162">.</text:span><text:span text:style-name="T211">8</text:span></text:p>
      <text:list xml:id="list1040802411" text:style-name="L57">
        <text:list-item>
          <text:p text:style-name="P379">How long did it usually last? - как долго это обычно длилось?</text:p>
        </text:list-item>
        <text:list-item>
          <text:p text:style-name="P380">You can rely on me – ты можешьположиться на меня</text:p>
        </text:list-item>
        <text:list-item>
          <text:p text:style-name="P381">What was the reason for such an answer? - какая была причина такого ответа?</text:p>
        </text:list-item>
      </text:list>
      <text:p text:style-name="P80"><text:span text:style-name="T51">КОНТРОЛЬНАЯ 1</text:span><text:span text:style-name="T174">2</text:span><text:span text:style-name="T212">9</text:span><text:span text:style-name="T180">.</text:span><text:span text:style-name="T212">1</text:span><text:span text:style-name="T53"> – </text:span><text:span text:style-name="T21">1</text:span><text:span text:style-name="T174">2</text:span><text:span text:style-name="T212">9</text:span><text:span text:style-name="T162">.</text:span><text:span text:style-name="T212">3</text:span></text:p>
      <text:list xml:id="list3800519646" text:style-name="L58">
        <text:list-item>
          <text:p text:style-name="P382">I swam in the sea – я плавал в море</text:p>
        </text:list-item>
        <text:list-item>
          <text:p text:style-name="P382">It wasn’t possible in that society <text:s/>- это не было возмоно в том обществе</text:p>
        </text:list-item>
        <text:list-item>
          <text:p text:style-name="P383">I arrived in that country – я прибыл в ту строну </text:p>
        </text:list-item>
        <text:list-item>
          <text:p text:style-name="P383"><text:soft-page-break/>We tended to consider it unimportant – мы склонны были считать это не важным</text:p>
        </text:list-item>
      </text:list>
      <text:p text:style-name="P81"><text:span text:style-name="T51">КОНТРОЛЬНАЯ 1</text:span><text:span text:style-name="T174">2</text:span><text:span text:style-name="T212">9</text:span><text:span text:style-name="T180">.</text:span><text:span text:style-name="T213">4</text:span><text:span text:style-name="T53"> – </text:span><text:span text:style-name="T21">1</text:span><text:span text:style-name="T174">2</text:span><text:span text:style-name="T212">9</text:span><text:span text:style-name="T162">.</text:span><text:span text:style-name="T213">6</text:span></text:p>
      <text:list xml:id="list3181585363" text:style-name="L59">
        <text:list-item>
          <text:p text:style-name="P384">They celebrated their anniversary – они отпраздновали свою годощину</text:p>
        </text:list-item>
        <text:list-item>
          <text:p text:style-name="P384">Who met you there? - <text:span text:style-name="T214">кто встретил тебя там?</text:span></text:p>
        </text:list-item>
        <text:list-item>
          <text:p text:style-name="P385">Who did you meet there? - кого ты встретил там?</text:p>
        </text:list-item>
        <text:list-item>
          <text:p text:style-name="P386">I came there on time – я пришёл туда во время</text:p>
        </text:list-item>
        <text:list-item>
          <text:p text:style-name="P386">He accused them of this robbery – он обвинил их в этом грабеже</text:p>
        </text:list-item>
        <text:list-item>
          <text:p text:style-name="P386">He didn’t boast about his achievements – он не хвастался о своих достижениях</text:p>
        </text:list-item>
        <text:list-item>
          <text:p text:style-name="P387">It lasted for more than two years – это длилось больше чем 2 года</text:p>
        </text:list-item>
        <text:list-item>
          <text:p text:style-name="P387">The tears were on her eyes – слёзы были на её глазах</text:p>
        </text:list-item>
      </text:list>
      <text:p text:style-name="P82"><text:span text:style-name="T51">КОНТРОЛЬНАЯ 1</text:span><text:span text:style-name="T174">2</text:span><text:span text:style-name="T212">9</text:span><text:span text:style-name="T180">.</text:span><text:span text:style-name="T215">7</text:span><text:span text:style-name="T53"> – </text:span><text:span text:style-name="T21">1</text:span><text:span text:style-name="T174">2</text:span><text:span text:style-name="T212">9</text:span><text:span text:style-name="T162">.</text:span><text:span text:style-name="T215">8</text:span></text:p>
      <text:list xml:id="list1378770377" text:style-name="L60">
        <text:list-item>
          <text:p text:style-name="P388">He reached such a high level – он достиг такого высокого уровня</text:p>
        </text:list-item>
        <text:list-item>
          <text:p text:style-name="P389">I revised this video – я повторил это видео</text:p>
        </text:list-item>
        <text:list-item>
          <text:p text:style-name="P390">I’m angree about this situation – я рассержан на эту ситуацию</text:p>
        </text:list-item>
        <text:list-item>
          <text:p text:style-name="P390">He’s angry about this accident – он зол на это происшествие </text:p>
        </text:list-item>
      </text:list>
      <text:p text:style-name="P83"><text:span text:style-name="T51">КОНТРОЛЬНАЯ 1</text:span><text:span text:style-name="T216">30</text:span><text:span text:style-name="T180">.</text:span><text:span text:style-name="T216">1</text:span><text:span text:style-name="T53"> – </text:span><text:span text:style-name="T21">1</text:span><text:span text:style-name="T216">30.3</text:span></text:p>
      <text:list xml:id="list3492041550" text:style-name="L61">
        <text:list-item>
          <text:p text:style-name="P391"><text:soft-page-break/>She was very shy – она была очень застенчива</text:p>
        </text:list-item>
        <text:list-item>
          <text:p text:style-name="P392">He’s very curious – он очень любопытный</text:p>
        </text:list-item>
        <text:list-item>
          <text:p text:style-name="P392">He broke this rule – он нарушил это правило</text:p>
        </text:list-item>
        <text:list-item>
          <text:p text:style-name="P393">She experienced a very strange feeling – она испытала очень странное чувство</text:p>
        </text:list-item>
      </text:list>
      <text:p text:style-name="P84"><text:span text:style-name="T51">КОНТРОЛЬНАЯ 1</text:span><text:span text:style-name="T216">30</text:span><text:span text:style-name="T180">.</text:span><text:span text:style-name="T217">4</text:span><text:span text:style-name="T53"> – </text:span><text:span text:style-name="T21">1</text:span><text:span text:style-name="T216">30.</text:span><text:span text:style-name="T217">5</text:span></text:p>
      <text:list xml:id="list1228480187" text:style-name="L62">
        <text:list-item>
          <text:p text:style-name="P394">He gave up drinking beer – он бросил пить пиво</text:p>
        </text:list-item>
        <text:list-item>
          <text:p text:style-name="P395">The government supported this initiative – правительство поддержало эту инициативу</text:p>
        </text:list-item>
        <text:list-item>
          <text:p text:style-name="P395">I’ll call you back in a couple of hours – я перезваню тебе через пару часов </text:p>
        </text:list-item>
        <text:list-item>
          <text:p text:style-name="P395">Who did the solders defend? - кого защищали солдаты?</text:p>
        </text:list-item>
      </text:list>
      <text:p text:style-name="P11"/>
      <text:p text:style-name="P85"><text:span text:style-name="T51">КОНТРОЛЬНАЯ 1</text:span><text:span text:style-name="T216">30</text:span><text:span text:style-name="T180">.</text:span><text:span text:style-name="T218">6</text:span><text:span text:style-name="T53"> – </text:span><text:span text:style-name="T21">1</text:span><text:span text:style-name="T216">30.</text:span><text:span text:style-name="T218">8</text:span></text:p>
      <text:list xml:id="list1574072260" text:style-name="L63">
        <text:list-item>
          <text:p text:style-name="P396">I had lots of questions – у меня было много вопросов</text:p>
        </text:list-item>
      </text:list>
      <text:p text:style-name="P86"><text:span text:style-name="T51">КОНТРОЛЬНАЯ 1</text:span><text:span text:style-name="T216">3</text:span><text:span text:style-name="T219">1</text:span><text:span text:style-name="T180">.</text:span><text:span text:style-name="T219">1</text:span><text:span text:style-name="T53"> – </text:span><text:span text:style-name="T21">1</text:span><text:span text:style-name="T216">3</text:span><text:span text:style-name="T219">1</text:span><text:span text:style-name="T216">.</text:span><text:span text:style-name="T219">3</text:span></text:p>
      <text:list xml:id="list1432818036" text:style-name="L64">
        <text:list-item>
          <text:p text:style-name="P397">I waited for him for about twenty minutes - <text:s/>я прождал его около 20 минут</text:p>
        </text:list-item>
        <text:list-item>
          <text:p text:style-name="P397">What’s the difference between these two methods – в чём разница этих двух методов</text:p>
        </text:list-item>
        <text:list-item>
          <text:p text:style-name="P398">Did he feed his pet? - он покормил своего питомца?</text:p>
        </text:list-item>
        <text:list-item>
          <text:p text:style-name="P398">She’s very curious – она очень любопытна</text:p>
        </text:list-item>
        <text:list-item>
          <text:p text:style-name="P398"><text:soft-page-break/>It’s the most interesting channel – это самый интересный канал</text:p>
        </text:list-item>
      </text:list>
      <text:p text:style-name="P87"><text:span text:style-name="T51">КОНТРОЛЬНАЯ 1</text:span><text:span text:style-name="T216">3</text:span><text:span text:style-name="T219">1</text:span><text:span text:style-name="T180">.</text:span><text:span text:style-name="T220">4</text:span><text:span text:style-name="T53"> – </text:span><text:span text:style-name="T21">1</text:span><text:span text:style-name="T216">3</text:span><text:span text:style-name="T219">1</text:span><text:span text:style-name="T216">.</text:span><text:span text:style-name="T220">6</text:span></text:p>
      <text:list xml:id="list3529593964" text:style-name="L65">
        <text:list-item>
          <text:p text:style-name="P399">They broke such an important rule – они нарушили такое важное правило</text:p>
        </text:list-item>
        <text:list-item>
          <text:p text:style-name="P400">She gets almost three thousand dollars monthly – она получала практически 3000$ ежемесячео</text:p>
        </text:list-item>
        <text:list-item>
          <text:p text:style-name="P401">He came back home after midnight – он вернулся домой после полуночи </text:p>
        </text:list-item>
        <text:list-item>
          <text:p text:style-name="P401">She cried suddenly – она заплакала вдруг</text:p>
        </text:list-item>
        <text:list-item>
          <text:p text:style-name="P401">They informed us of this problem – они проинформировали нас об этой проблеме</text:p>
        </text:list-item>
      </text:list>
      <text:p text:style-name="P88"><text:span text:style-name="T51">КОНТРОЛЬНАЯ 1</text:span><text:span text:style-name="T216">3</text:span><text:span text:style-name="T219">1</text:span><text:span text:style-name="T180">.</text:span><text:span text:style-name="T221">7</text:span><text:span text:style-name="T53"> – </text:span><text:span text:style-name="T21">1</text:span><text:span text:style-name="T216">3</text:span><text:span text:style-name="T219">1</text:span><text:span text:style-name="T216">.</text:span><text:span text:style-name="T221">8</text:span></text:p>
      <text:list xml:id="list3335956330" text:style-name="L66">
        <text:list-item>
          <text:p text:style-name="P402">I’ll do my best to study much better – я сделаю всё возможное что бы учиться на много лучше</text:p>
        </text:list-item>
        <text:list-item>
          <text:p text:style-name="P403">I’m greatly surprised by such unexpected results – я очень сильно удивлён такими неожиданными результатми</text:p>
        </text:list-item>
      </text:list>
      <text:p text:style-name="P89"><text:span text:style-name="T51">КОНТРОЛЬНАЯ 1</text:span><text:span text:style-name="T216">3</text:span><text:span text:style-name="T222">2</text:span><text:span text:style-name="T180">.</text:span><text:span text:style-name="T222">1</text:span><text:span text:style-name="T53"> – </text:span><text:span text:style-name="T21">1</text:span><text:span text:style-name="T216">3</text:span><text:span text:style-name="T222">2</text:span><text:span text:style-name="T216">.</text:span><text:span text:style-name="T223">4</text:span></text:p>
      <text:list xml:id="list4119241942" text:style-name="L67">
        <text:list-item>
          <text:p text:style-name="P404">In other words, it was against the law – другими словами это было против закона</text:p>
        </text:list-item>
        <text:list-item>
          <text:p text:style-name="P404">Your pronunciation will become much better with the help of this channel – твоё произношение станет на много лучше с помощью этого канала</text:p>
        </text:list-item>
        <text:list-item>
          <text:p text:style-name="P405">It’s obvious for him – это очивидно для него</text:p>
        </text:list-item>
        <text:list-item>
          <text:p text:style-name="P406"><text:soft-page-break/>She’ll point at your mistakes – она укажет на твои ошибки</text:p>
        </text:list-item>
        <text:list-item>
          <text:p text:style-name="P407">He’s so frightened / scared – он так напуган</text:p>
        </text:list-item>
      </text:list>
      <text:p text:style-name="P260"><text:span text:style-name="T51">КОНТРОЛЬНАЯ 1</text:span><text:span text:style-name="T216">3</text:span><text:span text:style-name="T222">2</text:span><text:span text:style-name="T180">.</text:span><text:span text:style-name="T224">5</text:span><text:span text:style-name="T53"> – </text:span><text:span text:style-name="T21">1</text:span><text:span text:style-name="T216">3</text:span><text:span text:style-name="T222">2</text:span><text:span text:style-name="T216">.</text:span><text:span text:style-name="T224">8</text:span></text:p>
      <text:list xml:id="list60349528" text:style-name="L68">
        <text:list-item>
          <text:p text:style-name="P408">I’ll look for a new job – я буду искать новую работу</text:p>
        </text:list-item>
        <text:list-item>
          <text:p text:style-name="P409">It’s a scientific approach – это научный подход</text:p>
        </text:list-item>
        <text:list-item>
          <text:p text:style-name="P409">She was there instead of him – она была там вместо него</text:p>
        </text:list-item>
        <text:list-item>
          <text:p text:style-name="P409">You can rely on him – ты можешь положиться на него</text:p>
        </text:list-item>
        <text:list-item>
          <text:p text:style-name="P409">You can count on my support – ты можешь расчитывать на мою поддержку</text:p>
        </text:list-item>
        <text:list-item>
          <text:p text:style-name="P410">They compete with each other – они конкурируют друг с другом</text:p>
        </text:list-item>
        <text:list-item>
          <text:p text:style-name="P410">It was the most interesting part – это была самая интересная часть</text:p>
        </text:list-item>
        <text:list-item>
          <text:p text:style-name="P410">Why is he always late – почему он всегда опаздывает</text:p>
        </text:list-item>
        <text:list-item>
          <text:p text:style-name="P410">He answered that question immediately (at once) – он ответил на тот вопрос сразу же</text:p>
        </text:list-item>
        <text:list-item>
          <text:p text:style-name="P411">When did it happen to you last time? - когда это произошло с тобой последний раз?</text:p>
        </text:list-item>
        <text:list-item>
          <text:p text:style-name="P411">Why did you arrive at the conference so later? Почему ты прибыл на конференцию так поздно?</text:p>
        </text:list-item>
        <text:list-item>
          <text:p text:style-name="P411"><text:soft-page-break/>She’s so tired of all these things – она так устала от всех этих вещей</text:p>
        </text:list-item>
        <text:list-item>
          <text:p text:style-name="P411">You were always kind to me – вы всегда были добры по отношению ко мне</text:p>
        </text:list-item>
        <text:list-item>
          <text:p text:style-name="P411">I always approved of this decision – я всегда одобрял это решение</text:p>
        </text:list-item>
        <text:list-item>
          <text:p text:style-name="P411">I really want to revise my knowl<text:span text:style-name="T225">e</text:span>dge – <text:span text:style-name="T225">я действительно хочу закрепить мои знания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default-outline-level="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note" style:family="paragraph" style:parent-style-name="Standard" style:default-outline-level="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default-outline-level="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default-outline-level="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default-outline-level="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default-outline-level="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default-outline-level="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default-outline-level="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default-outline-level="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 style:default-outline-level="">
      <style:paragraph-properties fo:margin-top="0cm" fo:margin-bottom="0cm" style:contextual-spacing="fals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20pt" fo:font-weight="bold" style:font-name-asian="Arial1" style:font-family-asian="Arial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18pt" fo:font-style="italic" fo:font-weight="bold" style:font-name-asian="Arial1" style:font-family-asian="Arial" style:font-family-generic-asian="system" style:font-pitch-asian="variable" style:font-size-asian="18pt" style:font-style-asian="italic" style:font-weight-asian="bold" style:font-name-complex="Arial1" style:font-family-complex="Arial" style:font-family-generic-complex="system" style:font-pitch-complex="variable" style:font-size-complex="18pt" style:font-style-complex="italic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232323" loext:opacity="100%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32323" loext:opacity="100%" style:font-name="Arial" fo:font-family="Arial" style:font-family-generic="roman" style:font-pitch="variable" fo:font-size="14pt" fo:font-style="italic" style:font-name-asian="Arial1" style:font-family-asian="Arial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4pt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606060" loext:opacity="100%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1.5pt" fo:font-style="italic" style:font-name-asian="Arial1" style:font-family-asian="Arial" style:font-family-generic-asian="system" style:font-pitch-asian="variable" style:font-size-asian="11.5pt" style:font-style-asian="italic" style:font-name-complex="Arial1" style:font-family-complex="Arial" style:font-family-generic-complex="system" style:font-pitch-complex="variable" style:font-size-complex="11.5pt" style:font-style-complex="italic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 fo:line-height="100%"/>
    </style:style>
    <style:style style:name="Quote" style:family="paragraph" style:parent-style-name="Standard" style:default-outline-level="">
      <style:paragraph-properties fo:margin-left="8.001cm" fo:margin-right="0cm" fo:text-align="justify" style:justify-single-word="false" fo:text-indent="0cm" style:auto-text-indent="false"/>
      <style:text-properties fo:color="#373737" loext:opacity="100%" fo:font-size="9pt" fo:font-style="italic" style:font-size-asian="9pt" style:font-style-asian="italic" style:font-size-complex="9pt" style:font-style-complex="italic"/>
    </style:style>
    <style:style style:name="Subtitle" style:family="paragraph" style:parent-style-name="Standard" style:default-outline-level="1" style:list-style-name="" style:class="chapter">
      <style:paragraph-properties fo:line-height="100%"/>
      <style:text-properties fo:color="#444444" loext:opacity="100%" style:font-name="Arial" fo:font-family="Arial" style:font-family-generic="roman" style:font-pitch="variable" fo:font-size="26pt" fo:font-style="italic" style:font-name-asian="Arial1" style:font-family-asian="Arial" style:font-family-generic-asian="system" style:font-pitch-asian="variable" style:font-size-asian="26pt" style:font-style-asian="italic" style:font-name-complex="Arial1" style:font-family-complex="Arial" style:font-family-generic-complex="system" style:font-pitch-complex="variable" style:font-size-complex="26pt" style:font-style-complex="italic"/>
    </style:style>
    <style:style style:name="Intense_20_Quote" style:display-name="Intense Quote" style:family="paragraph" style:parent-style-name="Standard" style:default-outline-level="">
      <loext:graphic-properties draw:fill="solid" draw:fill-color="#eeeeee"/>
      <style:paragraph-properties fo:margin-left="1cm" fo:margin-right="1cm" fo:text-align="justify" style:justify-single-word="false" fo:text-indent="0cm" style:auto-text-indent="false" fo:background-color="#eeeeee" fo:padding-left="0.141cm" fo:padding-right="0.141cm" fo:padding-top="0.035cm" fo:padding-bottom="0.035cm" fo:border="0.51pt solid #808080" style:shadow="none"/>
      <style:text-properties fo:color="#464646" loext:opacity="100%" fo:font-size="9.5pt" fo:font-style="italic" fo:font-weight="bold" style:font-size-asian="9.5pt" style:font-style-asian="italic" style:font-weight-asian="bold" style:font-size-complex="9.5pt" style:font-style-complex="italic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529cm" fo:margin-bottom="0.141cm" style:contextual-spacing="true" fo:line-height="100%" fo:padding="0cm" fo:border-left="none" fo:border-right="none" fo:border-top="none" fo:border-bottom="3pt solid #000000"/>
      <style:text-properties fo:color="#000000" loext:opacity="100%" style:font-name="Arial" fo:font-family="Arial" style:font-family-generic="roman" style:font-pitch="variable" fo:font-size="36pt" fo:font-weight="bold" style:font-name-asian="Arial1" style:font-family-asian="Arial" style:font-family-generic-asian="system" style:font-pitch-asian="variable" style:font-size-asian="36pt" style:font-weight-asian="bold" style:font-name-complex="Arial1" style:font-family-complex="Arial" style:font-family-generic-complex="system" style:font-pitch-complex="variable" style:font-size-complex="3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05</meta:editing-cycles>
    <dc:date>2021-12-20T13:42:26.453107498</dc:date>
    <meta:generator>LibreOffice/7.1.8.1$Linux_X86_64 LibreOffice_project/10$Build-1</meta:generator>
    <meta:editing-duration>PT19H33M37S</meta:editing-duration>
    <meta:document-statistic meta:table-count="0" meta:image-count="0" meta:object-count="0" meta:page-count="36" meta:paragraph-count="604" meta:word-count="6614" meta:character-count="35961" meta:non-whitespace-character-count="29918"/>
    <meta:template xlink:type="simple" xlink:actuate="onRequest" xlink:title="Normal.dotm" xlink:href=""/>
  </office:meta>
</office:document-meta>
</file>